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99669.0" calcext:value-type="float">
            <text:p>299669.0</text:p>
          </table:table-cell>
          <table:table-cell office:value-type="float" office:value="146.32" calcext:value-type="float">
            <text:p>146.32</text:p>
          </table:table-cell>
          <table:table-cell office:value-type="float" office:value="853.90041481" calcext:value-type="float">
            <text:p>853.900414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3-08</text:p>
          </table:table-cell>
          <table:table-cell office:value-type="float" office:value="1.52595498888e+12" calcext:value-type="float">
            <text:p>1.52595498888e+12</text:p>
          </table:table-cell>
          <table:table-cell office:value-type="string" calcext:value-type="string">
            <text:p>Thu May 10 17:53:0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229.0" calcext:value-type="float">
            <text:p>267229.0</text:p>
          </table:table-cell>
          <table:table-cell office:value-type="float" office:value="260.97" calcext:value-type="float">
            <text:p>260.97</text:p>
          </table:table-cell>
          <table:table-cell office:value-type="float" office:value="957.603765022" calcext:value-type="float">
            <text:p>957.60376502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5-20</text:p>
          </table:table-cell>
          <table:table-cell office:value-type="float" office:value="1.52595512e+12" calcext:value-type="float">
            <text:p>1.52595512e+12</text:p>
          </table:table-cell>
          <table:table-cell office:value-type="string" calcext:value-type="string">
            <text:p>Thu May 10 17:55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622.0" calcext:value-type="float">
            <text:p>267622.0</text:p>
          </table:table-cell>
          <table:table-cell office:value-type="float" office:value="522.7" calcext:value-type="float">
            <text:p>522.7</text:p>
          </table:table-cell>
          <table:table-cell office:value-type="float" office:value="956.199853011" calcext:value-type="float">
            <text:p>956.1998530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7-31</text:p>
          </table:table-cell>
          <table:table-cell office:value-type="float" office:value="1.52595525112e+12" calcext:value-type="float">
            <text:p>1.52595525112e+12</text:p>
          </table:table-cell>
          <table:table-cell office:value-type="string" calcext:value-type="string">
            <text:p>Thu May 10 17:57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666.0" calcext:value-type="float">
            <text:p>267666.0</text:p>
          </table:table-cell>
          <table:table-cell office:value-type="float" office:value="1045.57" calcext:value-type="float">
            <text:p>1045.57</text:p>
          </table:table-cell>
          <table:table-cell office:value-type="float" office:value="956.043500785" calcext:value-type="float">
            <text:p>956.0435007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9-42</text:p>
          </table:table-cell>
          <table:table-cell office:value-type="float" office:value="1.52595538226e+12" calcext:value-type="float">
            <text:p>1.52595538226e+12</text:p>
          </table:table-cell>
          <table:table-cell office:value-type="string" calcext:value-type="string">
            <text:p>Thu May 10 17:59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4914.0" calcext:value-type="float">
            <text:p>224914.0</text:p>
          </table:table-cell>
          <table:table-cell office:value-type="float" office:value="1757.14" calcext:value-type="float">
            <text:p>1757.14</text:p>
          </table:table-cell>
          <table:table-cell office:value-type="float" office:value="1137.80106791" calcext:value-type="float">
            <text:p>1137.8010679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1-53</text:p>
          </table:table-cell>
          <table:table-cell office:value-type="float" office:value="1.52595551338e+12" calcext:value-type="float">
            <text:p>1.52595551338e+12</text:p>
          </table:table-cell>
          <table:table-cell office:value-type="string" calcext:value-type="string">
            <text:p>Thu May 10 18:01:5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6739.0" calcext:value-type="float">
            <text:p>236739.0</text:p>
          </table:table-cell>
          <table:table-cell office:value-type="float" office:value="3699.05" calcext:value-type="float">
            <text:p>3699.05</text:p>
          </table:table-cell>
          <table:table-cell office:value-type="float" office:value="1080.99950789" calcext:value-type="float">
            <text:p>1080.9995078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4-04</text:p>
          </table:table-cell>
          <table:table-cell office:value-type="float" office:value="1.52595564448e+12" calcext:value-type="float">
            <text:p>1.52595564448e+12</text:p>
          </table:table-cell>
          <table:table-cell office:value-type="string" calcext:value-type="string">
            <text:p>Thu May 10 18:04:0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0949.0" calcext:value-type="float">
            <text:p>170949.0</text:p>
          </table:table-cell>
          <table:table-cell office:value-type="float" office:value="5342.15" calcext:value-type="float">
            <text:p>5342.15</text:p>
          </table:table-cell>
          <table:table-cell office:value-type="float" office:value="1497.12927538" calcext:value-type="float">
            <text:p>1497.1292753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6-15</text:p>
          </table:table-cell>
          <table:table-cell office:value-type="float" office:value="1.52595577559e+12" calcext:value-type="float">
            <text:p>1.52595577559e+12</text:p>
          </table:table-cell>
          <table:table-cell office:value-type="string" calcext:value-type="string">
            <text:p>Thu May 10 18:06:1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4415.0" calcext:value-type="float">
            <text:p>84415.0</text:p>
          </table:table-cell>
          <table:table-cell office:value-type="float" office:value="5275.92" calcext:value-type="float">
            <text:p>5275.92</text:p>
          </table:table-cell>
          <table:table-cell office:value-type="float" office:value="3032.22209164" calcext:value-type="float">
            <text:p>3032.222091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8-26</text:p>
          </table:table-cell>
          <table:table-cell office:value-type="float" office:value="1.52595590674e+12" calcext:value-type="float">
            <text:p>1.52595590674e+12</text:p>
          </table:table-cell>
          <table:table-cell office:value-type="string" calcext:value-type="string">
            <text:p>Thu May 10 18:08:2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1784.0" calcext:value-type="float">
            <text:p>41784.0</text:p>
          </table:table-cell>
          <table:table-cell office:value-type="float" office:value="5223.05" calcext:value-type="float">
            <text:p>5223.05</text:p>
          </table:table-cell>
          <table:table-cell office:value-type="float" office:value="6126.13613996" calcext:value-type="float">
            <text:p>6126.136139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0-37</text:p>
          </table:table-cell>
          <table:table-cell office:value-type="float" office:value="1.52595603785e+12" calcext:value-type="float">
            <text:p>1.52595603785e+12</text:p>
          </table:table-cell>
          <table:table-cell office:value-type="string" calcext:value-type="string">
            <text:p>Thu May 10 18:10:3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88142.0" calcext:value-type="float">
            <text:p>1688142.0</text:p>
          </table:table-cell>
          <table:table-cell office:value-type="float" office:value="824.29" calcext:value-type="float">
            <text:p>824.29</text:p>
          </table:table-cell>
          <table:table-cell office:value-type="float" office:value="151.06491081" calcext:value-type="float">
            <text:p>151.064910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2-48</text:p>
          </table:table-cell>
          <table:table-cell office:value-type="float" office:value="1.52595616897e+12" calcext:value-type="float">
            <text:p>1.52595616897e+12</text:p>
          </table:table-cell>
          <table:table-cell office:value-type="string" calcext:value-type="string">
            <text:p>Thu May 10 18:12:4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91638.0" calcext:value-type="float">
            <text:p>1691638.0</text:p>
          </table:table-cell>
          <table:table-cell office:value-type="float" office:value="1651.99" calcext:value-type="float">
            <text:p>1651.99</text:p>
          </table:table-cell>
          <table:table-cell office:value-type="float" office:value="150.7346438" calcext:value-type="float">
            <text:p>150.734643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5-00</text:p>
          </table:table-cell>
          <table:table-cell office:value-type="float" office:value="1.52595630011e+12" calcext:value-type="float">
            <text:p>1.52595630011e+12</text:p>
          </table:table-cell>
          <table:table-cell office:value-type="string" calcext:value-type="string">
            <text:p>Thu May 10 18:15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2407.0" calcext:value-type="float">
            <text:p>1342407.0</text:p>
          </table:table-cell>
          <table:table-cell office:value-type="float" office:value="2621.89" calcext:value-type="float">
            <text:p>2621.89</text:p>
          </table:table-cell>
          <table:table-cell office:value-type="float" office:value="190.06938318" calcext:value-type="float">
            <text:p>190.0693831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7-11</text:p>
          </table:table-cell>
          <table:table-cell office:value-type="float" office:value="1.52595643122e+12" calcext:value-type="float">
            <text:p>1.52595643122e+12</text:p>
          </table:table-cell>
          <table:table-cell office:value-type="string" calcext:value-type="string">
            <text:p>Thu May 10 18:17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490935.0" calcext:value-type="float">
            <text:p>490935.0</text:p>
          </table:table-cell>
          <table:table-cell office:value-type="float" office:value="1917.71" calcext:value-type="float">
            <text:p>1917.71</text:p>
          </table:table-cell>
          <table:table-cell office:value-type="float" office:value="520.819649492" calcext:value-type="float">
            <text:p>520.8196494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9-22</text:p>
          </table:table-cell>
          <table:table-cell office:value-type="float" office:value="1.52595656236e+12" calcext:value-type="float">
            <text:p>1.52595656236e+12</text:p>
          </table:table-cell>
          <table:table-cell office:value-type="string" calcext:value-type="string">
            <text:p>Thu May 10 18:19:2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52095.0" calcext:value-type="float">
            <text:p>252095.0</text:p>
          </table:table-cell>
          <table:table-cell office:value-type="float" office:value="1969.49" calcext:value-type="float">
            <text:p>1969.49</text:p>
          </table:table-cell>
          <table:table-cell office:value-type="float" office:value="1014.6487849" calcext:value-type="float">
            <text:p>1014.648784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1-33</text:p>
          </table:table-cell>
          <table:table-cell office:value-type="float" office:value="1.52595669344e+12" calcext:value-type="float">
            <text:p>1.52595669344e+12</text:p>
          </table:table-cell>
          <table:table-cell office:value-type="string" calcext:value-type="string">
            <text:p>Thu May 10 18:21:3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2283.0" calcext:value-type="float">
            <text:p>132283.0</text:p>
          </table:table-cell>
          <table:table-cell office:value-type="float" office:value="2066.93" calcext:value-type="float">
            <text:p>2066.93</text:p>
          </table:table-cell>
          <table:table-cell office:value-type="float" office:value="1934.15268575" calcext:value-type="float">
            <text:p>1934.152685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3-44</text:p>
          </table:table-cell>
          <table:table-cell office:value-type="float" office:value="1.52595682458e+12" calcext:value-type="float">
            <text:p>1.52595682458e+12</text:p>
          </table:table-cell>
          <table:table-cell office:value-type="string" calcext:value-type="string">
            <text:p>Thu May 10 18:23:4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65893.0" calcext:value-type="float">
            <text:p>65893.0</text:p>
          </table:table-cell>
          <table:table-cell office:value-type="float" office:value="2059.14" calcext:value-type="float">
            <text:p>2059.14</text:p>
          </table:table-cell>
          <table:table-cell office:value-type="float" office:value="3883.18508812" calcext:value-type="float">
            <text:p>3883.185088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5-55</text:p>
          </table:table-cell>
          <table:table-cell office:value-type="float" office:value="1.5259569557e+12" calcext:value-type="float">
            <text:p>1.5259569557e+12</text:p>
          </table:table-cell>
          <table:table-cell office:value-type="string" calcext:value-type="string">
            <text:p>Thu May 10 18:25:5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2839.0" calcext:value-type="float">
            <text:p>32839.0</text:p>
          </table:table-cell>
          <table:table-cell office:value-type="float" office:value="2052.44" calcext:value-type="float">
            <text:p>2052.44</text:p>
          </table:table-cell>
          <table:table-cell office:value-type="float" office:value="7792.316032" calcext:value-type="float">
            <text:p>7792.3160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8-06</text:p>
          </table:table-cell>
          <table:table-cell office:value-type="float" office:value="1.52595708681e+12" calcext:value-type="float">
            <text:p>1.52595708681e+12</text:p>
          </table:table-cell>
          <table:table-cell office:value-type="string" calcext:value-type="string">
            <text:p>Thu May 10 18:28:0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244.0" calcext:value-type="float">
            <text:p>16244.0</text:p>
          </table:table-cell>
          <table:table-cell office:value-type="float" office:value="2030.48" calcext:value-type="float">
            <text:p>2030.48</text:p>
          </table:table-cell>
          <table:table-cell office:value-type="float" office:value="15752.5759491" calcext:value-type="float">
            <text:p>15752.575949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30-17</text:p>
          </table:table-cell>
          <table:table-cell office:value-type="float" office:value="1.52595721796e+12" calcext:value-type="float">
            <text:p>1.52595721796e+12</text:p>
          </table:table-cell>
          <table:table-cell office:value-type="string" calcext:value-type="string">
            <text:p>Thu May 10 18:30:1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019.0" calcext:value-type="float">
            <text:p>34019.0</text:p>
          </table:table-cell>
          <table:table-cell office:value-type="float" office:value="16.61" calcext:value-type="float">
            <text:p>16.61</text:p>
          </table:table-cell>
          <table:table-cell office:value-type="float" office:value="0.0" calcext:value-type="float">
            <text:p>0.0</text:p>
          </table:table-cell>
          <table:table-cell office:value-type="float" office:value="28.947199803" calcext:value-type="float">
            <text:p>28.947199803</text:p>
          </table:table-cell>
          <table:table-cell office:value-type="string" calcext:value-type="string">
            <text:p>2018-05-10_18-32-28</text:p>
          </table:table-cell>
          <table:table-cell office:value-type="float" office:value="1.525957349e+12" calcext:value-type="float">
            <text:p>1.525957349e+12</text:p>
          </table:table-cell>
          <table:table-cell office:value-type="string" calcext:value-type="string">
            <text:p>Thu May 10 18:32:2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221.0" calcext:value-type="float">
            <text:p>33221.0</text:p>
          </table:table-cell>
          <table:table-cell office:value-type="float" office:value="32.44" calcext:value-type="float">
            <text:p>32.44</text:p>
          </table:table-cell>
          <table:table-cell office:value-type="float" office:value="0.0" calcext:value-type="float">
            <text:p>0.0</text:p>
          </table:table-cell>
          <table:table-cell office:value-type="float" office:value="29.639321756" calcext:value-type="float">
            <text:p>29.639321756</text:p>
          </table:table-cell>
          <table:table-cell office:value-type="string" calcext:value-type="string">
            <text:p>2018-05-10_18-34-40</text:p>
          </table:table-cell>
          <table:table-cell office:value-type="float" office:value="1.52595748013e+12" calcext:value-type="float">
            <text:p>1.52595748013e+12</text:p>
          </table:table-cell>
          <table:table-cell office:value-type="string" calcext:value-type="string">
            <text:p>Thu May 10 18:34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261.0" calcext:value-type="float">
            <text:p>32261.0</text:p>
          </table:table-cell>
          <table:table-cell office:value-type="float" office:value="63.01" calcext:value-type="float">
            <text:p>63.01</text:p>
          </table:table-cell>
          <table:table-cell office:value-type="float" office:value="0.0" calcext:value-type="float">
            <text:p>0.0</text:p>
          </table:table-cell>
          <table:table-cell office:value-type="float" office:value="30.565918639" calcext:value-type="float">
            <text:p>30.565918639</text:p>
          </table:table-cell>
          <table:table-cell office:value-type="string" calcext:value-type="string">
            <text:p>2018-05-10_18-36-51</text:p>
          </table:table-cell>
          <table:table-cell office:value-type="float" office:value="1.52595761124e+12" calcext:value-type="float">
            <text:p>1.52595761124e+12</text:p>
          </table:table-cell>
          <table:table-cell office:value-type="string" calcext:value-type="string">
            <text:p>Thu May 10 18:36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778.0" calcext:value-type="float">
            <text:p>29778.0</text:p>
          </table:table-cell>
          <table:table-cell office:value-type="float" office:value="116.32" calcext:value-type="float">
            <text:p>116.32</text:p>
          </table:table-cell>
          <table:table-cell office:value-type="float" office:value="0.0" calcext:value-type="float">
            <text:p>0.0</text:p>
          </table:table-cell>
          <table:table-cell office:value-type="float" office:value="33.092961588" calcext:value-type="float">
            <text:p>33.092961588</text:p>
          </table:table-cell>
          <table:table-cell office:value-type="string" calcext:value-type="string">
            <text:p>2018-05-10_18-39-02</text:p>
          </table:table-cell>
          <table:table-cell office:value-type="float" office:value="1.52595774236e+12" calcext:value-type="float">
            <text:p>1.52595774236e+12</text:p>
          </table:table-cell>
          <table:table-cell office:value-type="string" calcext:value-type="string">
            <text:p>Thu May 10 18:39:0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287.0" calcext:value-type="float">
            <text:p>19287.0</text:p>
          </table:table-cell>
          <table:table-cell office:value-type="float" office:value="150.68" calcext:value-type="float">
            <text:p>150.68</text:p>
          </table:table-cell>
          <table:table-cell office:value-type="float" office:value="0.0" calcext:value-type="float">
            <text:p>0.0</text:p>
          </table:table-cell>
          <table:table-cell office:value-type="float" office:value="51.007225153" calcext:value-type="float">
            <text:p>51.007225153</text:p>
          </table:table-cell>
          <table:table-cell office:value-type="string" calcext:value-type="string">
            <text:p>2018-05-10_18-41-13</text:p>
          </table:table-cell>
          <table:table-cell office:value-type="float" office:value="1.52595787349e+12" calcext:value-type="float">
            <text:p>1.52595787349e+12</text:p>
          </table:table-cell>
          <table:table-cell office:value-type="string" calcext:value-type="string">
            <text:p>Thu May 10 18:41:1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038.0" calcext:value-type="float">
            <text:p>17038.0</text:p>
          </table:table-cell>
          <table:table-cell office:value-type="float" office:value="266.22" calcext:value-type="float">
            <text:p>266.22</text:p>
          </table:table-cell>
          <table:table-cell office:value-type="float" office:value="0.0" calcext:value-type="float">
            <text:p>0.0</text:p>
          </table:table-cell>
          <table:table-cell office:value-type="float" office:value="58.008648396" calcext:value-type="float">
            <text:p>58.008648396</text:p>
          </table:table-cell>
          <table:table-cell office:value-type="string" calcext:value-type="string">
            <text:p>2018-05-10_18-43-24</text:p>
          </table:table-cell>
          <table:table-cell office:value-type="float" office:value="1.5259580046e+12" calcext:value-type="float">
            <text:p>1.5259580046e+12</text:p>
          </table:table-cell>
          <table:table-cell office:value-type="string" calcext:value-type="string">
            <text:p>Thu May 10 18:43:2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87.0" calcext:value-type="float">
            <text:p>12387.0</text:p>
          </table:table-cell>
          <table:table-cell office:value-type="float" office:value="387.1" calcext:value-type="float">
            <text:p>387.1</text:p>
          </table:table-cell>
          <table:table-cell office:value-type="float" office:value="0.0" calcext:value-type="float">
            <text:p>0.0</text:p>
          </table:table-cell>
          <table:table-cell office:value-type="float" office:value="79.873804769" calcext:value-type="float">
            <text:p>79.873804769</text:p>
          </table:table-cell>
          <table:table-cell office:value-type="string" calcext:value-type="string">
            <text:p>2018-05-10_18-45-35</text:p>
          </table:table-cell>
          <table:table-cell office:value-type="float" office:value="1.5259581357e+12" calcext:value-type="float">
            <text:p>1.5259581357e+12</text:p>
          </table:table-cell>
          <table:table-cell office:value-type="string" calcext:value-type="string">
            <text:p>Thu May 10 18:45:3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102.0" calcext:value-type="float">
            <text:p>9102.0</text:p>
          </table:table-cell>
          <table:table-cell office:value-type="float" office:value="568.89" calcext:value-type="float">
            <text:p>568.89</text:p>
          </table:table-cell>
          <table:table-cell office:value-type="float" office:value="0.0" calcext:value-type="float">
            <text:p>0.0</text:p>
          </table:table-cell>
          <table:table-cell office:value-type="float" office:value="108.999468923" calcext:value-type="float">
            <text:p>108.999468923</text:p>
          </table:table-cell>
          <table:table-cell office:value-type="string" calcext:value-type="string">
            <text:p>2018-05-10_18-47-46</text:p>
          </table:table-cell>
          <table:table-cell office:value-type="float" office:value="1.52595826683e+12" calcext:value-type="float">
            <text:p>1.52595826683e+12</text:p>
          </table:table-cell>
          <table:table-cell office:value-type="string" calcext:value-type="string">
            <text:p>Thu May 10 18:47:4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223.0" calcext:value-type="float">
            <text:p>5223.0</text:p>
          </table:table-cell>
          <table:table-cell office:value-type="float" office:value="652.93" calcext:value-type="float">
            <text:p>652.93</text:p>
          </table:table-cell>
          <table:table-cell office:value-type="float" office:value="0.0" calcext:value-type="float">
            <text:p>0.0</text:p>
          </table:table-cell>
          <table:table-cell office:value-type="float" office:value="190.051029953" calcext:value-type="float">
            <text:p>190.051029953</text:p>
          </table:table-cell>
          <table:table-cell office:value-type="string" calcext:value-type="string">
            <text:p>2018-05-10_18-49-57</text:p>
          </table:table-cell>
          <table:table-cell office:value-type="float" office:value="1.52595839796e+12" calcext:value-type="float">
            <text:p>1.52595839796e+12</text:p>
          </table:table-cell>
          <table:table-cell office:value-type="string" calcext:value-type="string">
            <text:p>Thu May 10 18:49:5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610.0" calcext:value-type="float">
            <text:p>22610.0</text:p>
          </table:table-cell>
          <table:table-cell office:value-type="float" office:value="88.32" calcext:value-type="float">
            <text:p>88.32</text:p>
          </table:table-cell>
          <table:table-cell office:value-type="float" office:value="52.297951527" calcext:value-type="float">
            <text:p>52.297951527</text:p>
          </table:table-cell>
          <table:table-cell office:value-type="float" office:value="34.940453981" calcext:value-type="float">
            <text:p>34.940453981</text:p>
          </table:table-cell>
          <table:table-cell office:value-type="string" calcext:value-type="string">
            <text:p>2018-05-10_18-52-09</text:p>
          </table:table-cell>
          <table:table-cell office:value-type="float" office:value="1.52595852908e+12" calcext:value-type="float">
            <text:p>1.52595852908e+12</text:p>
          </table:table-cell>
          <table:table-cell office:value-type="string" calcext:value-type="string">
            <text:p>Thu May 10 18:52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308.0" calcext:value-type="float">
            <text:p>43308.0</text:p>
          </table:table-cell>
          <table:table-cell office:value-type="float" office:value="169.17" calcext:value-type="float">
            <text:p>169.17</text:p>
          </table:table-cell>
          <table:table-cell office:value-type="float" office:value="54.826012945" calcext:value-type="float">
            <text:p>54.826012945</text:p>
          </table:table-cell>
          <table:table-cell office:value-type="float" office:value="36.39058911" calcext:value-type="float">
            <text:p>36.39058911</text:p>
          </table:table-cell>
          <table:table-cell office:value-type="string" calcext:value-type="string">
            <text:p>2018-05-10_18-54-20</text:p>
          </table:table-cell>
          <table:table-cell office:value-type="float" office:value="1.52595866020e+12" calcext:value-type="float">
            <text:p>1.52595866020e+12</text:p>
          </table:table-cell>
          <table:table-cell office:value-type="string" calcext:value-type="string">
            <text:p>Thu May 10 18:54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395.0" calcext:value-type="float">
            <text:p>82395.0</text:p>
          </table:table-cell>
          <table:table-cell office:value-type="float" office:value="321.85" calcext:value-type="float">
            <text:p>321.85</text:p>
          </table:table-cell>
          <table:table-cell office:value-type="float" office:value="59.181392838" calcext:value-type="float">
            <text:p>59.181392838</text:p>
          </table:table-cell>
          <table:table-cell office:value-type="float" office:value="36.68794084" calcext:value-type="float">
            <text:p>36.68794084</text:p>
          </table:table-cell>
          <table:table-cell office:value-type="string" calcext:value-type="string">
            <text:p>2018-05-10_18-56-31</text:p>
          </table:table-cell>
          <table:table-cell office:value-type="float" office:value="1.52595879137e+12" calcext:value-type="float">
            <text:p>1.52595879137e+12</text:p>
          </table:table-cell>
          <table:table-cell office:value-type="string" calcext:value-type="string">
            <text:p>Thu May 10 18:56:3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421.0" calcext:value-type="float">
            <text:p>152421.0</text:p>
          </table:table-cell>
          <table:table-cell office:value-type="float" office:value="595.4" calcext:value-type="float">
            <text:p>595.4</text:p>
          </table:table-cell>
          <table:table-cell office:value-type="float" office:value="67.334734957" calcext:value-type="float">
            <text:p>67.334734957</text:p>
          </table:table-cell>
          <table:table-cell office:value-type="float" office:value="36.470156956" calcext:value-type="float">
            <text:p>36.470156956</text:p>
          </table:table-cell>
          <table:table-cell office:value-type="string" calcext:value-type="string">
            <text:p>2018-05-10_18-58-42</text:p>
          </table:table-cell>
          <table:table-cell office:value-type="float" office:value="1.52595892249e+12" calcext:value-type="float">
            <text:p>1.52595892249e+12</text:p>
          </table:table-cell>
          <table:table-cell office:value-type="string" calcext:value-type="string">
            <text:p>Thu May 10 18:58:4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2404.0" calcext:value-type="float">
            <text:p>272404.0</text:p>
          </table:table-cell>
          <table:table-cell office:value-type="float" office:value="1064.08" calcext:value-type="float">
            <text:p>1064.08</text:p>
          </table:table-cell>
          <table:table-cell office:value-type="float" office:value="81.05806928" calcext:value-type="float">
            <text:p>81.05806928</text:p>
          </table:table-cell>
          <table:table-cell office:value-type="float" office:value="35.210908581" calcext:value-type="float">
            <text:p>35.210908581</text:p>
          </table:table-cell>
          <table:table-cell office:value-type="string" calcext:value-type="string">
            <text:p>2018-05-10_19-00-53</text:p>
          </table:table-cell>
          <table:table-cell office:value-type="float" office:value="1.52595905364e+12" calcext:value-type="float">
            <text:p>1.52595905364e+12</text:p>
          </table:table-cell>
          <table:table-cell office:value-type="string" calcext:value-type="string">
            <text:p>Thu May 10 19:00:5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1557.0" calcext:value-type="float">
            <text:p>451557.0</text:p>
          </table:table-cell>
          <table:table-cell office:value-type="float" office:value="1763.89" calcext:value-type="float">
            <text:p>1763.89</text:p>
          </table:table-cell>
          <table:table-cell office:value-type="float" office:value="103.854372243" calcext:value-type="float">
            <text:p>103.854372243</text:p>
          </table:table-cell>
          <table:table-cell office:value-type="float" office:value="36.521899364" calcext:value-type="float">
            <text:p>36.521899364</text:p>
          </table:table-cell>
          <table:table-cell office:value-type="string" calcext:value-type="string">
            <text:p>2018-05-10_19-03-04</text:p>
          </table:table-cell>
          <table:table-cell office:value-type="float" office:value="1.52595918474e+12" calcext:value-type="float">
            <text:p>1.52595918474e+12</text:p>
          </table:table-cell>
          <table:table-cell office:value-type="string" calcext:value-type="string">
            <text:p>Thu May 10 19:03:0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5220.0" calcext:value-type="float">
            <text:p>705220.0</text:p>
          </table:table-cell>
          <table:table-cell office:value-type="float" office:value="2754.76" calcext:value-type="float">
            <text:p>2754.76</text:p>
          </table:table-cell>
          <table:table-cell office:value-type="float" office:value="138.897272668" calcext:value-type="float">
            <text:p>138.897272668</text:p>
          </table:table-cell>
          <table:table-cell office:value-type="float" office:value="40.993075798" calcext:value-type="float">
            <text:p>40.993075798</text:p>
          </table:table-cell>
          <table:table-cell office:value-type="string" calcext:value-type="string">
            <text:p>2018-05-10_19-05-15</text:p>
          </table:table-cell>
          <table:table-cell office:value-type="float" office:value="1.5259593159e+12" calcext:value-type="float">
            <text:p>1.5259593159e+12</text:p>
          </table:table-cell>
          <table:table-cell office:value-type="string" calcext:value-type="string">
            <text:p>Thu May 10 19:05:1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40.0" calcext:value-type="float">
            <text:p>17540.0</text:p>
          </table:table-cell>
          <table:table-cell office:value-type="float" office:value="68.52" calcext:value-type="float">
            <text:p>68.52</text:p>
          </table:table-cell>
          <table:table-cell office:value-type="float" office:value="56.325108963" calcext:value-type="float">
            <text:p>56.3251089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07-26</text:p>
          </table:table-cell>
          <table:table-cell office:value-type="float" office:value="1.52595944697e+12" calcext:value-type="float">
            <text:p>1.52595944697e+12</text:p>
          </table:table-cell>
          <table:table-cell office:value-type="string" calcext:value-type="string">
            <text:p>Thu May 10 19:07:2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5387.0" calcext:value-type="float">
            <text:p>35387.0</text:p>
          </table:table-cell>
          <table:table-cell office:value-type="float" office:value="138.23" calcext:value-type="float">
            <text:p>138.23</text:p>
          </table:table-cell>
          <table:table-cell office:value-type="float" office:value="55.854573636" calcext:value-type="float">
            <text:p>55.8545736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09-38</text:p>
          </table:table-cell>
          <table:table-cell office:value-type="float" office:value="1.5259595781e+12" calcext:value-type="float">
            <text:p>1.5259595781e+12</text:p>
          </table:table-cell>
          <table:table-cell office:value-type="string" calcext:value-type="string">
            <text:p>Thu May 10 19:09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2432.0" calcext:value-type="float">
            <text:p>72432.0</text:p>
          </table:table-cell>
          <table:table-cell office:value-type="float" office:value="282.94" calcext:value-type="float">
            <text:p>282.94</text:p>
          </table:table-cell>
          <table:table-cell office:value-type="float" office:value="54.730939445" calcext:value-type="float">
            <text:p>54.73093944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1-49</text:p>
          </table:table-cell>
          <table:table-cell office:value-type="float" office:value="1.5259597092e+12" calcext:value-type="float">
            <text:p>1.5259597092e+12</text:p>
          </table:table-cell>
          <table:table-cell office:value-type="string" calcext:value-type="string">
            <text:p>Thu May 10 19:11:4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42174.0" calcext:value-type="float">
            <text:p>142174.0</text:p>
          </table:table-cell>
          <table:table-cell office:value-type="float" office:value="555.37" calcext:value-type="float">
            <text:p>555.37</text:p>
          </table:table-cell>
          <table:table-cell office:value-type="float" office:value="55.721953161" calcext:value-type="float">
            <text:p>55.7219531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4-00</text:p>
          </table:table-cell>
          <table:table-cell office:value-type="float" office:value="1.52595984036e+12" calcext:value-type="float">
            <text:p>1.52595984036e+12</text:p>
          </table:table-cell>
          <table:table-cell office:value-type="string" calcext:value-type="string">
            <text:p>Thu May 10 19:14:0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5843.0" calcext:value-type="float">
            <text:p>285843.0</text:p>
          </table:table-cell>
          <table:table-cell office:value-type="float" office:value="1116.58" calcext:value-type="float">
            <text:p>1116.58</text:p>
          </table:table-cell>
          <table:table-cell office:value-type="float" office:value="55.406603311" calcext:value-type="float">
            <text:p>55.4066033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6-11</text:p>
          </table:table-cell>
          <table:table-cell office:value-type="float" office:value="1.52595997149e+12" calcext:value-type="float">
            <text:p>1.52595997149e+12</text:p>
          </table:table-cell>
          <table:table-cell office:value-type="string" calcext:value-type="string">
            <text:p>Thu May 10 19:16:1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5793.0" calcext:value-type="float">
            <text:p>555793.0</text:p>
          </table:table-cell>
          <table:table-cell office:value-type="float" office:value="2171.07" calcext:value-type="float">
            <text:p>2171.07</text:p>
          </table:table-cell>
          <table:table-cell office:value-type="float" office:value="56.961924673" calcext:value-type="float">
            <text:p>56.9619246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8-22</text:p>
          </table:table-cell>
          <table:table-cell office:value-type="float" office:value="1.52596010264e+12" calcext:value-type="float">
            <text:p>1.52596010264e+12</text:p>
          </table:table-cell>
          <table:table-cell office:value-type="string" calcext:value-type="string">
            <text:p>Thu May 10 19:18:2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2535.0" calcext:value-type="float">
            <text:p>942535.0</text:p>
          </table:table-cell>
          <table:table-cell office:value-type="float" office:value="3681.78" calcext:value-type="float">
            <text:p>3681.78</text:p>
          </table:table-cell>
          <table:table-cell office:value-type="float" office:value="67.109807161" calcext:value-type="float">
            <text:p>67.1098071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20-33</text:p>
          </table:table-cell>
          <table:table-cell office:value-type="float" office:value="1.52596023379e+12" calcext:value-type="float">
            <text:p>1.52596023379e+12</text:p>
          </table:table-cell>
          <table:table-cell office:value-type="string" calcext:value-type="string">
            <text:p>Thu May 10 19:20:3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808.0" calcext:value-type="float">
            <text:p>29808.0</text:p>
          </table:table-cell>
          <table:table-cell office:value-type="float" office:value="116.44" calcext:value-type="float">
            <text:p>116.44</text:p>
          </table:table-cell>
          <table:table-cell office:value-type="float" office:value="0.0" calcext:value-type="float">
            <text:p>0.0</text:p>
          </table:table-cell>
          <table:table-cell office:value-type="float" office:value="33.061906034" calcext:value-type="float">
            <text:p>33.061906034</text:p>
          </table:table-cell>
          <table:table-cell office:value-type="string" calcext:value-type="string">
            <text:p>2018-05-10_19-22-44</text:p>
          </table:table-cell>
          <table:table-cell office:value-type="float" office:value="1.52596036483e+12" calcext:value-type="float">
            <text:p>1.52596036483e+12</text:p>
          </table:table-cell>
          <table:table-cell office:value-type="string" calcext:value-type="string">
            <text:p>Thu May 10 19:22:4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7268.0" calcext:value-type="float">
            <text:p>57268.0</text:p>
          </table:table-cell>
          <table:table-cell office:value-type="float" office:value="223.7" calcext:value-type="float">
            <text:p>223.7</text:p>
          </table:table-cell>
          <table:table-cell office:value-type="float" office:value="0.0" calcext:value-type="float">
            <text:p>0.0</text:p>
          </table:table-cell>
          <table:table-cell office:value-type="float" office:value="34.413941887" calcext:value-type="float">
            <text:p>34.413941887</text:p>
          </table:table-cell>
          <table:table-cell office:value-type="string" calcext:value-type="string">
            <text:p>2018-05-10_19-24-55</text:p>
          </table:table-cell>
          <table:table-cell office:value-type="float" office:value="1.52596049595e+12" calcext:value-type="float">
            <text:p>1.52596049595e+12</text:p>
          </table:table-cell>
          <table:table-cell office:value-type="string" calcext:value-type="string">
            <text:p>Thu May 10 19:24:5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2515.0" calcext:value-type="float">
            <text:p>112515.0</text:p>
          </table:table-cell>
          <table:table-cell office:value-type="float" office:value="439.51" calcext:value-type="float">
            <text:p>439.51</text:p>
          </table:table-cell>
          <table:table-cell office:value-type="float" office:value="0.0" calcext:value-type="float">
            <text:p>0.0</text:p>
          </table:table-cell>
          <table:table-cell office:value-type="float" office:value="34.998641098" calcext:value-type="float">
            <text:p>34.998641098</text:p>
          </table:table-cell>
          <table:table-cell office:value-type="string" calcext:value-type="string">
            <text:p>2018-05-10_19-27-07</text:p>
          </table:table-cell>
          <table:table-cell office:value-type="float" office:value="1.52596062708e+12" calcext:value-type="float">
            <text:p>1.52596062708e+12</text:p>
          </table:table-cell>
          <table:table-cell office:value-type="string" calcext:value-type="string">
            <text:p>Thu May 10 19:27:0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5678.0" calcext:value-type="float">
            <text:p>225678.0</text:p>
          </table:table-cell>
          <table:table-cell office:value-type="float" office:value="881.55" calcext:value-type="float">
            <text:p>881.55</text:p>
          </table:table-cell>
          <table:table-cell office:value-type="float" office:value="0.0" calcext:value-type="float">
            <text:p>0.0</text:p>
          </table:table-cell>
          <table:table-cell office:value-type="float" office:value="34.858556872" calcext:value-type="float">
            <text:p>34.858556872</text:p>
          </table:table-cell>
          <table:table-cell office:value-type="string" calcext:value-type="string">
            <text:p>2018-05-10_19-29-18</text:p>
          </table:table-cell>
          <table:table-cell office:value-type="float" office:value="1.52596075823e+12" calcext:value-type="float">
            <text:p>1.52596075823e+12</text:p>
          </table:table-cell>
          <table:table-cell office:value-type="string" calcext:value-type="string">
            <text:p>Thu May 10 19:29:1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1982.0" calcext:value-type="float">
            <text:p>451982.0</text:p>
          </table:table-cell>
          <table:table-cell office:value-type="float" office:value="1765.55" calcext:value-type="float">
            <text:p>1765.55</text:p>
          </table:table-cell>
          <table:table-cell office:value-type="float" office:value="0.0" calcext:value-type="float">
            <text:p>0.0</text:p>
          </table:table-cell>
          <table:table-cell office:value-type="float" office:value="34.800329877" calcext:value-type="float">
            <text:p>34.800329877</text:p>
          </table:table-cell>
          <table:table-cell office:value-type="string" calcext:value-type="string">
            <text:p>2018-05-10_19-31-29</text:p>
          </table:table-cell>
          <table:table-cell office:value-type="float" office:value="1.52596088935e+12" calcext:value-type="float">
            <text:p>1.52596088935e+12</text:p>
          </table:table-cell>
          <table:table-cell office:value-type="string" calcext:value-type="string">
            <text:p>Thu May 10 19:31:2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77306.0" calcext:value-type="float">
            <text:p>777306.0</text:p>
          </table:table-cell>
          <table:table-cell office:value-type="float" office:value="3036.35" calcext:value-type="float">
            <text:p>3036.35</text:p>
          </table:table-cell>
          <table:table-cell office:value-type="float" office:value="0.0" calcext:value-type="float">
            <text:p>0.0</text:p>
          </table:table-cell>
          <table:table-cell office:value-type="float" office:value="40.469437974" calcext:value-type="float">
            <text:p>40.469437974</text:p>
          </table:table-cell>
          <table:table-cell office:value-type="string" calcext:value-type="string">
            <text:p>2018-05-10_19-33-40</text:p>
          </table:table-cell>
          <table:table-cell office:value-type="float" office:value="1.52596102048e+12" calcext:value-type="float">
            <text:p>1.52596102048e+12</text:p>
          </table:table-cell>
          <table:table-cell office:value-type="string" calcext:value-type="string">
            <text:p>Thu May 10 19:33:4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72727.0" calcext:value-type="float">
            <text:p>1072727.0</text:p>
          </table:table-cell>
          <table:table-cell office:value-type="float" office:value="4190.34" calcext:value-type="float">
            <text:p>4190.34</text:p>
          </table:table-cell>
          <table:table-cell office:value-type="float" office:value="0.0" calcext:value-type="float">
            <text:p>0.0</text:p>
          </table:table-cell>
          <table:table-cell office:value-type="float" office:value="58.721261383" calcext:value-type="float">
            <text:p>58.721261383</text:p>
          </table:table-cell>
          <table:table-cell office:value-type="string" calcext:value-type="string">
            <text:p>2018-05-10_19-35-51</text:p>
          </table:table-cell>
          <table:table-cell office:value-type="float" office:value="1.52596115162e+12" calcext:value-type="float">
            <text:p>1.52596115162e+12</text:p>
          </table:table-cell>
          <table:table-cell office:value-type="string" calcext:value-type="string">
            <text:p>Thu May 10 19:35:51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5.984" calcext:value-type="float">
            <text:p>5.984</text:p>
          </table:table-cell>
          <table:table-cell office:value-type="float" office:value="0.999999263021" calcext:value-type="float">
            <text:p>0.999999263021</text:p>
          </table:table-cell>
          <table:table-cell office:value-type="float" office:value="0.442" calcext:value-type="float">
            <text:p>0.442</text:p>
          </table:table-cell>
          <table:table-cell office:value-type="float" office:value="0.99999926274" calcext:value-type="float">
            <text:p>0.99999926274</text:p>
          </table:table-cell>
          <table:table-cell office:value-type="string" calcext:value-type="string">
            <text:p/>
          </table:table-cell>
          <table:table-cell office:value-type="float" office:value="1.528" calcext:value-type="float">
            <text:p>1.528</text:p>
          </table:table-cell>
          <table:table-cell office:value-type="float" office:value="0.999999797724" calcext:value-type="float">
            <text:p>0.999999797724</text:p>
          </table:table-cell>
          <table:table-cell office:value-type="float" office:value="0.378" calcext:value-type="float">
            <text:p>0.378</text:p>
          </table:table-cell>
          <table:table-cell office:value-type="float" office:value="0.999999797726" calcext:value-type="float">
            <text:p>0.999999797726</text:p>
          </table:table-cell>
          <table:table-cell office:value-type="string" calcext:value-type="string">
            <text:p/>
          </table:table-cell>
          <table:table-cell office:value-type="float" office:value="1.672" calcext:value-type="float">
            <text:p>1.672</text:p>
          </table:table-cell>
          <table:table-cell office:value-type="float" office:value="0.999999938826" calcext:value-type="float">
            <text:p>0.999999938826</text:p>
          </table:table-cell>
          <table:table-cell office:value-type="float" office:value="1.576" calcext:value-type="float">
            <text:p>1.576</text:p>
          </table:table-cell>
          <table:table-cell office:value-type="float" office:value="0.99999993881" calcext:value-type="float">
            <text:p>0.99999993881</text:p>
          </table:table-cell>
          <table:table-cell office:value-type="string" calcext:value-type="string">
            <text:p/>
          </table:table-cell>
          <table:table-cell office:value-type="float" office:value="0.524" calcext:value-type="float">
            <text:p>0.524</text:p>
          </table:table-cell>
          <table:table-cell office:value-type="float" office:value="0.999999963088" calcext:value-type="float">
            <text:p>0.999999963088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963094" calcext:value-type="float">
            <text:p>0.999999963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.792" calcext:value-type="float">
            <text:p>17.792</text:p>
          </table:table-cell>
          <table:table-cell office:value-type="float" office:value="0.999998526042" calcext:value-type="float">
            <text:p>0.999998526042</text:p>
          </table:table-cell>
          <table:table-cell office:value-type="float" office:value="2.352" calcext:value-type="float">
            <text:p>2.352</text:p>
          </table:table-cell>
          <table:table-cell office:value-type="float" office:value="0.999998525479" calcext:value-type="float">
            <text:p>0.999998525479</text:p>
          </table:table-cell>
          <table:table-cell office:value-type="string" calcext:value-type="string">
            <text:p/>
          </table:table-cell>
          <table:table-cell office:value-type="float" office:value="2.32" calcext:value-type="float">
            <text:p>2.32</text:p>
          </table:table-cell>
          <table:table-cell office:value-type="float" office:value="0.999999595448" calcext:value-type="float">
            <text:p>0.999999595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.999999595452" calcext:value-type="float">
            <text:p>0.999999595452</text:p>
          </table:table-cell>
          <table:table-cell office:value-type="string" calcext:value-type="string">
            <text:p/>
          </table:table-cell>
          <table:table-cell office:value-type="float" office:value="1.736" calcext:value-type="float">
            <text:p>1.736</text:p>
          </table:table-cell>
          <table:table-cell office:value-type="float" office:value="0.999999877651" calcext:value-type="float">
            <text:p>0.999999877651</text:p>
          </table:table-cell>
          <table:table-cell office:value-type="float" office:value="3.184" calcext:value-type="float">
            <text:p>3.184</text:p>
          </table:table-cell>
          <table:table-cell office:value-type="float" office:value="0.99999987762" calcext:value-type="float">
            <text:p>0.99999987762</text:p>
          </table:table-cell>
          <table:table-cell office:value-type="string" calcext:value-type="string">
            <text:p/>
          </table:table-cell>
          <table:table-cell office:value-type="float" office:value="0.724" calcext:value-type="float">
            <text:p>0.724</text:p>
          </table:table-cell>
          <table:table-cell office:value-type="float" office:value="0.999999926176" calcext:value-type="float">
            <text:p>0.9999999261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926189" calcext:value-type="float">
            <text:p>0.999999926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608" calcext:value-type="float">
            <text:p>20.608</text:p>
          </table:table-cell>
          <table:table-cell office:value-type="float" office:value="0.999997789063" calcext:value-type="float">
            <text:p>0.999997789063</text:p>
          </table:table-cell>
          <table:table-cell office:value-type="float" office:value="2.384" calcext:value-type="float">
            <text:p>2.384</text:p>
          </table:table-cell>
          <table:table-cell office:value-type="float" office:value="0.999997788219" calcext:value-type="float">
            <text:p>0.999997788219</text:p>
          </table:table-cell>
          <table:table-cell office:value-type="string" calcext:value-type="string">
            <text:p/>
          </table:table-cell>
          <table:table-cell office:value-type="float" office:value="4.512" calcext:value-type="float">
            <text:p>4.512</text:p>
          </table:table-cell>
          <table:table-cell office:value-type="float" office:value="0.999999393171" calcext:value-type="float">
            <text:p>0.999999393171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190905" calcext:value-type="float">
            <text:p>0.999999190905</text:p>
          </table:table-cell>
          <table:table-cell office:value-type="string" calcext:value-type="string">
            <text:p/>
          </table:table-cell>
          <table:table-cell office:value-type="float" office:value="13.376" calcext:value-type="float">
            <text:p>13.376</text:p>
          </table:table-cell>
          <table:table-cell office:value-type="float" office:value="0.999999816477" calcext:value-type="float">
            <text:p>0.999999816477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981643" calcext:value-type="float">
            <text:p>0.99999981643</text:p>
          </table:table-cell>
          <table:table-cell office:value-type="string" calcext:value-type="string">
            <text:p/>
          </table:table-cell>
          <table:table-cell office:value-type="float" office:value="0.916" calcext:value-type="float">
            <text:p>0.916</text:p>
          </table:table-cell>
          <table:table-cell office:value-type="float" office:value="0.999999889265" calcext:value-type="float">
            <text:p>0.999999889265</text:p>
          </table:table-cell>
          <table:table-cell office:value-type="float" office:value="0.482" calcext:value-type="float">
            <text:p>0.482</text:p>
          </table:table-cell>
          <table:table-cell office:value-type="float" office:value="0.999999815472" calcext:value-type="float">
            <text:p>0.999999815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864" calcext:value-type="float">
            <text:p>20.864</text:p>
          </table:table-cell>
          <table:table-cell office:value-type="float" office:value="0.999996315106" calcext:value-type="float">
            <text:p>0.999996315106</text:p>
          </table:table-cell>
          <table:table-cell office:value-type="float" office:value="3.6" calcext:value-type="float">
            <text:p>3.6</text:p>
          </table:table-cell>
          <table:table-cell office:value-type="float" office:value="0.999997050959" calcext:value-type="float">
            <text:p>0.999997050959</text:p>
          </table:table-cell>
          <table:table-cell office:value-type="string" calcext:value-type="string">
            <text:p/>
          </table:table-cell>
          <table:table-cell office:value-type="float" office:value="4.768" calcext:value-type="float">
            <text:p>4.768</text:p>
          </table:table-cell>
          <table:table-cell office:value-type="float" office:value="0.999999190895" calcext:value-type="float">
            <text:p>0.999999190895</text:p>
          </table:table-cell>
          <table:table-cell office:value-type="float" office:value="0.458" calcext:value-type="float">
            <text:p>0.458</text:p>
          </table:table-cell>
          <table:table-cell office:value-type="float" office:value="0.999998988631" calcext:value-type="float">
            <text:p>0.999998988631</text:p>
          </table:table-cell>
          <table:table-cell office:value-type="string" calcext:value-type="string">
            <text:p/>
          </table:table-cell>
          <table:table-cell office:value-type="float" office:value="14.272" calcext:value-type="float">
            <text:p>14.272</text:p>
          </table:table-cell>
          <table:table-cell office:value-type="float" office:value="0.999999755303" calcext:value-type="float">
            <text:p>0.999999755303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975524" calcext:value-type="float">
            <text:p>0.99999975524</text:p>
          </table:table-cell>
          <table:table-cell office:value-type="string" calcext:value-type="string">
            <text:p/>
          </table:table-cell>
          <table:table-cell office:value-type="float" office:value="1.88" calcext:value-type="float">
            <text:p>1.88</text:p>
          </table:table-cell>
          <table:table-cell office:value-type="float" office:value="0.999999852353" calcext:value-type="float">
            <text:p>0.999999852353</text:p>
          </table:table-cell>
          <table:table-cell office:value-type="float" office:value="0.486" calcext:value-type="float">
            <text:p>0.486</text:p>
          </table:table-cell>
          <table:table-cell office:value-type="float" office:value="0.999999778566" calcext:value-type="float">
            <text:p>0.999999778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.999995578127" calcext:value-type="float">
            <text:p>0.999995578127</text:p>
          </table:table-cell>
          <table:table-cell office:value-type="float" office:value="3.632" calcext:value-type="float">
            <text:p>3.632</text:p>
          </table:table-cell>
          <table:table-cell office:value-type="float" office:value="0.999996313698" calcext:value-type="float">
            <text:p>0.999996313698</text:p>
          </table:table-cell>
          <table:table-cell office:value-type="string" calcext:value-type="string">
            <text:p/>
          </table:table-cell>
          <table:table-cell office:value-type="float" office:value="5.792" calcext:value-type="float">
            <text:p>5.792</text:p>
          </table:table-cell>
          <table:table-cell office:value-type="float" office:value="0.999998988619" calcext:value-type="float">
            <text:p>0.999998988619</text:p>
          </table:table-cell>
          <table:table-cell office:value-type="float" office:value="0.482" calcext:value-type="float">
            <text:p>0.482</text:p>
          </table:table-cell>
          <table:table-cell office:value-type="float" office:value="0.999998786357" calcext:value-type="float">
            <text:p>0.999998786357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9694129" calcext:value-type="float">
            <text:p>0.999999694129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969405" calcext:value-type="float">
            <text:p>0.99999969405</text:p>
          </table:table-cell>
          <table:table-cell office:value-type="string" calcext:value-type="string">
            <text:p/>
          </table:table-cell>
          <table:table-cell office:value-type="float" office:value="5.728" calcext:value-type="float">
            <text:p>5.728</text:p>
          </table:table-cell>
          <table:table-cell office:value-type="float" office:value="0.999999815441" calcext:value-type="float">
            <text:p>0.999999815441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999974166" calcext:value-type="float">
            <text:p>0.99999974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4841148" calcext:value-type="float">
            <text:p>0.999994841148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5576438" calcext:value-type="float">
            <text:p>0.999995576438</text:p>
          </table:table-cell>
          <table:table-cell office:value-type="string" calcext:value-type="string">
            <text:p/>
          </table:table-cell>
          <table:table-cell office:value-type="float" office:value="6.944" calcext:value-type="float">
            <text:p>6.944</text:p>
          </table:table-cell>
          <table:table-cell office:value-type="float" office:value="0.999998786343" calcext:value-type="float">
            <text:p>0.999998786343</text:p>
          </table:table-cell>
          <table:table-cell office:value-type="float" office:value="0.636" calcext:value-type="float">
            <text:p>0.636</text:p>
          </table:table-cell>
          <table:table-cell office:value-type="float" office:value="0.999998584083" calcext:value-type="float">
            <text:p>0.999998584083</text:p>
          </table:table-cell>
          <table:table-cell office:value-type="string" calcext:value-type="string">
            <text:p/>
          </table:table-cell>
          <table:table-cell office:value-type="float" office:value="18.816" calcext:value-type="float">
            <text:p>18.816</text:p>
          </table:table-cell>
          <table:table-cell office:value-type="float" office:value="0.999999632954" calcext:value-type="float">
            <text:p>0.999999632954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963286" calcext:value-type="float">
            <text:p>0.99999963286</text:p>
          </table:table-cell>
          <table:table-cell office:value-type="string" calcext:value-type="string">
            <text:p/>
          </table:table-cell>
          <table:table-cell office:value-type="float" office:value="8.896" calcext:value-type="float">
            <text:p>8.896</text:p>
          </table:table-cell>
          <table:table-cell office:value-type="float" office:value="0.999999778529" calcext:value-type="float">
            <text:p>0.999999778529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630943" calcext:value-type="float">
            <text:p>0.999999630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336719" calcext:value-type="float">
            <text:p>0.99999336719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4839178" calcext:value-type="float">
            <text:p>0.999994839178</text:p>
          </table:table-cell>
          <table:table-cell office:value-type="string" calcext:value-type="string">
            <text:p/>
          </table:table-cell>
          <table:table-cell office:value-type="float" office:value="13.632" calcext:value-type="float">
            <text:p>13.632</text:p>
          </table:table-cell>
          <table:table-cell office:value-type="float" office:value="0.999998584067" calcext:value-type="float">
            <text:p>0.999998584067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8179536" calcext:value-type="float">
            <text:p>0.999998179536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57178" calcext:value-type="float">
            <text:p>0.99999957178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9571671" calcext:value-type="float">
            <text:p>0.999999571671</text:p>
          </table:table-cell>
          <table:table-cell office:value-type="string" calcext:value-type="string">
            <text:p/>
          </table:table-cell>
          <table:table-cell office:value-type="float" office:value="11.712" calcext:value-type="float">
            <text:p>11.712</text:p>
          </table:table-cell>
          <table:table-cell office:value-type="float" office:value="0.999999741618" calcext:value-type="float">
            <text:p>0.999999741618</text:p>
          </table:table-cell>
          <table:table-cell office:value-type="float" office:value="0.51" calcext:value-type="float">
            <text:p>0.51</text:p>
          </table:table-cell>
          <table:table-cell office:value-type="float" office:value="0.999999594038" calcext:value-type="float">
            <text:p>0.999999594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1893232" calcext:value-type="float">
            <text:p>0.999991893232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94101917" calcext:value-type="float">
            <text:p>0.999994101917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838179" calcext:value-type="float">
            <text:p>0.99999838179</text:p>
          </table:table-cell>
          <table:table-cell office:value-type="float" office:value="1.528" calcext:value-type="float">
            <text:p>1.528</text:p>
          </table:table-cell>
          <table:table-cell office:value-type="float" office:value="0.999997977262" calcext:value-type="float">
            <text:p>0.999997977262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510606" calcext:value-type="float">
            <text:p>0.999999510606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510481" calcext:value-type="float">
            <text:p>0.999999510481</text:p>
          </table:table-cell>
          <table:table-cell office:value-type="string" calcext:value-type="string">
            <text:p/>
          </table:table-cell>
          <table:table-cell office:value-type="float" office:value="12.608" calcext:value-type="float">
            <text:p>12.608</text:p>
          </table:table-cell>
          <table:table-cell office:value-type="float" office:value="0.999999704706" calcext:value-type="float">
            <text:p>0.999999704706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9557132" calcext:value-type="float">
            <text:p>0.999999557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88945317" calcext:value-type="float">
            <text:p>0.999988945317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3364657" calcext:value-type="float">
            <text:p>0.99999336465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8179514" calcext:value-type="float">
            <text:p>0.999998179514</text:p>
          </table:table-cell>
          <table:table-cell office:value-type="float" office:value="1.592" calcext:value-type="float">
            <text:p>1.592</text:p>
          </table:table-cell>
          <table:table-cell office:value-type="float" office:value="0.999997774988" calcext:value-type="float">
            <text:p>0.999997774988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388257" calcext:value-type="float">
            <text:p>0.99999938825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9388101" calcext:value-type="float">
            <text:p>0.999999388101</text:p>
          </table:table-cell>
          <table:table-cell office:value-type="string" calcext:value-type="string">
            <text:p/>
          </table:table-cell>
          <table:table-cell office:value-type="float" office:value="14.528" calcext:value-type="float">
            <text:p>14.528</text:p>
          </table:table-cell>
          <table:table-cell office:value-type="float" office:value="0.999999667794" calcext:value-type="float">
            <text:p>0.999999667794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520226" calcext:value-type="float">
            <text:p>0.999999520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7471359" calcext:value-type="float">
            <text:p>0.999987471359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2627397" calcext:value-type="float">
            <text:p>0.999992627397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7572685" calcext:value-type="float">
            <text:p>0.999997572685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7572714" calcext:value-type="float">
            <text:p>0.99999757271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204734" calcext:value-type="float">
            <text:p>0.999999204734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204531" calcext:value-type="float">
            <text:p>0.999999204531</text:p>
          </table:table-cell>
          <table:table-cell office:value-type="string" calcext:value-type="string">
            <text:p/>
          </table:table-cell>
          <table:table-cell office:value-type="float" office:value="17.024" calcext:value-type="float">
            <text:p>17.024</text:p>
          </table:table-cell>
          <table:table-cell office:value-type="float" office:value="0.999999557059" calcext:value-type="float">
            <text:p>0.999999557059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9483321" calcext:value-type="float">
            <text:p>0.999999483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3049486" calcext:value-type="float">
            <text:p>0.999983049486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1890136" calcext:value-type="float">
            <text:p>0.999991890136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7370409" calcext:value-type="float">
            <text:p>0.999997370409</text:p>
          </table:table-cell>
          <table:table-cell office:value-type="float" office:value="2.48" calcext:value-type="float">
            <text:p>2.48</text:p>
          </table:table-cell>
          <table:table-cell office:value-type="float" office:value="0.999997370441" calcext:value-type="float">
            <text:p>0.99999737044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082386" calcext:value-type="float">
            <text:p>0.99999908238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9143341" calcext:value-type="float">
            <text:p>0.999999143341</text:p>
          </table:table-cell>
          <table:table-cell office:value-type="string" calcext:value-type="string">
            <text:p/>
          </table:table-cell>
          <table:table-cell office:value-type="float" office:value="17.28" calcext:value-type="float">
            <text:p>17.28</text:p>
          </table:table-cell>
          <table:table-cell office:value-type="float" office:value="0.999999520147" calcext:value-type="float">
            <text:p>0.999999520147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9446415" calcext:value-type="float">
            <text:p>0.999999446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1575528" calcext:value-type="float">
            <text:p>0.999981575528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91152876" calcext:value-type="float">
            <text:p>0.999991152876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6763581" calcext:value-type="float">
            <text:p>0.999996763581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7168167" calcext:value-type="float">
            <text:p>0.99999716816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021212" calcext:value-type="float">
            <text:p>0.999999021212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9082151" calcext:value-type="float">
            <text:p>0.999999082151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9483235" calcext:value-type="float">
            <text:p>0.999999483235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9409509" calcext:value-type="float">
            <text:p>0.999999409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5679697" calcext:value-type="float">
            <text:p>0.999975679697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0415616" calcext:value-type="float">
            <text:p>0.999990415616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6561304" calcext:value-type="float">
            <text:p>0.999996561304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6965893" calcext:value-type="float">
            <text:p>0.999996965893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960037" calcext:value-type="float">
            <text:p>0.99999896003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959771" calcext:value-type="float">
            <text:p>0.999998959771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446323" calcext:value-type="float">
            <text:p>0.999999446323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9372604" calcext:value-type="float">
            <text:p>0.999999372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69783866" calcext:value-type="float">
            <text:p>0.999969783866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89678355" calcext:value-type="float">
            <text:p>0.999989678355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6156752" calcext:value-type="float">
            <text:p>0.999996156752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6763619" calcext:value-type="float">
            <text:p>0.999996763619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898863" calcext:value-type="float">
            <text:p>0.99999889886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776202" calcext:value-type="float">
            <text:p>0.999998776202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9409412" calcext:value-type="float">
            <text:p>0.999999409412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9335698" calcext:value-type="float">
            <text:p>0.999999335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4625014" calcext:value-type="float">
            <text:p>0.999964625014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88941095" calcext:value-type="float">
            <text:p>0.99998894109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57522" calcext:value-type="float">
            <text:p>0.9999957522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6561345" calcext:value-type="float">
            <text:p>0.99999656134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531817" calcext:value-type="float">
            <text:p>0.999998531817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592632" calcext:value-type="float">
            <text:p>0.999998592632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3725" calcext:value-type="float">
            <text:p>0.9999993725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9298792" calcext:value-type="float">
            <text:p>0.999999298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1677099" calcext:value-type="float">
            <text:p>0.999961677099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88203835" calcext:value-type="float">
            <text:p>0.999988203835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4943095" calcext:value-type="float">
            <text:p>0.999994943095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6359072" calcext:value-type="float">
            <text:p>0.999996359072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28712" calcext:value-type="float">
            <text:p>0.9999982871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286682" calcext:value-type="float">
            <text:p>0.999998286682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298676" calcext:value-type="float">
            <text:p>0.999999298676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9261887" calcext:value-type="float">
            <text:p>0.999999261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2096373" calcext:value-type="float">
            <text:p>0.999952096373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87466574" calcext:value-type="float">
            <text:p>0.99998746657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3729437" calcext:value-type="float">
            <text:p>0.999993729437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96156798" calcext:value-type="float">
            <text:p>0.99999615679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042423" calcext:value-type="float">
            <text:p>0.99999804242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225492" calcext:value-type="float">
            <text:p>0.999998225492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224853" calcext:value-type="float">
            <text:p>0.999999224853</text:p>
          </table:table-cell>
          <table:table-cell office:value-type="float" office:value="0.7" calcext:value-type="float">
            <text:p>0.7</text:p>
          </table:table-cell>
          <table:table-cell office:value-type="float" office:value="0.999999224981" calcext:value-type="float">
            <text:p>0.999999224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44726585" calcext:value-type="float">
            <text:p>0.999944726585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5992054" calcext:value-type="float">
            <text:p>0.999985992054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2920333" calcext:value-type="float">
            <text:p>0.999992920333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5954524" calcext:value-type="float">
            <text:p>0.999995954524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185983" calcext:value-type="float">
            <text:p>0.99999718598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103112" calcext:value-type="float">
            <text:p>0.999998103112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151029" calcext:value-type="float">
            <text:p>0.999999151029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9188075" calcext:value-type="float">
            <text:p>0.999999188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32197944" calcext:value-type="float">
            <text:p>0.99993219794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4517533" calcext:value-type="float">
            <text:p>0.999984517533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1302123" calcext:value-type="float">
            <text:p>0.999991302123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5549976" calcext:value-type="float">
            <text:p>0.999995549976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6146021" calcext:value-type="float">
            <text:p>0.999996146021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858353" calcext:value-type="float">
            <text:p>0.999997858353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114118" calcext:value-type="float">
            <text:p>0.999999114118</text:p>
          </table:table-cell>
          <table:table-cell office:value-type="float" office:value="0.74" calcext:value-type="float">
            <text:p>0.74</text:p>
          </table:table-cell>
          <table:table-cell office:value-type="float" office:value="0.999999114264" calcext:value-type="float">
            <text:p>0.9999991142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24091176" calcext:value-type="float">
            <text:p>0.999924091176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83780273" calcext:value-type="float">
            <text:p>0.999983780273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0695294" calcext:value-type="float">
            <text:p>0.999990695294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5347703" calcext:value-type="float">
            <text:p>0.999995347703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5106058" calcext:value-type="float">
            <text:p>0.99999510605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674783" calcext:value-type="float">
            <text:p>0.999997674783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040294" calcext:value-type="float">
            <text:p>0.999999040294</text:p>
          </table:table-cell>
          <table:table-cell office:value-type="float" office:value="0.764" calcext:value-type="float">
            <text:p>0.764</text:p>
          </table:table-cell>
          <table:table-cell office:value-type="float" office:value="0.999999077358" calcext:value-type="float">
            <text:p>0.999999077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16721387" calcext:value-type="float">
            <text:p>0.999916721387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2305752" calcext:value-type="float">
            <text:p>0.999982305752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9279361" calcext:value-type="float">
            <text:p>0.999989279361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5145429" calcext:value-type="float">
            <text:p>0.99999514542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3332004" calcext:value-type="float">
            <text:p>0.99999333200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491213" calcext:value-type="float">
            <text:p>0.999997491213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003382" calcext:value-type="float">
            <text:p>0.999999003382</text:p>
          </table:table-cell>
          <table:table-cell office:value-type="float" office:value="0.836" calcext:value-type="float">
            <text:p>0.836</text:p>
          </table:table-cell>
          <table:table-cell office:value-type="float" office:value="0.999999040452" calcext:value-type="float">
            <text:p>0.999999040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05666704" calcext:value-type="float">
            <text:p>0.99990566670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81568492" calcext:value-type="float">
            <text:p>0.99998156849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7054322" calcext:value-type="float">
            <text:p>0.999987054322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4943155" calcext:value-type="float">
            <text:p>0.999994943155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1190904" calcext:value-type="float">
            <text:p>0.999991190904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7368833" calcext:value-type="float">
            <text:p>0.999997368833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892647" calcext:value-type="float">
            <text:p>0.99999889264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99999003547" calcext:value-type="float">
            <text:p>0.999999003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885031296" calcext:value-type="float">
            <text:p>0.999885031296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0831232" calcext:value-type="float">
            <text:p>0.999980831232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4627008" calcext:value-type="float">
            <text:p>0.999984627008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4740881" calcext:value-type="float">
            <text:p>0.99999474088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9110979" calcext:value-type="float">
            <text:p>0.99998911097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7246454" calcext:value-type="float">
            <text:p>0.999997246454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855735" calcext:value-type="float">
            <text:p>0.999998855735</text:p>
          </table:table-cell>
          <table:table-cell office:value-type="float" office:value="1.128" calcext:value-type="float">
            <text:p>1.128</text:p>
          </table:table-cell>
          <table:table-cell office:value-type="float" office:value="0.999998966641" calcext:value-type="float">
            <text:p>0.999998966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867343803" calcext:value-type="float">
            <text:p>0.999867343803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0093971" calcext:value-type="float">
            <text:p>0.999980093971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2806522" calcext:value-type="float">
            <text:p>0.999982806522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4336334" calcext:value-type="float">
            <text:p>0.999994336334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6174613" calcext:value-type="float">
            <text:p>0.999986174613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7001694" calcext:value-type="float">
            <text:p>0.99999700169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634265" calcext:value-type="float">
            <text:p>0.999998634265</text:p>
          </table:table-cell>
          <table:table-cell office:value-type="float" office:value="1.288" calcext:value-type="float">
            <text:p>1.288</text:p>
          </table:table-cell>
          <table:table-cell office:value-type="float" office:value="0.999998929735" calcext:value-type="float">
            <text:p>0.99999892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31968817" calcext:value-type="float">
            <text:p>0.99983196881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9356711" calcext:value-type="float">
            <text:p>0.999979356711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0176931" calcext:value-type="float">
            <text:p>0.999980176931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413406" calcext:value-type="float">
            <text:p>0.99999413406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84400559" calcext:value-type="float">
            <text:p>0.999984400559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6573364" calcext:value-type="float">
            <text:p>0.999996573364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597353" calcext:value-type="float">
            <text:p>0.999998597353</text:p>
          </table:table-cell>
          <table:table-cell office:value-type="float" office:value="1.688" calcext:value-type="float">
            <text:p>1.688</text:p>
          </table:table-cell>
          <table:table-cell office:value-type="float" office:value="0.99999889283" calcext:value-type="float">
            <text:p>0.99999889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798804768" calcext:value-type="float">
            <text:p>0.999798804768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8619451" calcext:value-type="float">
            <text:p>0.99997861945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754734" calcext:value-type="float">
            <text:p>0.99997754734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3931786" calcext:value-type="float">
            <text:p>0.999993931786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2381808" calcext:value-type="float">
            <text:p>0.99998238180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6145035" calcext:value-type="float">
            <text:p>0.999996145035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523529" calcext:value-type="float">
            <text:p>0.999998523529</text:p>
          </table:table-cell>
          <table:table-cell office:value-type="float" office:value="2.008" calcext:value-type="float">
            <text:p>2.008</text:p>
          </table:table-cell>
          <table:table-cell office:value-type="float" office:value="0.999998855924" calcext:value-type="float">
            <text:p>0.999998855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74500531" calcext:value-type="float">
            <text:p>0.9997450053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5670409" calcext:value-type="float">
            <text:p>0.99997567040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4310921" calcext:value-type="float">
            <text:p>0.999974310921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3729512" calcext:value-type="float">
            <text:p>0.999993729512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8054658" calcext:value-type="float">
            <text:p>0.99998054658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5655516" calcext:value-type="float">
            <text:p>0.99999565551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375882" calcext:value-type="float">
            <text:p>0.999998375882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8819018" calcext:value-type="float">
            <text:p>0.999998819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64035431" calcext:value-type="float">
            <text:p>0.9996403543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2721368" calcext:value-type="float">
            <text:p>0.99997272136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71074501" calcext:value-type="float">
            <text:p>0.999971074501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3122691" calcext:value-type="float">
            <text:p>0.999993122691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7754904" calcext:value-type="float">
            <text:p>0.999977549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5165996" calcext:value-type="float">
            <text:p>0.999995165996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265147" calcext:value-type="float">
            <text:p>0.999998265147</text:p>
          </table:table-cell>
          <table:table-cell office:value-type="float" office:value="2.32" calcext:value-type="float">
            <text:p>2.32</text:p>
          </table:table-cell>
          <table:table-cell office:value-type="float" office:value="0.999998782113" calcext:value-type="float">
            <text:p>0.999998782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481166873" calcext:value-type="float">
            <text:p>0.99948116687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69772327" calcext:value-type="float">
            <text:p>0.999969772327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6017596" calcext:value-type="float">
            <text:p>0.999966017596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2718143" calcext:value-type="float">
            <text:p>0.99999271814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75774986" calcext:value-type="float">
            <text:p>0.99997577498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4615287" calcext:value-type="float">
            <text:p>0.999994615287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154412" calcext:value-type="float">
            <text:p>0.999998154412</text:p>
          </table:table-cell>
          <table:table-cell office:value-type="float" office:value="2.48" calcext:value-type="float">
            <text:p>2.48</text:p>
          </table:table-cell>
          <table:table-cell office:value-type="float" office:value="0.999998745207" calcext:value-type="float">
            <text:p>0.999998745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237226866" calcext:value-type="float">
            <text:p>0.99923722686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68297806" calcext:value-type="float">
            <text:p>0.99996829780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7319719" calcext:value-type="float">
            <text:p>0.999957319719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2515869" calcext:value-type="float">
            <text:p>0.99999251586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73817409" calcext:value-type="float">
            <text:p>0.999973817409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4248148" calcext:value-type="float">
            <text:p>0.99999424814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7969853" calcext:value-type="float">
            <text:p>0.999997969853</text:p>
          </table:table-cell>
          <table:table-cell office:value-type="float" office:value="2.928" calcext:value-type="float">
            <text:p>2.928</text:p>
          </table:table-cell>
          <table:table-cell office:value-type="float" office:value="0.999998708301" calcext:value-type="float">
            <text:p>0.999998708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8814200993" calcext:value-type="float">
            <text:p>0.99881420099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3874244" calcext:value-type="float">
            <text:p>0.999963874244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7610461" calcext:value-type="float">
            <text:p>0.999947610461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313596" calcext:value-type="float">
            <text:p>0.99999231359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1553961" calcext:value-type="float">
            <text:p>0.99997155396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3758628" calcext:value-type="float">
            <text:p>0.99999375862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771147" calcext:value-type="float">
            <text:p>0.99999771147</text:p>
          </table:table-cell>
          <table:table-cell office:value-type="float" office:value="3.344" calcext:value-type="float">
            <text:p>3.344</text:p>
          </table:table-cell>
          <table:table-cell office:value-type="float" office:value="0.999998671396" calcext:value-type="float">
            <text:p>0.999998671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105964296" calcext:value-type="float">
            <text:p>0.998105964296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2399723" calcext:value-type="float">
            <text:p>0.99996239972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31226087" calcext:value-type="float">
            <text:p>0.999931226087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1909048" calcext:value-type="float">
            <text:p>0.999991909048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6996343" calcext:value-type="float">
            <text:p>0.99996996343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3207919" calcext:value-type="float">
            <text:p>0.999993207919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6936323" calcext:value-type="float">
            <text:p>0.999996936323</text:p>
          </table:table-cell>
          <table:table-cell office:value-type="float" office:value="3.472" calcext:value-type="float">
            <text:p>3.472</text:p>
          </table:table-cell>
          <table:table-cell office:value-type="float" office:value="0.99999863449" calcext:value-type="float">
            <text:p>0.99999863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7212745902" calcext:value-type="float">
            <text:p>0.99721274590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57976161" calcext:value-type="float">
            <text:p>0.999957976161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07155218" calcext:value-type="float">
            <text:p>0.999907155218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1302227" calcext:value-type="float">
            <text:p>0.999991302227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67944679" calcext:value-type="float">
            <text:p>0.999967944679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253483" calcext:value-type="float">
            <text:p>0.9999925348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645647" calcext:value-type="float">
            <text:p>0.99999645647</text:p>
          </table:table-cell>
          <table:table-cell office:value-type="float" office:value="3.536" calcext:value-type="float">
            <text:p>3.536</text:p>
          </table:table-cell>
          <table:table-cell office:value-type="float" office:value="0.999998597584" calcext:value-type="float">
            <text:p>0.999998597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6088853121" calcext:value-type="float">
            <text:p>0.99608885312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52815339" calcext:value-type="float">
            <text:p>0.99995281533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76004681" calcext:value-type="float">
            <text:p>0.999876004681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0695405" calcext:value-type="float">
            <text:p>0.99999069540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65925928" calcext:value-type="float">
            <text:p>0.99996592592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216769" calcext:value-type="float">
            <text:p>0.9999921676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582897" calcext:value-type="float">
            <text:p>0.99999582897</text:p>
          </table:table-cell>
          <table:table-cell office:value-type="float" office:value="4.016" calcext:value-type="float">
            <text:p>4.016</text:p>
          </table:table-cell>
          <table:table-cell office:value-type="float" office:value="0.999998560679" calcext:value-type="float">
            <text:p>0.999998560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4970119192" calcext:value-type="float">
            <text:p>0.99497011919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50603558" calcext:value-type="float">
            <text:p>0.999950603558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31908466" calcext:value-type="float">
            <text:p>0.999831908466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0088584" calcext:value-type="float">
            <text:p>0.99999008858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64518919" calcext:value-type="float">
            <text:p>0.99996451891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198412" calcext:value-type="float">
            <text:p>0.99999198412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4869264" calcext:value-type="float">
            <text:p>0.999994869264</text:p>
          </table:table-cell>
          <table:table-cell office:value-type="float" office:value="4.08" calcext:value-type="float">
            <text:p>4.08</text:p>
          </table:table-cell>
          <table:table-cell office:value-type="float" office:value="0.999998523773" calcext:value-type="float">
            <text:p>0.999998523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4038577896" calcext:value-type="float">
            <text:p>0.994038577896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46179996" calcext:value-type="float">
            <text:p>0.999946179996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73652916" calcext:value-type="float">
            <text:p>0.999773652916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9481762" calcext:value-type="float">
            <text:p>0.999989481762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63111911" calcext:value-type="float">
            <text:p>0.99996311191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1555791" calcext:value-type="float">
            <text:p>0.99999155579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3724999" calcext:value-type="float">
            <text:p>0.999993724999</text:p>
          </table:table-cell>
          <table:table-cell office:value-type="float" office:value="4.256" calcext:value-type="float">
            <text:p>4.256</text:p>
          </table:table-cell>
          <table:table-cell office:value-type="float" office:value="0.999998486867" calcext:value-type="float">
            <text:p>0.999998486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3453416671" calcext:value-type="float">
            <text:p>0.99345341667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41019174" calcext:value-type="float">
            <text:p>0.999941019174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702653965" calcext:value-type="float">
            <text:p>0.99970265396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9279489" calcext:value-type="float">
            <text:p>0.999989279489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61031986" calcext:value-type="float">
            <text:p>0.999961031986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1249841" calcext:value-type="float">
            <text:p>0.99999124984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2322352" calcext:value-type="float">
            <text:p>0.999992322352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8449962" calcext:value-type="float">
            <text:p>0.999998449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3056185058" calcext:value-type="float">
            <text:p>0.99305618505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35858352" calcext:value-type="float">
            <text:p>0.999935858352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618102508" calcext:value-type="float">
            <text:p>0.999618102508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8065846" calcext:value-type="float">
            <text:p>0.999988065846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60053197" calcext:value-type="float">
            <text:p>0.99996005319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0699132" calcext:value-type="float">
            <text:p>0.99999069913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0772058" calcext:value-type="float">
            <text:p>0.999990772058</text:p>
          </table:table-cell>
          <table:table-cell office:value-type="float" office:value="4.448" calcext:value-type="float">
            <text:p>4.448</text:p>
          </table:table-cell>
          <table:table-cell office:value-type="float" office:value="0.999998413056" calcext:value-type="float">
            <text:p>0.999998413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2751075805" calcext:value-type="float">
            <text:p>0.99275107580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30697529" calcext:value-type="float">
            <text:p>0.999930697529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512514324" calcext:value-type="float">
            <text:p>0.999512514324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7459024" calcext:value-type="float">
            <text:p>0.99998745902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58707363" calcext:value-type="float">
            <text:p>0.99995870736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0209613" calcext:value-type="float">
            <text:p>0.99999020961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88557351" calcext:value-type="float">
            <text:p>0.999988557351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837615" calcext:value-type="float">
            <text:p>0.99999837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2563146192" calcext:value-type="float">
            <text:p>0.9925631461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21113145" calcext:value-type="float">
            <text:p>0.99992111314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391755424" calcext:value-type="float">
            <text:p>0.999391755424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6852203" calcext:value-type="float">
            <text:p>0.999986852203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56933309" calcext:value-type="float">
            <text:p>0.99995693330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9903663" calcext:value-type="float">
            <text:p>0.999989903663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6379557" calcext:value-type="float">
            <text:p>0.999986379557</text:p>
          </table:table-cell>
          <table:table-cell office:value-type="float" office:value="4.704" calcext:value-type="float">
            <text:p>4.704</text:p>
          </table:table-cell>
          <table:table-cell office:value-type="float" office:value="0.999998339245" calcext:value-type="float">
            <text:p>0.999998339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2428279059" calcext:value-type="float">
            <text:p>0.992428279059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13740542" calcext:value-type="float">
            <text:p>0.99991374054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256432636" calcext:value-type="float">
            <text:p>0.999256432636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6245382" calcext:value-type="float">
            <text:p>0.99998624538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55648649" calcext:value-type="float">
            <text:p>0.99995564864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9291764" calcext:value-type="float">
            <text:p>0.999989291764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83980292" calcext:value-type="float">
            <text:p>0.999983980292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8302339" calcext:value-type="float">
            <text:p>0.999998302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324365037" calcext:value-type="float">
            <text:p>0.99232436503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04156158" calcext:value-type="float">
            <text:p>0.999904156158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105332304" calcext:value-type="float">
            <text:p>0.999105332304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5031739" calcext:value-type="float">
            <text:p>0.99998503173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54792209" calcext:value-type="float">
            <text:p>0.999954792209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8985814" calcext:value-type="float">
            <text:p>0.99998898581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1765586" calcext:value-type="float">
            <text:p>0.999981765586</text:p>
          </table:table-cell>
          <table:table-cell office:value-type="float" office:value="4.832" calcext:value-type="float">
            <text:p>4.832</text:p>
          </table:table-cell>
          <table:table-cell office:value-type="float" office:value="0.999998265433" calcext:value-type="float">
            <text:p>0.999998265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251404129" calcext:value-type="float">
            <text:p>0.992251404129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895309034" calcext:value-type="float">
            <text:p>0.999895309034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945736371" calcext:value-type="float">
            <text:p>0.99894573637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3615822" calcext:value-type="float">
            <text:p>0.99998361582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53324027" calcext:value-type="float">
            <text:p>0.999953324027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8618675" calcext:value-type="float">
            <text:p>0.999988618675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79513968" calcext:value-type="float">
            <text:p>0.999979513968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8228528" calcext:value-type="float">
            <text:p>0.999998228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170336453" calcext:value-type="float">
            <text:p>0.992170336453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885724649" calcext:value-type="float">
            <text:p>0.999885724649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785938162" calcext:value-type="float">
            <text:p>0.998785938162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2806727" calcext:value-type="float">
            <text:p>0.99998280672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51978193" calcext:value-type="float">
            <text:p>0.99995197819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8006776" calcext:value-type="float">
            <text:p>0.99998800677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77668379" calcext:value-type="float">
            <text:p>0.999977668379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8191622" calcext:value-type="float">
            <text:p>0.999998191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2119484911" calcext:value-type="float">
            <text:p>0.992119484911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867293141" calcext:value-type="float">
            <text:p>0.99986729314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642726602" calcext:value-type="float">
            <text:p>0.99864272660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1593084" calcext:value-type="float">
            <text:p>0.99998159308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50571184" calcext:value-type="float">
            <text:p>0.999950571184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7823206" calcext:value-type="float">
            <text:p>0.99998782320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5896615" calcext:value-type="float">
            <text:p>0.999975896615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98154716" calcext:value-type="float">
            <text:p>0.999998154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2074529199" calcext:value-type="float">
            <text:p>0.99207452919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49598894" calcext:value-type="float">
            <text:p>0.99984959889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502953738" calcext:value-type="float">
            <text:p>0.998502953738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0986263" calcext:value-type="float">
            <text:p>0.999980986263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49470047" calcext:value-type="float">
            <text:p>0.99994947004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7517256" calcext:value-type="float">
            <text:p>0.999987517256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73866467" calcext:value-type="float">
            <text:p>0.999973866467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8117811" calcext:value-type="float">
            <text:p>0.999998117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2042102129" calcext:value-type="float">
            <text:p>0.99204210212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17159439" calcext:value-type="float">
            <text:p>0.999817159439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391499544" calcext:value-type="float">
            <text:p>0.99839149954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9165799" calcext:value-type="float">
            <text:p>0.99997916579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48919479" calcext:value-type="float">
            <text:p>0.99994891947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7150117" calcext:value-type="float">
            <text:p>0.999987150117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71762496" calcext:value-type="float">
            <text:p>0.999971762496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8080905" calcext:value-type="float">
            <text:p>0.999998080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1991987566" calcext:value-type="float">
            <text:p>0.991991987566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786931766" calcext:value-type="float">
            <text:p>0.99978693176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291170542" calcext:value-type="float">
            <text:p>0.99829117054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7749882" calcext:value-type="float">
            <text:p>0.999977749882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47573645" calcext:value-type="float">
            <text:p>0.999947573645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7088927" calcext:value-type="float">
            <text:p>0.999987088927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69843084" calcext:value-type="float">
            <text:p>0.999969843084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8043999" calcext:value-type="float">
            <text:p>0.999998043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1953664664" calcext:value-type="float">
            <text:p>0.99195366466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748594229" calcext:value-type="float">
            <text:p>0.99974859422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8204798599" calcext:value-type="float">
            <text:p>0.99820479859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5727144" calcext:value-type="float">
            <text:p>0.99997572714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46411333" calcext:value-type="float">
            <text:p>0.999946411333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6844167" calcext:value-type="float">
            <text:p>0.999986844167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67776025" calcext:value-type="float">
            <text:p>0.999967776025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007094" calcext:value-type="float">
            <text:p>0.999998007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1918289678" calcext:value-type="float">
            <text:p>0.99191828967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710256692" calcext:value-type="float">
            <text:p>0.99971025669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8134608752" calcext:value-type="float">
            <text:p>0.99813460875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4311227" calcext:value-type="float">
            <text:p>0.999974311227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45432545" calcext:value-type="float">
            <text:p>0.99994543254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6660597" calcext:value-type="float">
            <text:p>0.999986660597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6537676" calcext:value-type="float">
            <text:p>0.99996537676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7970188" calcext:value-type="float">
            <text:p>0.999997970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1893232397" calcext:value-type="float">
            <text:p>0.99189323239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646852304" calcext:value-type="float">
            <text:p>0.999646852304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8082623765" calcext:value-type="float">
            <text:p>0.998082623765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2693037" calcext:value-type="float">
            <text:p>0.99997269303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44881976" calcext:value-type="float">
            <text:p>0.99994488197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6538218" calcext:value-type="float">
            <text:p>0.999986538218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63383525" calcext:value-type="float">
            <text:p>0.999963383525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7933282" calcext:value-type="float">
            <text:p>0.99999793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1874070946" calcext:value-type="float">
            <text:p>0.991874070946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582710656" calcext:value-type="float">
            <text:p>0.999582710656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8029829673" calcext:value-type="float">
            <text:p>0.99802982967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9456656" calcext:value-type="float">
            <text:p>0.999969456656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43964362" calcext:value-type="float">
            <text:p>0.99994396436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6232268" calcext:value-type="float">
            <text:p>0.99998623226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6098426" calcext:value-type="float">
            <text:p>0.99996098426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7896377" calcext:value-type="float">
            <text:p>0.999997896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1857120432" calcext:value-type="float">
            <text:p>0.99185712043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498662978" calcext:value-type="float">
            <text:p>0.99949866297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982497039" calcext:value-type="float">
            <text:p>0.99798249703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7231644" calcext:value-type="float">
            <text:p>0.99996723164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42129134" calcext:value-type="float">
            <text:p>0.99994212913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6048698" calcext:value-type="float">
            <text:p>0.99998604869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58621906" calcext:value-type="float">
            <text:p>0.99995862190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7822565" calcext:value-type="float">
            <text:p>0.999997822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1843854812" calcext:value-type="float">
            <text:p>0.991843854812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393972012" calcext:value-type="float">
            <text:p>0.999393972012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942041796" calcext:value-type="float">
            <text:p>0.99794204179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2579347" calcext:value-type="float">
            <text:p>0.99996257934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3949864" calcext:value-type="float">
            <text:p>0.9999394986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5865128" calcext:value-type="float">
            <text:p>0.99998586512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56850142" calcext:value-type="float">
            <text:p>0.99995685014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7748754" calcext:value-type="float">
            <text:p>0.999997748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1835748045" calcext:value-type="float">
            <text:p>0.991835748045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255367071" calcext:value-type="float">
            <text:p>0.999255367071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877313408" calcext:value-type="float">
            <text:p>0.9978773134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792705" calcext:value-type="float">
            <text:p>0.99995792705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34421175" calcext:value-type="float">
            <text:p>0.99993442117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5681559" calcext:value-type="float">
            <text:p>0.999985681559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55078377" calcext:value-type="float">
            <text:p>0.99995507837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7601131" calcext:value-type="float">
            <text:p>0.999997601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1826167319" calcext:value-type="float">
            <text:p>0.99182616731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064416646" calcext:value-type="float">
            <text:p>0.99906441664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830587602" calcext:value-type="float">
            <text:p>0.99783058760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4690669" calcext:value-type="float">
            <text:p>0.99995469066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26407345" calcext:value-type="float">
            <text:p>0.999926407345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5559179" calcext:value-type="float">
            <text:p>0.99998555917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53048229" calcext:value-type="float">
            <text:p>0.999953048229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7490414" calcext:value-type="float">
            <text:p>0.999997490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1819534509" calcext:value-type="float">
            <text:p>0.991819534509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8832179644" calcext:value-type="float">
            <text:p>0.998832179644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792559674" calcext:value-type="float">
            <text:p>0.997792559674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8420181" calcext:value-type="float">
            <text:p>0.99994842018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14172489" calcext:value-type="float">
            <text:p>0.99991417248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5436799" calcext:value-type="float">
            <text:p>0.999985436799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51128817" calcext:value-type="float">
            <text:p>0.99995112881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7416603" calcext:value-type="float">
            <text:p>0.999997416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18129017" calcext:value-type="float">
            <text:p>0.991812901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8578562092" calcext:value-type="float">
            <text:p>0.998578562092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766263766" calcext:value-type="float">
            <text:p>0.997766263766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41947419" calcext:value-type="float">
            <text:p>0.99994194741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96064903" calcext:value-type="float">
            <text:p>0.999896064903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5375609" calcext:value-type="float">
            <text:p>0.999985375609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49024846" calcext:value-type="float">
            <text:p>0.99994902484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7342792" calcext:value-type="float">
            <text:p>0.999997342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1803320974" calcext:value-type="float">
            <text:p>0.99180332097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279234399" calcext:value-type="float">
            <text:p>0.99827923439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743811106" calcext:value-type="float">
            <text:p>0.99774381110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34463289" calcext:value-type="float">
            <text:p>0.999934463289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67680039" calcext:value-type="float">
            <text:p>0.99986768003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5253229" calcext:value-type="float">
            <text:p>0.99998525322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46994699" calcext:value-type="float">
            <text:p>0.999946994699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7084452" calcext:value-type="float">
            <text:p>0.999997084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179300327" calcext:value-type="float">
            <text:p>0.99179300327</text:p>
          </table:table-cell>
          <table:table-cell office:value-type="float" office:value="14.4" calcext:value-type="float">
            <text:p>14.4</text:p>
          </table:table-cell>
          <table:table-cell office:value-type="float" office:value="0.997926823964" calcext:value-type="float">
            <text:p>0.99792682396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728438114" calcext:value-type="float">
            <text:p>0.99772843811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29001896" calcext:value-type="float">
            <text:p>0.99992900189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98124886" calcext:value-type="float">
            <text:p>0.99979812488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506966" calcext:value-type="float">
            <text:p>0.99998506966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4492764" calcext:value-type="float">
            <text:p>0.99994492764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6936829" calcext:value-type="float">
            <text:p>0.999996936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1768682967" calcext:value-type="float">
            <text:p>0.99176868296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7539025032" calcext:value-type="float">
            <text:p>0.99753902503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714481055" calcext:value-type="float">
            <text:p>0.997714481055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20304123" calcext:value-type="float">
            <text:p>0.99992030412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554528915" calcext:value-type="float">
            <text:p>0.99955452891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488609" calcext:value-type="float">
            <text:p>0.9999848860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42454551" calcext:value-type="float">
            <text:p>0.99994245455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6789206" calcext:value-type="float">
            <text:p>0.999996789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1725201214" calcext:value-type="float">
            <text:p>0.99172520121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717186939" calcext:value-type="float">
            <text:p>0.99717186939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703153587" calcext:value-type="float">
            <text:p>0.997703153587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7358599" calcext:value-type="float">
            <text:p>0.99990735859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680470846" calcext:value-type="float">
            <text:p>0.99868047084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48249" calcext:value-type="float">
            <text:p>0.999984824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38320433" calcext:value-type="float">
            <text:p>0.999938320433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6493961" calcext:value-type="float">
            <text:p>0.999996493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157706846" calcext:value-type="float">
            <text:p>0.9915770684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6793654843" calcext:value-type="float">
            <text:p>0.996793654843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694657986" calcext:value-type="float">
            <text:p>0.997694657986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97851731" calcext:value-type="float">
            <text:p>0.99989785173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026853061" calcext:value-type="float">
            <text:p>0.99602685306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8433538" calcext:value-type="float">
            <text:p>0.99998433538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34592345" calcext:value-type="float">
            <text:p>0.999934592345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235621" calcext:value-type="float">
            <text:p>0.99999623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279328995" calcext:value-type="float">
            <text:p>0.99127932899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6461150436" calcext:value-type="float">
            <text:p>0.99646115043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684139623" calcext:value-type="float">
            <text:p>0.997684139623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81063005" calcext:value-type="float">
            <text:p>0.99988106300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9282878421" calcext:value-type="float">
            <text:p>0.989282878421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84213001" calcext:value-type="float">
            <text:p>0.99998421300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31454844" calcext:value-type="float">
            <text:p>0.999931454844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5866565" calcext:value-type="float">
            <text:p>0.999995866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0756810974" calcext:value-type="float">
            <text:p>0.99075681097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6147077537" calcext:value-type="float">
            <text:p>0.996147077537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674632641" calcext:value-type="float">
            <text:p>0.99767463264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60431078" calcext:value-type="float">
            <text:p>0.99986043107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465164308" calcext:value-type="float">
            <text:p>0.9746516430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84090621" calcext:value-type="float">
            <text:p>0.999984090621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28206608" calcext:value-type="float">
            <text:p>0.999928206608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5534414" calcext:value-type="float">
            <text:p>0.999995534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415509426" calcext:value-type="float">
            <text:p>0.98941550942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588313834" calcext:value-type="float">
            <text:p>0.99588313834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662496068" calcext:value-type="float">
            <text:p>0.99766249606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4242871" calcext:value-type="float">
            <text:p>0.9998424287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7256456027" calcext:value-type="float">
            <text:p>0.94725645602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83784671" calcext:value-type="float">
            <text:p>0.999983784671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22928225" calcext:value-type="float">
            <text:p>0.99992292822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5165357" calcext:value-type="float">
            <text:p>0.999995165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1131866893" calcext:value-type="float">
            <text:p>0.98113186689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5650901338" calcext:value-type="float">
            <text:p>0.995650901338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647932181" calcext:value-type="float">
            <text:p>0.997647932181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19774044" calcext:value-type="float">
            <text:p>0.999819774044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2917340093" calcext:value-type="float">
            <text:p>0.90291734009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83478722" calcext:value-type="float">
            <text:p>0.99998347872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17502195" calcext:value-type="float">
            <text:p>0.99991750219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4833206" calcext:value-type="float">
            <text:p>0.999994833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9857431437" calcext:value-type="float">
            <text:p>0.94985743143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5471009818" calcext:value-type="float">
            <text:p>0.995471009818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613949777" calcext:value-type="float">
            <text:p>0.997613949777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95298914" calcext:value-type="float">
            <text:p>0.99979529891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40720963324" calcext:value-type="float">
            <text:p>0.840720963324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83356342" calcext:value-type="float">
            <text:p>0.99998335634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12223812" calcext:value-type="float">
            <text:p>0.99991222381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4390338" calcext:value-type="float">
            <text:p>0.999994390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84510988723" calcext:value-type="float">
            <text:p>0.88451098872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5335353918" calcext:value-type="float">
            <text:p>0.99533535391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549625941" calcext:value-type="float">
            <text:p>0.997549625941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70014689" calcext:value-type="float">
            <text:p>0.99977001468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648758101" calcext:value-type="float">
            <text:p>0.764875810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83050392" calcext:value-type="float">
            <text:p>0.999983050392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03254252" calcext:value-type="float">
            <text:p>0.99990325425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3836753" calcext:value-type="float">
            <text:p>0.999993836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99142377685" calcext:value-type="float">
            <text:p>0.699142377685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5224027609" calcext:value-type="float">
            <text:p>0.99522402760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404391619" calcext:value-type="float">
            <text:p>0.99740439161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39875893" calcext:value-type="float">
            <text:p>0.999739875893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81737887799" calcext:value-type="float">
            <text:p>0.681737887799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82805632" calcext:value-type="float">
            <text:p>0.999982805632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89707633" calcext:value-type="float">
            <text:p>0.999889707633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3467696" calcext:value-type="float">
            <text:p>0.999993467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79422444397" calcext:value-type="float">
            <text:p>0.47942244439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131132808" calcext:value-type="float">
            <text:p>0.99513113280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7015414459" calcext:value-type="float">
            <text:p>0.99701541445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703264335" calcext:value-type="float">
            <text:p>0.99970326433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598261304701" calcext:value-type="float">
            <text:p>0.59826130470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82622063" calcext:value-type="float">
            <text:p>0.999982622063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70698072" calcext:value-type="float">
            <text:p>0.99987069807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2914111" calcext:value-type="float">
            <text:p>0.999992914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69149032605" calcext:value-type="float">
            <text:p>0.36914903260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047085131" calcext:value-type="float">
            <text:p>0.99504708513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6043679526" calcext:value-type="float">
            <text:p>0.99604367952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64023218" calcext:value-type="float">
            <text:p>0.999664023218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19112373476" calcext:value-type="float">
            <text:p>0.51911237347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82560873" calcext:value-type="float">
            <text:p>0.99998256087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38031156" calcext:value-type="float">
            <text:p>0.999838031156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2434337" calcext:value-type="float">
            <text:p>0.999992434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12916070635" calcext:value-type="float">
            <text:p>0.312916070635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4985155263" calcext:value-type="float">
            <text:p>0.99498515526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3442205134" calcext:value-type="float">
            <text:p>0.993442205134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28827577" calcext:value-type="float">
            <text:p>0.99962882757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47720952312" calcext:value-type="float">
            <text:p>0.44772095231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82377303" calcext:value-type="float">
            <text:p>0.99998237730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67234382" calcext:value-type="float">
            <text:p>0.99976723438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1991469" calcext:value-type="float">
            <text:p>0.999991991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74433244822" calcext:value-type="float">
            <text:p>0.27443324482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4937970602" calcext:value-type="float">
            <text:p>0.99493797060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705371546" calcext:value-type="float">
            <text:p>0.9870537154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83518245" calcext:value-type="float">
            <text:p>0.99958351824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85223720448" calcext:value-type="float">
            <text:p>0.38522372044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81887784" calcext:value-type="float">
            <text:p>0.99998188778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587917006" calcext:value-type="float">
            <text:p>0.999587917006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1290261" calcext:value-type="float">
            <text:p>0.999991290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29890241736" calcext:value-type="float">
            <text:p>0.22989024173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4890048681" calcext:value-type="float">
            <text:p>0.994890048681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73417264477" calcext:value-type="float">
            <text:p>0.973417264477</text:p>
          </table:table-cell>
          <table:table-cell office:value-type="float" office:value="14.4" calcext:value-type="float">
            <text:p>14.4</text:p>
          </table:table-cell>
          <table:table-cell office:value-type="float" office:value="0.999533354343" calcext:value-type="float">
            <text:p>0.999533354343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32090435157" calcext:value-type="float">
            <text:p>0.332090435157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81337074" calcext:value-type="float">
            <text:p>0.99998133707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098651502" calcext:value-type="float">
            <text:p>0.99909865150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069977" calcext:value-type="float">
            <text:p>0.99999069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69132229486" calcext:value-type="float">
            <text:p>0.16913222948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4808212785" calcext:value-type="float">
            <text:p>0.99480821278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47176375756" calcext:value-type="float">
            <text:p>0.94717637575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483392714" calcext:value-type="float">
            <text:p>0.999483392714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88238021771" calcext:value-type="float">
            <text:p>0.28823802177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80908745" calcext:value-type="float">
            <text:p>0.999980908745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707889854" calcext:value-type="float">
            <text:p>0.997707889854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010928" calcext:value-type="float">
            <text:p>0.99999010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31028210814" calcext:value-type="float">
            <text:p>0.131028210814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4747020178" calcext:value-type="float">
            <text:p>0.994747020178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900034892647" calcext:value-type="float">
            <text:p>0.90003489264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434442455" calcext:value-type="float">
            <text:p>0.99943444245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52569319632" calcext:value-type="float">
            <text:p>0.25256931963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79868516" calcext:value-type="float">
            <text:p>0.99997986851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4130548808" calcext:value-type="float">
            <text:p>0.994130548808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89371166" calcext:value-type="float">
            <text:p>0.999989371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13152788249" calcext:value-type="float">
            <text:p>0.113152788249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4698360997" calcext:value-type="float">
            <text:p>0.99469836099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29583705437" calcext:value-type="float">
            <text:p>0.82958370543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376592148" calcext:value-type="float">
            <text:p>0.999376592148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24029806555" calcext:value-type="float">
            <text:p>0.224029806555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78767098" calcext:value-type="float">
            <text:p>0.99997876709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6244017064" calcext:value-type="float">
            <text:p>0.98624401706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88522336" calcext:value-type="float">
            <text:p>0.999988522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0169497771" calcext:value-type="float">
            <text:p>0.10169497771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4663709761" calcext:value-type="float">
            <text:p>0.994663709761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35401675049" calcext:value-type="float">
            <text:p>0.73540167504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32400096" calcext:value-type="float">
            <text:p>0.9993240009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01378134111" calcext:value-type="float">
            <text:p>0.201378134111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7680902" calcext:value-type="float">
            <text:p>0.9999768090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1030646735" calcext:value-type="float">
            <text:p>0.97103064673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7784222" calcext:value-type="float">
            <text:p>0.999987784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935859991702" calcext:value-type="float">
            <text:p>0.093585999170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4642329212" calcext:value-type="float">
            <text:p>0.994642329212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615900730925" calcext:value-type="float">
            <text:p>0.615900730925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269387034" calcext:value-type="float">
            <text:p>0.999269387034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83384148766" calcext:value-type="float">
            <text:p>0.18338414876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4361424" calcext:value-type="float">
            <text:p>0.99997436142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5941643231" calcext:value-type="float">
            <text:p>0.94594164323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7230637" calcext:value-type="float">
            <text:p>0.999987230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880173868056" calcext:value-type="float">
            <text:p>0.088017386805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4619474142" calcext:value-type="float">
            <text:p>0.994619474142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2490192132" calcext:value-type="float">
            <text:p>0.492490192132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2202345" calcext:value-type="float">
            <text:p>0.999220234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69158131835" calcext:value-type="float">
            <text:p>0.16915813183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0995978" calcext:value-type="float">
            <text:p>0.99997099597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9750059336" calcext:value-type="float">
            <text:p>0.909750059336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6418712" calcext:value-type="float">
            <text:p>0.999986418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838085004617" calcext:value-type="float">
            <text:p>0.083808500461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4599568113" calcext:value-type="float">
            <text:p>0.994599568113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9407613879" calcext:value-type="float">
            <text:p>0.39407613879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173711526" calcext:value-type="float">
            <text:p>0.999173711526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57923781745" calcext:value-type="float">
            <text:p>0.157923781745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7141013" calcext:value-type="float">
            <text:p>0.999967141013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2935748052" calcext:value-type="float">
            <text:p>0.86293574805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5938938" calcext:value-type="float">
            <text:p>0.999985938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803093247726" calcext:value-type="float">
            <text:p>0.080309324772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4585560167" calcext:value-type="float">
            <text:p>0.99458556016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23378376875" calcext:value-type="float">
            <text:p>0.323378376875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129818111" calcext:value-type="float">
            <text:p>0.99912981811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49065868791" calcext:value-type="float">
            <text:p>0.14906586879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151154" calcext:value-type="float">
            <text:p>0.9999615115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7947509987" calcext:value-type="float">
            <text:p>0.80794750998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5163919" calcext:value-type="float">
            <text:p>0.999985163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772346489143" calcext:value-type="float">
            <text:p>0.077234648914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4575238522" calcext:value-type="float">
            <text:p>0.99457523852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70593589664" calcext:value-type="float">
            <text:p>0.27059358966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082486042" calcext:value-type="float">
            <text:p>0.99908248604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42036699672" calcext:value-type="float">
            <text:p>0.14203669967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54719459" calcext:value-type="float">
            <text:p>0.999954719459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7646191831" calcext:value-type="float">
            <text:p>0.74764619183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8464724" calcext:value-type="float">
            <text:p>0.99998464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742638870771" calcext:value-type="float">
            <text:p>0.074263887077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4564179617" calcext:value-type="float">
            <text:p>0.99456417961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28457431476" calcext:value-type="float">
            <text:p>0.22845743147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047088127" calcext:value-type="float">
            <text:p>0.99904708812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36420534002" calcext:value-type="float">
            <text:p>0.136420534002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45296212" calcext:value-type="float">
            <text:p>0.99994529621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85229533993" calcext:value-type="float">
            <text:p>0.68522953399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3576975" calcext:value-type="float">
            <text:p>0.999983576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715274845216" calcext:value-type="float">
            <text:p>0.071527484521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4551646192" calcext:value-type="float">
            <text:p>0.99455164619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94703195054" calcext:value-type="float">
            <text:p>0.194703195054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007240188" calcext:value-type="float">
            <text:p>0.999007240188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1861215141" calcext:value-type="float">
            <text:p>0.13186121514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36546053" calcext:value-type="float">
            <text:p>0.99993654605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23462338737" calcext:value-type="float">
            <text:p>0.623462338737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3171013" calcext:value-type="float">
            <text:p>0.999983171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88301418463" calcext:value-type="float">
            <text:p>0.0688301418463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545748109" calcext:value-type="float">
            <text:p>0.994545748109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6838341861" calcext:value-type="float">
            <text:p>0.1683834186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971842273" calcext:value-type="float">
            <text:p>0.998971842273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8159009075" calcext:value-type="float">
            <text:p>0.12815900907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26572096" calcext:value-type="float">
            <text:p>0.999926572096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4572526644" calcext:value-type="float">
            <text:p>0.564572526644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2654334" calcext:value-type="float">
            <text:p>0.999982654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660745778401" calcext:value-type="float">
            <text:p>0.066074577840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538375506" calcext:value-type="float">
            <text:p>0.99453837550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48780628412" calcext:value-type="float">
            <text:p>0.148780628412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941501203" calcext:value-type="float">
            <text:p>0.998941501203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5104516252" calcext:value-type="float">
            <text:p>0.125104516252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10785097" calcext:value-type="float">
            <text:p>0.99991078509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10028669371" calcext:value-type="float">
            <text:p>0.510028669371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1879314" calcext:value-type="float">
            <text:p>0.999981879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634479851366" calcext:value-type="float">
            <text:p>0.063447985136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531002903" calcext:value-type="float">
            <text:p>0.99453100290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33735323596" calcext:value-type="float">
            <text:p>0.133735323596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908530574" calcext:value-type="float">
            <text:p>0.998908530574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2583340776" calcext:value-type="float">
            <text:p>0.122583340776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95304047" calcext:value-type="float">
            <text:p>0.99989530404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60548368629" calcext:value-type="float">
            <text:p>0.46054836862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0845956" calcext:value-type="float">
            <text:p>0.999980845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609039340669" calcext:value-type="float">
            <text:p>0.060903934066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52510482" calcext:value-type="float">
            <text:p>0.9945251048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22241382275" calcext:value-type="float">
            <text:p>0.12224138227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887291825" calcext:value-type="float">
            <text:p>0.99888729182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20462550943" calcext:value-type="float">
            <text:p>0.12046255094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76212792" calcext:value-type="float">
            <text:p>0.99987621279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416648610659" calcext:value-type="float">
            <text:p>0.41664861065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0107842" calcext:value-type="float">
            <text:p>0.999980107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586016120676" calcext:value-type="float">
            <text:p>0.058601612067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517732217" calcext:value-type="float">
            <text:p>0.99451773221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13615110842" calcext:value-type="float">
            <text:p>0.113615110842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842791589" calcext:value-type="float">
            <text:p>0.998842791589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8641392718" calcext:value-type="float">
            <text:p>0.11864139271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49717557" calcext:value-type="float">
            <text:p>0.999849717557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78384873852" calcext:value-type="float">
            <text:p>0.37838487385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79369729" calcext:value-type="float">
            <text:p>0.999979369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564842717654" calcext:value-type="float">
            <text:p>0.0564842717654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509622353" calcext:value-type="float">
            <text:p>0.99450962235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07011601552" calcext:value-type="float">
            <text:p>0.10701160155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802134555" calcext:value-type="float">
            <text:p>0.998802134555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7103838441" calcext:value-type="float">
            <text:p>0.11710383844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05232485" calcext:value-type="float">
            <text:p>0.99980523248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45299304619" calcext:value-type="float">
            <text:p>0.34529930461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8594709" calcext:value-type="float">
            <text:p>0.999978594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545762334631" calcext:value-type="float">
            <text:p>0.0545762334631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507410572" calcext:value-type="float">
            <text:p>0.994507410572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01940334585" calcext:value-type="float">
            <text:p>0.101940334585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771388937" calcext:value-type="float">
            <text:p>0.99877138893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15778864777" calcext:value-type="float">
            <text:p>0.11577886477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728010806" calcext:value-type="float">
            <text:p>0.99972801080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17119900132" calcext:value-type="float">
            <text:p>0.317119900132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7672068" calcext:value-type="float">
            <text:p>0.999977672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529106612101" calcext:value-type="float">
            <text:p>0.0529106612101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503724271" calcext:value-type="float">
            <text:p>0.99450372427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978711439832" calcext:value-type="float">
            <text:p>0.097871143983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743475153" calcext:value-type="float">
            <text:p>0.99874347515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14630256553" calcext:value-type="float">
            <text:p>0.11463025655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573016738" calcext:value-type="float">
            <text:p>0.999573016738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93177302362" calcext:value-type="float">
            <text:p>0.293177302362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697086" calcext:value-type="float">
            <text:p>0.99997697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13526878725" calcext:value-type="float">
            <text:p>0.051352687872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500775229" calcext:value-type="float">
            <text:p>0.99450077522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945633210518" calcext:value-type="float">
            <text:p>0.094563321051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717179559" calcext:value-type="float">
            <text:p>0.998717179559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13598001803" calcext:value-type="float">
            <text:p>0.11359800180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260336247" calcext:value-type="float">
            <text:p>0.999260336247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73034033021" calcext:value-type="float">
            <text:p>0.273034033021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6195841" calcext:value-type="float">
            <text:p>0.999976195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99789592532" calcext:value-type="float">
            <text:p>0.049978959253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496351667" calcext:value-type="float">
            <text:p>0.994496351667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917800003439" calcext:value-type="float">
            <text:p>0.091780000343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699581738" calcext:value-type="float">
            <text:p>0.998699581738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12686933297" calcext:value-type="float">
            <text:p>0.11268693329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651129404" calcext:value-type="float">
            <text:p>0.99865112940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56142838212" calcext:value-type="float">
            <text:p>0.256142838212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75420822" calcext:value-type="float">
            <text:p>0.999975420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486929311197" calcext:value-type="float">
            <text:p>0.048692931119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492665366" calcext:value-type="float">
            <text:p>0.994492665366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893870727294" calcext:value-type="float">
            <text:p>0.089387072729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684815751" calcext:value-type="float">
            <text:p>0.99868481575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11855207827" calcext:value-type="float">
            <text:p>0.111855207827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512323803" calcext:value-type="float">
            <text:p>0.99751232380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42005039933" calcext:value-type="float">
            <text:p>0.24200503993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74904142" calcext:value-type="float">
            <text:p>0.999974904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474363821412" calcext:value-type="float">
            <text:p>0.047436382141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490453585" calcext:value-type="float">
            <text:p>0.99449045358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872793545771" calcext:value-type="float">
            <text:p>0.087279354577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670049763" calcext:value-type="float">
            <text:p>0.998670049763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11088694137" calcext:value-type="float">
            <text:p>0.11108869413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5538275794" calcext:value-type="float">
            <text:p>0.99553827579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30193458275" calcext:value-type="float">
            <text:p>0.23019345827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74313651" calcext:value-type="float">
            <text:p>0.999974313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62078383599" calcext:value-type="float">
            <text:p>0.0462078383599</text:p>
          </table:table-cell>
          <table:table-cell office:value-type="float" office:value="22.4" calcext:value-type="float">
            <text:p>22.4</text:p>
          </table:table-cell>
          <table:table-cell office:value-type="float" office:value="0.994488241804" calcext:value-type="float">
            <text:p>0.994488241804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853508531505" calcext:value-type="float">
            <text:p>0.085350853150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657711062" calcext:value-type="float">
            <text:p>0.99865771106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10403970455" calcext:value-type="float">
            <text:p>0.110403970455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285542027" calcext:value-type="float">
            <text:p>0.99228554202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20320814953" calcext:value-type="float">
            <text:p>0.220320814953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73796972" calcext:value-type="float">
            <text:p>0.999973796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48274769307" calcext:value-type="float">
            <text:p>0.044827476930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484555502" calcext:value-type="float">
            <text:p>0.99448455550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835352218515" calcext:value-type="float">
            <text:p>0.083535221851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646181455" calcext:value-type="float">
            <text:p>0.998646181455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09722427836" calcext:value-type="float">
            <text:p>0.10972242783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7160396709" calcext:value-type="float">
            <text:p>0.987160396709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12052209483" calcext:value-type="float">
            <text:p>0.21205220948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73280292" calcext:value-type="float">
            <text:p>0.999973280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34102665579" calcext:value-type="float">
            <text:p>0.043410266557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483080981" calcext:value-type="float">
            <text:p>0.99448308098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818575429306" calcext:value-type="float">
            <text:p>0.081857542930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636472313" calcext:value-type="float">
            <text:p>0.99863647231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0905581174" calcext:value-type="float">
            <text:p>0.1090558117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9543414279" calcext:value-type="float">
            <text:p>0.97954341427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05100911241" calcext:value-type="float">
            <text:p>0.20510091124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72652896" calcext:value-type="float">
            <text:p>0.999972652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18375536428" calcext:value-type="float">
            <text:p>0.04183755364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481606461" calcext:value-type="float">
            <text:p>0.99448160646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802694723726" calcext:value-type="float">
            <text:p>0.080269472372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628179087" calcext:value-type="float">
            <text:p>0.99862817908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08298963585" calcext:value-type="float">
            <text:p>0.10829896358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846118549" calcext:value-type="float">
            <text:p>0.9684611854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927257976" calcext:value-type="float">
            <text:p>0.1992725797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71951688" calcext:value-type="float">
            <text:p>0.999971951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02626297912" calcext:value-type="float">
            <text:p>0.040262629791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478657419" calcext:value-type="float">
            <text:p>0.99447865741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786854473389" calcext:value-type="float">
            <text:p>0.078685447338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621099504" calcext:value-type="float">
            <text:p>0.998621099504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07409856644" calcext:value-type="float">
            <text:p>0.10740985664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53047383455" calcext:value-type="float">
            <text:p>0.953047383455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4311305743" calcext:value-type="float">
            <text:p>0.19431130574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71435009" calcext:value-type="float">
            <text:p>0.999971435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386339064818" calcext:value-type="float">
            <text:p>0.038633906481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477920159" calcext:value-type="float">
            <text:p>0.99447792015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771459230723" calcext:value-type="float">
            <text:p>0.077145923072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614626742" calcext:value-type="float">
            <text:p>0.99861462674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06299054123" calcext:value-type="float">
            <text:p>0.10629905412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32574949544" calcext:value-type="float">
            <text:p>0.93257494954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90072505789" calcext:value-type="float">
            <text:p>0.19007250578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70807612" calcext:value-type="float">
            <text:p>0.999970807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368894774893" calcext:value-type="float">
            <text:p>0.0368894774893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474971118" calcext:value-type="float">
            <text:p>0.99447497111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756136807495" calcext:value-type="float">
            <text:p>0.075613680749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608558528" calcext:value-type="float">
            <text:p>0.99860855852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04967595985" calcext:value-type="float">
            <text:p>0.10496759598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6268056763" calcext:value-type="float">
            <text:p>0.906268056763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6443340618" calcext:value-type="float">
            <text:p>0.18644334061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70217122" calcext:value-type="float">
            <text:p>0.999970217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50013376167" calcext:value-type="float">
            <text:p>0.035001337616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469073035" calcext:value-type="float">
            <text:p>0.994469073035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740767860737" calcext:value-type="float">
            <text:p>0.074076786073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603906231" calcext:value-type="float">
            <text:p>0.998603906231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03464727524" calcext:value-type="float">
            <text:p>0.10346472752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4184284825" calcext:value-type="float">
            <text:p>0.874184284825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3317024483" calcext:value-type="float">
            <text:p>0.183317024483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69774254" calcext:value-type="float">
            <text:p>0.999969774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20114143288" calcext:value-type="float">
            <text:p>0.032011414328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448429746" calcext:value-type="float">
            <text:p>0.99444842974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724887155157" calcext:value-type="float">
            <text:p>0.072488715515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598444838" calcext:value-type="float">
            <text:p>0.99859844483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186728363" calcext:value-type="float">
            <text:p>0.1018672836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36621689832" calcext:value-type="float">
            <text:p>0.83662168983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0606667078" calcext:value-type="float">
            <text:p>0.180606667078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69257574" calcext:value-type="float">
            <text:p>0.999969257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88298765339" calcext:value-type="float">
            <text:p>0.0288298765339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354060424" calcext:value-type="float">
            <text:p>0.994354060424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08725285639" calcext:value-type="float">
            <text:p>0.070872528563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593387993" calcext:value-type="float">
            <text:p>0.998593387993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0303852634" calcext:value-type="float">
            <text:p>0.10030385263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94438032081" calcext:value-type="float">
            <text:p>0.79443803208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8226965303" calcext:value-type="float">
            <text:p>0.178226965303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68740895" calcext:value-type="float">
            <text:p>0.999968740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70110126753" calcext:value-type="float">
            <text:p>0.027011012675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314985627" calcext:value-type="float">
            <text:p>0.99431498562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691730038119" calcext:value-type="float">
            <text:p>0.069173003811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590758434" calcext:value-type="float">
            <text:p>0.99859075843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88322442273" calcext:value-type="float">
            <text:p>0.098832244227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49013572597" calcext:value-type="float">
            <text:p>0.749013572597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76134252535" calcext:value-type="float">
            <text:p>0.17613425253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6818731" calcext:value-type="float">
            <text:p>0.99996818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59726094432" calcext:value-type="float">
            <text:p>0.0259726094432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258953842" calcext:value-type="float">
            <text:p>0.99425895384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673539338172" calcext:value-type="float">
            <text:p>0.067353933817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588331148" calcext:value-type="float">
            <text:p>0.99858833114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74706271709" calcext:value-type="float">
            <text:p>0.0974706271709</text:p>
          </table:table-cell>
          <table:table-cell office:value-type="float" office:value="28.8" calcext:value-type="float">
            <text:p>28.8</text:p>
          </table:table-cell>
          <table:table-cell office:value-type="float" office:value="0.701073350743" calcext:value-type="float">
            <text:p>0.70107335074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4257030677" calcext:value-type="float">
            <text:p>0.17425703067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67190856" calcext:value-type="float">
            <text:p>0.999967190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5254055042" calcext:value-type="float">
            <text:p>0.025254055042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3984693001" calcext:value-type="float">
            <text:p>0.993984693001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653562539254" calcext:value-type="float">
            <text:p>0.065356253925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585499315" calcext:value-type="float">
            <text:p>0.99858549931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6275220625" calcext:value-type="float">
            <text:p>0.09627522062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52117376218" calcext:value-type="float">
            <text:p>0.652117376218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2579870609" calcext:value-type="float">
            <text:p>0.17257987060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66083686" calcext:value-type="float">
            <text:p>0.999966083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32627381271" calcext:value-type="float">
            <text:p>0.023262738127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535701463" calcext:value-type="float">
            <text:p>0.99353570146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30800396866" calcext:value-type="float">
            <text:p>0.063080039686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582869755" calcext:value-type="float">
            <text:p>0.99858286975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43334267261" calcext:value-type="float">
            <text:p>0.094333426726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03033575949" calcext:value-type="float">
            <text:p>0.60303357594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1056706444" calcext:value-type="float">
            <text:p>0.17105670644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6519795" calcext:value-type="float">
            <text:p>0.99996519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20607255852" calcext:value-type="float">
            <text:p>0.022060725585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998238685" calcext:value-type="float">
            <text:p>0.992998238685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05801079548" calcext:value-type="float">
            <text:p>0.060580107954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580240196" calcext:value-type="float">
            <text:p>0.998580240196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2938530863" calcext:value-type="float">
            <text:p>0.09293853086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54823996068" calcext:value-type="float">
            <text:p>0.554823996068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69669266855" calcext:value-type="float">
            <text:p>0.169669266855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64053874" calcext:value-type="float">
            <text:p>0.999964053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5079914304" calcext:value-type="float">
            <text:p>0.021507991430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2633294824" calcext:value-type="float">
            <text:p>0.99263329482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578131716202" calcext:value-type="float">
            <text:p>0.0578131716202</text:p>
          </table:table-cell>
          <table:table-cell office:value-type="float" office:value="22.4" calcext:value-type="float">
            <text:p>22.4</text:p>
          </table:table-cell>
          <table:table-cell office:value-type="float" office:value="0.998576599268" calcext:value-type="float">
            <text:p>0.998576599268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19348445011" calcext:value-type="float">
            <text:p>0.091934844501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08255223891" calcext:value-type="float">
            <text:p>0.50825522389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68370009483" calcext:value-type="float">
            <text:p>0.16837000948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63094327" calcext:value-type="float">
            <text:p>0.999963094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1822467685" calcext:value-type="float">
            <text:p>0.021182246768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303739458" calcext:value-type="float">
            <text:p>0.99230373945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49064624216" calcext:value-type="float">
            <text:p>0.0549064624216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573160613" calcext:value-type="float">
            <text:p>0.99857316061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2050353771" calcext:value-type="float">
            <text:p>0.0912050353771</text:p>
          </table:table-cell>
          <table:table-cell office:value-type="float" office:value="30.08" calcext:value-type="float">
            <text:p>30.08</text:p>
          </table:table-cell>
          <table:table-cell office:value-type="float" office:value="0.463306577225" calcext:value-type="float">
            <text:p>0.46330657722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7110026233" calcext:value-type="float">
            <text:p>0.167110026233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62282402" calcext:value-type="float">
            <text:p>0.999962282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9744187263" calcext:value-type="float">
            <text:p>0.020974418726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1966811489" calcext:value-type="float">
            <text:p>0.991966811489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18862762668" calcext:value-type="float">
            <text:p>0.051886276266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569721958" calcext:value-type="float">
            <text:p>0.99856972195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06509187765" calcext:value-type="float">
            <text:p>0.0906509187765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20950731039" calcext:value-type="float">
            <text:p>0.42095073103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5836717835" calcext:value-type="float">
            <text:p>0.16583671783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61249043" calcext:value-type="float">
            <text:p>0.999961249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8329187827" calcext:value-type="float">
            <text:p>0.020832918782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62988352" calcext:value-type="float">
            <text:p>0.99162988352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8817948373" calcext:value-type="float">
            <text:p>0.048817948373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564867387" calcext:value-type="float">
            <text:p>0.998564867387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2085675798" calcext:value-type="float">
            <text:p>0.090208567579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81080358213" calcext:value-type="float">
            <text:p>0.381080358213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4496377664" calcext:value-type="float">
            <text:p>0.16449637766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59772816" calcext:value-type="float">
            <text:p>0.999959772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674468325" calcext:value-type="float">
            <text:p>0.020674468325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211856915" calcext:value-type="float">
            <text:p>0.99121185691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60263343403" calcext:value-type="float">
            <text:p>0.046026334340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558192352" calcext:value-type="float">
            <text:p>0.99855819235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836199756" calcext:value-type="float">
            <text:p>0.08983619975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44089888972" calcext:value-type="float">
            <text:p>0.34408988897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3048550419" calcext:value-type="float">
            <text:p>0.16304855041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58185872" calcext:value-type="float">
            <text:p>0.999958185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5882417969" calcext:value-type="float">
            <text:p>0.0205882417969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560856048" calcext:value-type="float">
            <text:p>0.990560856048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20665751704" calcext:value-type="float">
            <text:p>0.0420665751704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550708221" calcext:value-type="float">
            <text:p>0.998550708221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5171147275" calcext:value-type="float">
            <text:p>0.0895171147275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09964698923" calcext:value-type="float">
            <text:p>0.30996469892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1484672572" calcext:value-type="float">
            <text:p>0.161484672572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564144" calcext:value-type="float">
            <text:p>0.9999564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5093850575" calcext:value-type="float">
            <text:p>0.020509385057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0509469" calcext:value-type="float">
            <text:p>0.989050946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97043935405" calcext:value-type="float">
            <text:p>0.039704393540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542414995" calcext:value-type="float">
            <text:p>0.99854241499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2216429698" calcext:value-type="float">
            <text:p>0.0892216429698</text:p>
          </table:table-cell>
          <table:table-cell office:value-type="float" office:value="31.36" calcext:value-type="float">
            <text:p>31.36</text:p>
          </table:table-cell>
          <table:table-cell office:value-type="float" office:value="0.278597583329" calcext:value-type="float">
            <text:p>0.27859758332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5983682045" calcext:value-type="float">
            <text:p>0.15983682045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54642927" calcext:value-type="float">
            <text:p>0.999954642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4445309166" calcext:value-type="float">
            <text:p>0.020444530916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4468873975" calcext:value-type="float">
            <text:p>0.98446887397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81583964351" calcext:value-type="float">
            <text:p>0.038158396435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531694484" calcext:value-type="float">
            <text:p>0.998531694484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9485609975" calcext:value-type="float">
            <text:p>0.088948560997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5025398406" calcext:value-type="float">
            <text:p>0.25025398406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8149361999" calcext:value-type="float">
            <text:p>0.15814936199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52502398" calcext:value-type="float">
            <text:p>0.999952502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3590413674" calcext:value-type="float">
            <text:p>0.020359041367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2844490417" calcext:value-type="float">
            <text:p>0.97284449041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72202393534" calcext:value-type="float">
            <text:p>0.037220239353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519558056" calcext:value-type="float">
            <text:p>0.99851955805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6904055488" calcext:value-type="float">
            <text:p>0.088690405548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24594725392" calcext:value-type="float">
            <text:p>0.22459472539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6466665166" calcext:value-type="float">
            <text:p>0.15646666516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50288058" calcext:value-type="float">
            <text:p>0.999950288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2978721209" calcext:value-type="float">
            <text:p>0.020297872120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3009238609" calcext:value-type="float">
            <text:p>0.953009238609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6083538054" calcext:value-type="float">
            <text:p>0.0366083538054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499128402" calcext:value-type="float">
            <text:p>0.99849912840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440202756" calcext:value-type="float">
            <text:p>0.08844020275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01518599196" calcext:value-type="float">
            <text:p>0.201518599196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4814383631" calcext:value-type="float">
            <text:p>0.154814383631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47926095" calcext:value-type="float">
            <text:p>0.999947926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2330179801" calcext:value-type="float">
            <text:p>0.0202330179801</text:p>
          </table:table-cell>
          <table:table-cell office:value-type="float" office:value="28.8" calcext:value-type="float">
            <text:p>28.8</text:p>
          </table:table-cell>
          <table:table-cell office:value-type="float" office:value="0.927435152425" calcext:value-type="float">
            <text:p>0.92743515242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61949012235" calcext:value-type="float">
            <text:p>0.036194901223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476069189" calcext:value-type="float">
            <text:p>0.998476069189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2014395531" calcext:value-type="float">
            <text:p>0.088201439553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80841546193" calcext:value-type="float">
            <text:p>0.180841546193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3247036077" calcext:value-type="float">
            <text:p>0.153247036077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45305792" calcext:value-type="float">
            <text:p>0.999945305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1283669801" calcext:value-type="float">
            <text:p>0.020128366980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88198895142" calcext:value-type="float">
            <text:p>0.88819889514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8880482065" calcext:value-type="float">
            <text:p>0.035888048206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437232619" calcext:value-type="float">
            <text:p>0.99843723261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9629210473" calcext:value-type="float">
            <text:p>0.0879629210473</text:p>
          </table:table-cell>
          <table:table-cell office:value-type="float" office:value="32.64" calcext:value-type="float">
            <text:p>32.64</text:p>
          </table:table-cell>
          <table:table-cell office:value-type="float" office:value="0.162278176597" calcext:value-type="float">
            <text:p>0.16227817659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1774625595" calcext:value-type="float">
            <text:p>0.151774625595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42131904" calcext:value-type="float">
            <text:p>0.999942131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0023435928" calcext:value-type="float">
            <text:p>0.0200023435928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08904335312" calcext:value-type="float">
            <text:p>0.808904335312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6465304067" calcext:value-type="float">
            <text:p>0.0356465304067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377359574" calcext:value-type="float">
            <text:p>0.998377359574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7308258405" calcext:value-type="float">
            <text:p>0.087730825840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30997583549" calcext:value-type="float">
            <text:p>0.13099758354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9193016441" calcext:value-type="float">
            <text:p>0.14919301644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37740129" calcext:value-type="float">
            <text:p>0.999937740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9043254027" calcext:value-type="float">
            <text:p>0.019904325402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76855112863" calcext:value-type="float">
            <text:p>0.676855112863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4416246016" calcext:value-type="float">
            <text:p>0.035441624601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285931817" calcext:value-type="float">
            <text:p>0.998285931817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500321165" calcext:value-type="float">
            <text:p>0.08750032116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06286340311" calcext:value-type="float">
            <text:p>0.10628634031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7070811169" calcext:value-type="float">
            <text:p>0.14707081116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32905486" calcext:value-type="float">
            <text:p>0.999932905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8527368816" calcext:value-type="float">
            <text:p>0.0198527368816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24956630661" calcext:value-type="float">
            <text:p>0.524956630661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2628124283" calcext:value-type="float">
            <text:p>0.035262812428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146767442" calcext:value-type="float">
            <text:p>0.99814676744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266635427" calcext:value-type="float">
            <text:p>0.08726663542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867012826203" calcext:value-type="float">
            <text:p>0.086701282620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5392211543" calcext:value-type="float">
            <text:p>0.14539221154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28476805" calcext:value-type="float">
            <text:p>0.999928476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8114660647" calcext:value-type="float">
            <text:p>0.0198114660647</text:p>
          </table:table-cell>
          <table:table-cell office:value-type="float" office:value="30.08" calcext:value-type="float">
            <text:p>30.08</text:p>
          </table:table-cell>
          <table:table-cell office:value-type="float" office:value="0.408179755864" calcext:value-type="float">
            <text:p>0.408179755864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1054415336" calcext:value-type="float">
            <text:p>0.035105441533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917388953" calcext:value-type="float">
            <text:p>0.997917388953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0365589714" calcext:value-type="float">
            <text:p>0.087036558971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12781797174" calcext:value-type="float">
            <text:p>0.071278179717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4033046369" calcext:value-type="float">
            <text:p>0.14403304636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22424275" calcext:value-type="float">
            <text:p>0.999922424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7797759732" calcext:value-type="float">
            <text:p>0.019779775973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41069160179" calcext:value-type="float">
            <text:p>0.34106916017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9474638103" calcext:value-type="float">
            <text:p>0.034947463810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56543254" calcext:value-type="float">
            <text:p>0.99756543254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8164539229" calcext:value-type="float">
            <text:p>0.086816453922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91354072351" calcext:value-type="float">
            <text:p>0.059135407235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2947951083" calcext:value-type="float">
            <text:p>0.142947951083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14600272" calcext:value-type="float">
            <text:p>0.999914600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7436640084" calcext:value-type="float">
            <text:p>0.019743664008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03749042483" calcext:value-type="float">
            <text:p>0.30374904248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8036454219" calcext:value-type="float">
            <text:p>0.0348036454219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7023541029" calcext:value-type="float">
            <text:p>0.997023541029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5921278493" calcext:value-type="float">
            <text:p>0.086592127849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494968934184" calcext:value-type="float">
            <text:p>0.049496893418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2048964939" calcext:value-type="float">
            <text:p>0.14204896493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06075061" calcext:value-type="float">
            <text:p>0.999906075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7215546422" calcext:value-type="float">
            <text:p>0.0197215546422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78960875806" calcext:value-type="float">
            <text:p>0.278960875806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6610406909" calcext:value-type="float">
            <text:p>0.034661040690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6127872642" calcext:value-type="float">
            <text:p>0.996127872642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3626631365" calcext:value-type="float">
            <text:p>0.086362663136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18708548801" calcext:value-type="float">
            <text:p>0.041870854880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1292568959" calcext:value-type="float">
            <text:p>0.141292568959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94006906" calcext:value-type="float">
            <text:p>0.999894006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6972343394" calcext:value-type="float">
            <text:p>0.019697234339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58615439853" calcext:value-type="float">
            <text:p>0.25861543985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5158063691" calcext:value-type="float">
            <text:p>0.034515806369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4795090572" calcext:value-type="float">
            <text:p>0.99479509057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1393158514" calcext:value-type="float">
            <text:p>0.086139315851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358918042282" calcext:value-type="float">
            <text:p>0.0358918042282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40628083286" calcext:value-type="float">
            <text:p>0.140628083286</text:p>
          </table:table-cell>
          <table:table-cell office:value-type="float" office:value="22.4" calcext:value-type="float">
            <text:p>22.4</text:p>
          </table:table-cell>
          <table:table-cell office:value-type="float" office:value="0.999881422072" calcext:value-type="float">
            <text:p>0.999881422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6810208042" calcext:value-type="float">
            <text:p>0.0196810208042</text:p>
          </table:table-cell>
          <table:table-cell office:value-type="float" office:value="31.36" calcext:value-type="float">
            <text:p>31.36</text:p>
          </table:table-cell>
          <table:table-cell office:value-type="float" office:value="0.241003765188" calcext:value-type="float">
            <text:p>0.24100376518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3671333516" calcext:value-type="float">
            <text:p>0.034367133351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2627524529" calcext:value-type="float">
            <text:p>0.99262752452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9206789855" calcext:value-type="float">
            <text:p>0.0859206789855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10991037451" calcext:value-type="float">
            <text:p>0.031099103745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40040484829" calcext:value-type="float">
            <text:p>0.14004048482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63670443" calcext:value-type="float">
            <text:p>0.999863670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6596484169" calcext:value-type="float">
            <text:p>0.019659648416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25975450706" calcext:value-type="float">
            <text:p>0.225975450706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2374742983" calcext:value-type="float">
            <text:p>0.034237474298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234786077" calcext:value-type="float">
            <text:p>0.98923478607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7005739371" calcext:value-type="float">
            <text:p>0.085700573937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273116924575" calcext:value-type="float">
            <text:p>0.027311692457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9506592996" calcext:value-type="float">
            <text:p>0.13950659299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42523492" calcext:value-type="float">
            <text:p>0.999842523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6419609239" calcext:value-type="float">
            <text:p>0.019641960923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10355116181" calcext:value-type="float">
            <text:p>0.21035511618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1223791324" calcext:value-type="float">
            <text:p>0.034122379132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41182703" calcext:value-type="float">
            <text:p>0.9841182703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4781442661" calcext:value-type="float">
            <text:p>0.085478144266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42528083573" calcext:value-type="float">
            <text:p>0.024252808357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9013894697" calcext:value-type="float">
            <text:p>0.139013894697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12297745" calcext:value-type="float">
            <text:p>0.999812297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624273431" calcext:value-type="float">
            <text:p>0.01962427343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8899668454" calcext:value-type="float">
            <text:p>0.18899668454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0244774447" calcext:value-type="float">
            <text:p>0.0340244774447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6714240116" calcext:value-type="float">
            <text:p>0.97671424011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1838348197" calcext:value-type="float">
            <text:p>0.085183834819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17492839709" calcext:value-type="float">
            <text:p>0.021749283970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548843314" calcext:value-type="float">
            <text:p>0.13854884331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770299089" calcext:value-type="float">
            <text:p>0.999770299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5712109521" calcext:value-type="float">
            <text:p>0.019571210952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61437893559" calcext:value-type="float">
            <text:p>0.161437893559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9417464731" calcext:value-type="float">
            <text:p>0.033941746473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6284800702" calcext:value-type="float">
            <text:p>0.966284800702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5569208295" calcext:value-type="float">
            <text:p>0.0845569208295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97437231533" calcext:value-type="float">
            <text:p>0.019743723153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8104167228" calcext:value-type="float">
            <text:p>0.13810416722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07965407" calcext:value-type="float">
            <text:p>0.999707965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3589610367" calcext:value-type="float">
            <text:p>0.0193589610367</text:p>
          </table:table-cell>
          <table:table-cell office:value-type="float" office:value="32.64" calcext:value-type="float">
            <text:p>32.64</text:p>
          </table:table-cell>
          <table:table-cell office:value-type="float" office:value="0.134180642051" calcext:value-type="float">
            <text:p>0.134180642051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8640724068" calcext:value-type="float">
            <text:p>0.0338640724068</text:p>
          </table:table-cell>
          <table:table-cell office:value-type="float" office:value="28.8" calcext:value-type="float">
            <text:p>28.8</text:p>
          </table:table-cell>
          <table:table-cell office:value-type="float" office:value="0.951744146297" calcext:value-type="float">
            <text:p>0.95174414629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0345989476" calcext:value-type="float">
            <text:p>0.0830345989476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80791737599" calcext:value-type="float">
            <text:p>0.018079173759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674071291" calcext:value-type="float">
            <text:p>0.13767407129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14261902" calcext:value-type="float">
            <text:p>0.999614261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3382452975" calcext:value-type="float">
            <text:p>0.018338245297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02874356833" calcext:value-type="float">
            <text:p>0.102874356833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7948939415" calcext:value-type="float">
            <text:p>0.033794893941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31363240459" calcext:value-type="float">
            <text:p>0.931363240459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3015157762" calcext:value-type="float">
            <text:p>0.080301515776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67061331452" calcext:value-type="float">
            <text:p>0.016706133145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267820356" calcext:value-type="float">
            <text:p>0.13726782035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466565397" calcext:value-type="float">
            <text:p>0.999466565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8671551363" calcext:value-type="float">
            <text:p>0.015867155136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88007944717" calcext:value-type="float">
            <text:p>0.088800794471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731176934" calcext:value-type="float">
            <text:p>0.033731176934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903455119691" calcext:value-type="float">
            <text:p>0.903455119691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68781420638" calcext:value-type="float">
            <text:p>0.076878142063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55635337693" calcext:value-type="float">
            <text:p>0.015563533769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866515599" calcext:value-type="float">
            <text:p>0.13686651559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217894971" calcext:value-type="float">
            <text:p>0.999217894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5177468198" calcext:value-type="float">
            <text:p>0.014517746819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72552977684" calcext:value-type="float">
            <text:p>0.077255297768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6702917936" calcext:value-type="float">
            <text:p>0.033670291793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67787169126" calcext:value-type="float">
            <text:p>0.86778716912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6078875666" calcext:value-type="float">
            <text:p>0.0736078875666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46116633739" calcext:value-type="float">
            <text:p>0.014611663373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462479371" calcext:value-type="float">
            <text:p>0.13646247937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799753692" calcext:value-type="float">
            <text:p>0.998799753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407856637" calcext:value-type="float">
            <text:p>0.013407856637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90414804777" calcext:value-type="float">
            <text:p>0.069041480477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6085975482" calcext:value-type="float">
            <text:p>0.0336085975482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25720286889" calcext:value-type="float">
            <text:p>0.825720286889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09747631638" calcext:value-type="float">
            <text:p>0.070974763163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38027938216" calcext:value-type="float">
            <text:p>0.0138027938216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6071805203" calcext:value-type="float">
            <text:p>0.13607180520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080314495" calcext:value-type="float">
            <text:p>0.998080314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1844717077" calcext:value-type="float">
            <text:p>0.012184471707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34412510423" calcext:value-type="float">
            <text:p>0.0634412510423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5396213592" calcext:value-type="float">
            <text:p>0.0335396213592</text:p>
          </table:table-cell>
          <table:table-cell office:value-type="float" office:value="30.08" calcext:value-type="float">
            <text:p>30.08</text:p>
          </table:table-cell>
          <table:table-cell office:value-type="float" office:value="0.777530172171" calcext:value-type="float">
            <text:p>0.77753017217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0322351735" calcext:value-type="float">
            <text:p>0.069032235173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31167324387" calcext:value-type="float">
            <text:p>0.0131167324387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680282065" calcext:value-type="float">
            <text:p>0.13568028206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878924111" calcext:value-type="float">
            <text:p>0.996878924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6671125389" calcext:value-type="float">
            <text:p>0.011667112538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87692323572" calcext:value-type="float">
            <text:p>0.0587692323572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4536539681" calcext:value-type="float">
            <text:p>0.033453653968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721949175067" calcext:value-type="float">
            <text:p>0.72194917506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6864010806" calcext:value-type="float">
            <text:p>0.067686401080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2515419095" calcext:value-type="float">
            <text:p>0.01251541909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298060693" calcext:value-type="float">
            <text:p>0.135298060693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915542289" calcext:value-type="float">
            <text:p>0.994915542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4143287854" calcext:value-type="float">
            <text:p>0.011414328785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47990855023" calcext:value-type="float">
            <text:p>0.0547990855023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2572437641" calcext:value-type="float">
            <text:p>0.033257243764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5666914924" calcext:value-type="float">
            <text:p>0.6566691492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7481100207" calcext:value-type="float">
            <text:p>0.066748110020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19965897634" calcext:value-type="float">
            <text:p>0.0119965897634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919456674" calcext:value-type="float">
            <text:p>0.13491945667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1853589289" calcext:value-type="float">
            <text:p>0.991853589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2573522855" calcext:value-type="float">
            <text:p>0.011257352285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10405323609" calcext:value-type="float">
            <text:p>0.0510405323609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6932976788" calcext:value-type="float">
            <text:p>0.032693297678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83614729902" calcext:value-type="float">
            <text:p>0.58361472990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0841244187" calcext:value-type="float">
            <text:p>0.066084124418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15389503518" calcext:value-type="float">
            <text:p>0.011538950351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542181478" calcext:value-type="float">
            <text:p>0.13454218147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7251378012" calcext:value-type="float">
            <text:p>0.987251378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1711257573" calcext:value-type="float">
            <text:p>0.011171125757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7764884733" calcext:value-type="float">
            <text:p>0.04776488473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13006259437" calcext:value-type="float">
            <text:p>0.031300625943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509157946306" calcext:value-type="float">
            <text:p>0.509157946306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5884904268" calcext:value-type="float">
            <text:p>0.065588490426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11130073187" calcext:value-type="float">
            <text:p>0.011113007318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160624518" calcext:value-type="float">
            <text:p>0.13416062451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0590162313" calcext:value-type="float">
            <text:p>0.980590162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1099565109" calcext:value-type="float">
            <text:p>0.011109956510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50325979653" calcext:value-type="float">
            <text:p>0.045032597965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9441080479" calcext:value-type="float">
            <text:p>0.0289441080479</text:p>
          </table:table-cell>
          <table:table-cell office:value-type="float" office:value="31.36" calcext:value-type="float">
            <text:p>31.36</text:p>
          </table:table-cell>
          <table:table-cell office:value-type="float" office:value="0.441075821525" calcext:value-type="float">
            <text:p>0.441075821525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2046830132" calcext:value-type="float">
            <text:p>0.0652046830132</text:p>
          </table:table-cell>
          <table:table-cell office:value-type="float" office:value="44.8" calcext:value-type="float">
            <text:p>44.8</text:p>
          </table:table-cell>
          <table:table-cell office:value-type="float" office:value="0.0106935504172" calcext:value-type="float">
            <text:p>0.010693550417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782426528" calcext:value-type="float">
            <text:p>0.13378242652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1440876835" calcext:value-type="float">
            <text:p>0.971440876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0657377785" calcext:value-type="float">
            <text:p>0.011065737778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2525175597" calcext:value-type="float">
            <text:p>0.04252517559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4892839119" calcext:value-type="float">
            <text:p>0.026489283911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84205733491" calcext:value-type="float">
            <text:p>0.38420573349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859170697" calcext:value-type="float">
            <text:p>0.06485917069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02582453264" calcext:value-type="float">
            <text:p>0.010258245326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391272507" calcext:value-type="float">
            <text:p>0.13339127250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9425828915" calcext:value-type="float">
            <text:p>0.959425828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0119383208" calcext:value-type="float">
            <text:p>0.011011938320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2979121525" calcext:value-type="float">
            <text:p>0.040297912152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9774714866" calcext:value-type="float">
            <text:p>0.024977471486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38297874062" calcext:value-type="float">
            <text:p>0.338297874062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325731002" calcext:value-type="float">
            <text:p>0.06432573100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972632135196" calcext:value-type="float">
            <text:p>0.0097263213519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898463474" calcext:value-type="float">
            <text:p>0.13289846347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418629541" calcext:value-type="float">
            <text:p>0.94418629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903368067" calcext:value-type="float">
            <text:p>0.010890336806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83264780411" calcext:value-type="float">
            <text:p>0.038326478041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40253573462" calcext:value-type="float">
            <text:p>0.0240253573462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00827461662" calcext:value-type="float">
            <text:p>0.300827461662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1406017347" calcext:value-type="float">
            <text:p>0.063140601734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909655469544" calcext:value-type="float">
            <text:p>0.00909655469544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957730118" calcext:value-type="float">
            <text:p>0.13195773011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5476521441" calcext:value-type="float">
            <text:p>0.925476521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227055821" calcext:value-type="float">
            <text:p>0.01022705582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64368798258" calcext:value-type="float">
            <text:p>0.0364368798258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3930419005" calcext:value-type="float">
            <text:p>0.0233930419005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9136416283" calcext:value-type="float">
            <text:p>0.26913641628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8279693688" calcext:value-type="float">
            <text:p>0.060827969368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835811474101" calcext:value-type="float">
            <text:p>0.00835811474101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036214137" calcext:value-type="float">
            <text:p>0.13003621413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3236572194" calcext:value-type="float">
            <text:p>0.903236572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32638730746" calcext:value-type="float">
            <text:p>0.0083263873074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47116906633" calcext:value-type="float">
            <text:p>0.0347116906633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9937486536" calcext:value-type="float">
            <text:p>0.0229937486536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1278661692" calcext:value-type="float">
            <text:p>0.241278661692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5774129888" calcext:value-type="float">
            <text:p>0.057577412988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757671946276" calcext:value-type="float">
            <text:p>0.0075767194627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94991036" calcext:value-type="float">
            <text:p>0.12694991036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7653190376" calcext:value-type="float">
            <text:p>0.877653190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51047136432" calcext:value-type="float">
            <text:p>0.0065104713643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30299998599" calcext:value-type="float">
            <text:p>0.033029999859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7415102144" calcext:value-type="float">
            <text:p>0.0227415102144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4063708965" calcext:value-type="float">
            <text:p>0.19406370896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2444548577" calcext:value-type="float">
            <text:p>0.054244454857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68014431765" calcext:value-type="float">
            <text:p>0.0068014431765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3088533248" calcext:value-type="float">
            <text:p>0.12308853324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8879054757" calcext:value-type="float">
            <text:p>0.848879054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37404994211" calcext:value-type="float">
            <text:p>0.0053740499421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11654684958" calcext:value-type="float">
            <text:p>0.031165468495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5633048697" calcext:value-type="float">
            <text:p>0.022563304869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55917095251" calcext:value-type="float">
            <text:p>0.15591709525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3751365716" calcext:value-type="float">
            <text:p>0.051375136571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607750523311" calcext:value-type="float">
            <text:p>0.0060775052331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9122363623" calcext:value-type="float">
            <text:p>0.11912236362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7351829719" calcext:value-type="float">
            <text:p>0.817351829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97968591434" calcext:value-type="float">
            <text:p>0.0039796859143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90974532817" calcext:value-type="float">
            <text:p>0.029097453281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4324321591" calcext:value-type="float">
            <text:p>0.022432432159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5940320329" calcext:value-type="float">
            <text:p>0.125940320329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1858315481" calcext:value-type="float">
            <text:p>0.049185831548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541426769036" calcext:value-type="float">
            <text:p>0.0054142676903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583964494" calcext:value-type="float">
            <text:p>0.11558396449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83548927051" calcext:value-type="float">
            <text:p>0.783548927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07983471038" calcext:value-type="float">
            <text:p>0.0030798347103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69254843616" calcext:value-type="float">
            <text:p>0.0269254843616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3147074024" calcext:value-type="float">
            <text:p>0.022314707402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345536242" calcext:value-type="float">
            <text:p>0.10345536242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6093092568" calcext:value-type="float">
            <text:p>0.047609309256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82751754759" calcext:value-type="float">
            <text:p>0.0048275175475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2646599706" calcext:value-type="float">
            <text:p>0.112646599706</text:p>
          </table:table-cell>
          <table:table-cell office:value-type="float" office:value="28.8" calcext:value-type="float">
            <text:p>28.8</text:p>
          </table:table-cell>
          <table:table-cell office:value-type="float" office:value="0.747760646779" calcext:value-type="float">
            <text:p>0.747760646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67965518232" calcext:value-type="float">
            <text:p>0.0026796551823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51479497159" calcext:value-type="float">
            <text:p>0.025147949715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21411544106" calcext:value-type="float">
            <text:p>0.022141154410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61577161184" calcext:value-type="float">
            <text:p>0.0861577161184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5024830639" calcext:value-type="float">
            <text:p>0.046502483063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32618853312" calcext:value-type="float">
            <text:p>0.00432618853312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10330792204" calcext:value-type="float">
            <text:p>0.110330792204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10734697847" calcext:value-type="float">
            <text:p>0.710734697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47919692886" calcext:value-type="float">
            <text:p>0.0024791969288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36896487913" calcext:value-type="float">
            <text:p>0.023689648791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6872465858" calcext:value-type="float">
            <text:p>0.021687246585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27336130915" calcext:value-type="float">
            <text:p>0.072733613091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7091138661" calcext:value-type="float">
            <text:p>0.045709113866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9119327748" calcext:value-type="float">
            <text:p>0.0039119327748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8547510799" calcext:value-type="float">
            <text:p>0.10854751079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72764222016" calcext:value-type="float">
            <text:p>0.672764222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36496520354" calcext:value-type="float">
            <text:p>0.0023649652035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24281963737" calcext:value-type="float">
            <text:p>0.0224281963737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5613771774" calcext:value-type="float">
            <text:p>0.020561377177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25161566198" calcext:value-type="float">
            <text:p>0.0625161566198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1362779368" calcext:value-type="float">
            <text:p>0.045136277936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355580744046" calcext:value-type="float">
            <text:p>0.0035558074404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7189637537" calcext:value-type="float">
            <text:p>0.10718963753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34521603751" calcext:value-type="float">
            <text:p>0.634521603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2676839923" calcext:value-type="float">
            <text:p>0.002267683992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1571595719" calcext:value-type="float">
            <text:p>0.021157159571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5396264161" calcext:value-type="float">
            <text:p>0.0185396264161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47832292365" calcext:value-type="float">
            <text:p>0.054783229236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7043875415" calcext:value-type="float">
            <text:p>0.044704387541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32657060298" calcext:value-type="float">
            <text:p>0.0032657060298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6151087993" calcext:value-type="float">
            <text:p>0.106151087993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6376121217" calcext:value-type="float">
            <text:p>0.596376121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1858793374" calcext:value-type="float">
            <text:p>0.0021858793374</text:p>
          </table:table-cell>
          <table:table-cell office:value-type="float" office:value="44.8" calcext:value-type="float">
            <text:p>44.8</text:p>
          </table:table-cell>
          <table:table-cell office:value-type="float" office:value="0.0196826389201" calcext:value-type="float">
            <text:p>0.019682638920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9911483929" calcext:value-type="float">
            <text:p>0.015991148392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88511454968" calcext:value-type="float">
            <text:p>0.048851145496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3565506028" calcext:value-type="float">
            <text:p>0.0443565506028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02651463256" calcext:value-type="float">
            <text:p>0.00302651463256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5327180387" calcext:value-type="float">
            <text:p>0.105327180387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8548802494" calcext:value-type="float">
            <text:p>0.558548802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1283949853" calcext:value-type="float">
            <text:p>0.002128394985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78962571505" calcext:value-type="float">
            <text:p>0.017896257150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40986521324" calcext:value-type="float">
            <text:p>0.0140986521324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41739684137" calcext:value-type="float">
            <text:p>0.044173968413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0693985467" calcext:value-type="float">
            <text:p>0.044069398546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82526098572" calcext:value-type="float">
            <text:p>0.00282526098572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594924706" calcext:value-type="float">
            <text:p>0.10459492470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21715427365" calcext:value-type="float">
            <text:p>0.521715427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8343927405" calcext:value-type="float">
            <text:p>0.0020834392740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58628931717" calcext:value-type="float">
            <text:p>0.0158628931717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9127066884" calcext:value-type="float">
            <text:p>0.012912706688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04935966183" calcext:value-type="float">
            <text:p>0.040493596618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8184004884" calcext:value-type="float">
            <text:p>0.043818400488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66549410463" calcext:value-type="float">
            <text:p>0.00266549410463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678442382" calcext:value-type="float">
            <text:p>0.10367844238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85831155437" calcext:value-type="float">
            <text:p>0.485831155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03406168955" calcext:value-type="float">
            <text:p>0.0020340616895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37631757636" calcext:value-type="float">
            <text:p>0.013763175763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21149292994" calcext:value-type="float">
            <text:p>0.012114929299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75790334306" calcext:value-type="float">
            <text:p>0.0375790334306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5942579377" calcext:value-type="float">
            <text:p>0.043594257937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53405815649" calcext:value-type="float">
            <text:p>0.0025340581564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2056391587" calcext:value-type="float">
            <text:p>0.10205639158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51428461766" calcext:value-type="float">
            <text:p>0.451428461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00384555576" calcext:value-type="float">
            <text:p>0.0020038455557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16383915044" calcext:value-type="float">
            <text:p>0.011638391504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906293521" calcext:value-type="float">
            <text:p>0.011590629352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51638842557" calcext:value-type="float">
            <text:p>0.035163884255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3882841472" calcext:value-type="float">
            <text:p>0.043388284147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42715936627" calcext:value-type="float">
            <text:p>0.0024271593662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9353084329" calcext:value-type="float">
            <text:p>0.09935308432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18614668049" calcext:value-type="float">
            <text:p>0.418614668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7657733746" calcext:value-type="float">
            <text:p>0.0019765773374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94907521751" calcext:value-type="float">
            <text:p>0.009490752175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228959481" calcext:value-type="float">
            <text:p>0.01122895948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31447871817" calcext:value-type="float">
            <text:p>0.0331447871817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2042107478" calcext:value-type="float">
            <text:p>0.0432042107478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33476258709" calcext:value-type="float">
            <text:p>0.0023347625870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7209662172" calcext:value-type="float">
            <text:p>0.0957209662172</text:p>
          </table:table-cell>
          <table:table-cell office:value-type="float" office:value="31.36" calcext:value-type="float">
            <text:p>31.36</text:p>
          </table:table-cell>
          <table:table-cell office:value-type="float" office:value="0.38726853915" calcext:value-type="float">
            <text:p>0.38726853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5152005577" calcext:value-type="float">
            <text:p>0.0019515200557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737260325884" calcext:value-type="float">
            <text:p>0.0073726032588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9898689958" calcext:value-type="float">
            <text:p>0.0109898689958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14042211306" calcext:value-type="float">
            <text:p>0.0314042211306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3016711589" calcext:value-type="float">
            <text:p>0.04301671158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26151825286" calcext:value-type="float">
            <text:p>0.00226151825286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7512161505" calcext:value-type="float">
            <text:p>0.091751216150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57826927523" calcext:value-type="float">
            <text:p>0.357826927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316216262" calcext:value-type="float">
            <text:p>0.001931621626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513649269043" calcext:value-type="float">
            <text:p>0.0051364926904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8233956715" calcext:value-type="float">
            <text:p>0.010823395671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99069904612" calcext:value-type="float">
            <text:p>0.029906990461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8334334552" calcext:value-type="float">
            <text:p>0.042833433455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20155213127" calcext:value-type="float">
            <text:p>0.00220155213127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80266340563" calcext:value-type="float">
            <text:p>0.0880266340563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29965284678" calcext:value-type="float">
            <text:p>0.329965284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9550966142" calcext:value-type="float">
            <text:p>0.0018955096614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8824128761" calcext:value-type="float">
            <text:p>0.0038824128761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975798662" calcext:value-type="float">
            <text:p>0.010697579866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85588355826" calcext:value-type="float">
            <text:p>0.028558835582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639878043" calcext:value-type="float">
            <text:p>0.04263987804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15241662552" calcext:value-type="float">
            <text:p>0.0021524166255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48361652658" calcext:value-type="float">
            <text:p>0.084836165265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04038274136" calcext:value-type="float">
            <text:p>0.304038274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6234561214" calcext:value-type="float">
            <text:p>0.0018623456121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26090242138" calcext:value-type="float">
            <text:p>0.00326090242138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85923396" calcext:value-type="float">
            <text:p>0.01058592339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73421586741" calcext:value-type="float">
            <text:p>0.027342158674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4406945972" calcext:value-type="float">
            <text:p>0.042440694597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10897178233" calcext:value-type="float">
            <text:p>0.00210897178233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22700959669" calcext:value-type="float">
            <text:p>0.0822700959669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79873066627" calcext:value-type="float">
            <text:p>0.279873066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2918156285" calcext:value-type="float">
            <text:p>0.00182918156285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8399267753" calcext:value-type="float">
            <text:p>0.0028399267753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4853921175" calcext:value-type="float">
            <text:p>0.010485392117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61989071551" calcext:value-type="float">
            <text:p>0.0261989071551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2371677778" calcext:value-type="float">
            <text:p>0.042237167777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0718295009" calcext:value-type="float">
            <text:p>0.002071829500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802622064453" calcext:value-type="float">
            <text:p>0.0802622064453</text:p>
          </table:table-cell>
          <table:table-cell office:value-type="float" office:value="32.64" calcext:value-type="float">
            <text:p>32.64</text:p>
          </table:table-cell>
          <table:table-cell office:value-type="float" office:value="0.257351674715" calcext:value-type="float">
            <text:p>0.257351674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80265032342" calcext:value-type="float">
            <text:p>0.0018026503234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45433962487" calcext:value-type="float">
            <text:p>0.0024543396248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4006383837" calcext:value-type="float">
            <text:p>0.0104006383837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51035945268" calcext:value-type="float">
            <text:p>0.0251035945268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0386572491" calcext:value-type="float">
            <text:p>0.0420386572491</text:p>
          </table:table-cell>
          <table:table-cell office:value-type="float" office:value="57.6" calcext:value-type="float">
            <text:p>57.6</text:p>
          </table:table-cell>
          <table:table-cell office:value-type="float" office:value="0.00203799147514" calcext:value-type="float">
            <text:p>0.0020379914751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87251265428" calcext:value-type="float">
            <text:p>0.078725126542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17192803172" calcext:value-type="float">
            <text:p>0.217192803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731711685" calcext:value-type="float">
            <text:p>0.001773171168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94710452066" calcext:value-type="float">
            <text:p>0.0019471045206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173005835" calcext:value-type="float">
            <text:p>0.010317300583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40119228269" calcext:value-type="float">
            <text:p>0.0240119228269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8488334677" calcext:value-type="float">
            <text:p>0.041848833467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00837555387" calcext:value-type="float">
            <text:p>0.0020083755538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75153432998" calcext:value-type="float">
            <text:p>0.077515343299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83147983815" calcext:value-type="float">
            <text:p>0.183147983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3190035161" calcext:value-type="float">
            <text:p>0.00173190035161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49368942024" calcext:value-type="float">
            <text:p>0.0014936894202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428629366" calcext:value-type="float">
            <text:p>0.0102428629366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28100119058" calcext:value-type="float">
            <text:p>0.022810011905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5161677497" calcext:value-type="float">
            <text:p>0.0415161677497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98212507819" calcext:value-type="float">
            <text:p>0.00198212507819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65807742096" calcext:value-type="float">
            <text:p>0.076580774209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54453527546" calcext:value-type="float">
            <text:p>0.154453527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2010868964" calcext:value-type="float">
            <text:p>0.0017201086896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26661323987" calcext:value-type="float">
            <text:p>0.00126661323987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631661082" calcext:value-type="float">
            <text:p>0.010163166108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583625855" calcext:value-type="float">
            <text:p>0.02158362585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217392581" calcext:value-type="float">
            <text:p>0.04121739258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9604026566" calcext:value-type="float">
            <text:p>0.0019604026566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8476326452" calcext:value-type="float">
            <text:p>0.0758476326452</text:p>
          </table:table-cell>
          <table:table-cell office:value-type="float" office:value="34.56" calcext:value-type="float">
            <text:p>34.56</text:p>
          </table:table-cell>
          <table:table-cell office:value-type="float" office:value="0.130453805076" calcext:value-type="float">
            <text:p>0.130453805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0094723895" calcext:value-type="float">
            <text:p>0.0017009472389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09335706329" calcext:value-type="float">
            <text:p>0.00109335706329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0895375662" calcext:value-type="float">
            <text:p>0.0100895375662</text:p>
          </table:table-cell>
          <table:table-cell office:value-type="float" office:value="44.8" calcext:value-type="float">
            <text:p>44.8</text:p>
          </table:table-cell>
          <table:table-cell office:value-type="float" office:value="0.0203896036121" calcext:value-type="float">
            <text:p>0.020389603612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9312804877" calcext:value-type="float">
            <text:p>0.040931280487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93861904508" calcext:value-type="float">
            <text:p>0.0019386190450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5240766244" calcext:value-type="float">
            <text:p>0.075240766244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10521419961" calcext:value-type="float">
            <text:p>0.110521419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8915557698" calcext:value-type="float">
            <text:p>0.0016891555769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957701163323" calcext:value-type="float">
            <text:p>0.00095770116332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99912009847" calcext:value-type="float">
            <text:p>0.0099991200984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2704226754" calcext:value-type="float">
            <text:p>0.019270422675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6619301463" calcext:value-type="float">
            <text:p>0.040661930146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92099634812" calcext:value-type="float">
            <text:p>0.00192099634812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7355179441" calcext:value-type="float">
            <text:p>0.074735517944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939876413972" calcext:value-type="float">
            <text:p>0.0939876413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8178578825" calcext:value-type="float">
            <text:p>0.0016817857882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871441705195" calcext:value-type="float">
            <text:p>0.00087144170519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89130687628" calcext:value-type="float">
            <text:p>0.0098913068762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1738964043" calcext:value-type="float">
            <text:p>0.018173896404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3991254525" calcext:value-type="float">
            <text:p>0.0403991254525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90435268989" calcext:value-type="float">
            <text:p>0.00190435268989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42871875926" calcext:value-type="float">
            <text:p>0.074287187592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803341661099" calcext:value-type="float">
            <text:p>0.0803341661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7146808402" calcext:value-type="float">
            <text:p>0.0016714680840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797715672606" calcext:value-type="float">
            <text:p>0.000797715672606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7863902495" calcext:value-type="float">
            <text:p>0.0097786390249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70332744447" calcext:value-type="float">
            <text:p>0.0170332744447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1366878044" calcext:value-type="float">
            <text:p>0.040136687804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88752546189" calcext:value-type="float">
            <text:p>0.0018875254618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8893525417" calcext:value-type="float">
            <text:p>0.073889352541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90550173171" calcext:value-type="float">
            <text:p>0.0690550173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5893944318" calcext:value-type="float">
            <text:p>0.00165893944318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749793751424" calcext:value-type="float">
            <text:p>0.000749793751424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9226708147" calcext:value-type="float">
            <text:p>0.0096922670814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57919201326" calcext:value-type="float">
            <text:p>0.015791920132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8874638001" calcext:value-type="float">
            <text:p>0.039887463800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87357416013" calcext:value-type="float">
            <text:p>0.0018735741601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5196073474" calcext:value-type="float">
            <text:p>0.073519607347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97013851253" calcext:value-type="float">
            <text:p>0.0597013851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4862173896" calcext:value-type="float">
            <text:p>0.0016486217389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692287446005" calcext:value-type="float">
            <text:p>0.0006922874460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56422623785" calcext:value-type="float">
            <text:p>0.0095642262378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4269765286" calcext:value-type="float">
            <text:p>0.014426976528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6334070279" calcext:value-type="float">
            <text:p>0.039633407027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86096903662" calcext:value-type="float">
            <text:p>0.0018609690366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31775459801" calcext:value-type="float">
            <text:p>0.073177545980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20091356304" calcext:value-type="float">
            <text:p>0.0520091356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3977799248" calcext:value-type="float">
            <text:p>0.0016397779924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647314566126" calcext:value-type="float">
            <text:p>0.000647314566126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4740110463" calcext:value-type="float">
            <text:p>0.009474011046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29586710126" calcext:value-type="float">
            <text:p>0.012958671012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3828983638" calcext:value-type="float">
            <text:p>0.0393828983638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84842510302" calcext:value-type="float">
            <text:p>0.0018484251030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8440481433" calcext:value-type="float">
            <text:p>0.072844048143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6734648762" calcext:value-type="float">
            <text:p>0.0456734648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3019726713" calcext:value-type="float">
            <text:p>0.0016301972671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617086892765" calcext:value-type="float">
            <text:p>0.00061708689276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9390966547" calcext:value-type="float">
            <text:p>0.0093939096654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14003536555" calcext:value-type="float">
            <text:p>0.011400353655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1438904638" calcext:value-type="float">
            <text:p>0.039143890463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83661544846" calcext:value-type="float">
            <text:p>0.0018366154484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5121006008" calcext:value-type="float">
            <text:p>0.072512100600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4018584959" calcext:value-type="float">
            <text:p>0.0404018584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2356445728" calcext:value-type="float">
            <text:p>0.0016235644572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589808260707" calcext:value-type="float">
            <text:p>0.00058980826070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31886518998" calcext:value-type="float">
            <text:p>0.0093188651899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976314951634" calcext:value-type="float">
            <text:p>0.0097631495163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9108776429" calcext:value-type="float">
            <text:p>0.038910877642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82505055358" calcext:value-type="float">
            <text:p>0.00182505055358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21743948223" calcext:value-type="float">
            <text:p>0.072174394822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60291636012" calcext:value-type="float">
            <text:p>0.0360291636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0587696433" calcext:value-type="float">
            <text:p>0.00160587696433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561792368323" calcext:value-type="float">
            <text:p>0.00056179236832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24746168636" calcext:value-type="float">
            <text:p>0.00924746168636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13949772179" calcext:value-type="float">
            <text:p>0.00813949772179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6778036477" calcext:value-type="float">
            <text:p>0.038677803647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81464826718" calcext:value-type="float">
            <text:p>0.00181464826718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8353602201" calcext:value-type="float">
            <text:p>0.071835360220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23606289539" calcext:value-type="float">
            <text:p>0.0323606289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9482228123" calcext:value-type="float">
            <text:p>0.00159482228123</text:p>
          </table:table-cell>
          <table:table-cell office:value-type="float" office:value="57.6" calcext:value-type="float">
            <text:p>57.6</text:p>
          </table:table-cell>
          <table:table-cell office:value-type="float" office:value="0.000541149079199" calcext:value-type="float">
            <text:p>0.00054114907919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8050825944" calcext:value-type="float">
            <text:p>0.00918050825944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672600840569" calcext:value-type="float">
            <text:p>0.0067260084056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4419768101" calcext:value-type="float">
            <text:p>0.038441976810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80234909327" calcext:value-type="float">
            <text:p>0.00180234909327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5053320897" calcext:value-type="float">
            <text:p>0.071505332089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9282252929" calcext:value-type="float">
            <text:p>0.029282252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8818947137" calcext:value-type="float">
            <text:p>0.0015881894713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522717571052" calcext:value-type="float">
            <text:p>0.00052271757105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11476848982" calcext:value-type="float">
            <text:p>0.0091147684898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563292078918" calcext:value-type="float">
            <text:p>0.0056329207891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2097592548" calcext:value-type="float">
            <text:p>0.038209759254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79078419839" calcext:value-type="float">
            <text:p>0.00179078419839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11883707256" calcext:value-type="float">
            <text:p>0.071188370725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66928401702" calcext:value-type="float">
            <text:p>0.0266928401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7787176715" calcext:value-type="float">
            <text:p>0.0015778717671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500599761275" calcext:value-type="float">
            <text:p>0.00050059976127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4801733912" calcext:value-type="float">
            <text:p>0.00904801733912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481755510039" calcext:value-type="float">
            <text:p>0.00481755510039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9898989034" calcext:value-type="float">
            <text:p>0.037989898903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77059152479" calcext:value-type="float">
            <text:p>0.00177059152479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5974871206" calcext:value-type="float">
            <text:p>0.0705974871206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44988347956" calcext:value-type="float">
            <text:p>0.0244988347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7050197842" calcext:value-type="float">
            <text:p>0.00157050197842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487329075409" calcext:value-type="float">
            <text:p>0.00048732907540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782320452" calcext:value-type="float">
            <text:p>0.008978232045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17594260602" calcext:value-type="float">
            <text:p>0.00417594260602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7642269957" calcext:value-type="float">
            <text:p>0.037764226995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7491750528" calcext:value-type="float">
            <text:p>0.0017491750528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700594611694" calcext:value-type="float">
            <text:p>0.070059461169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26384198024" calcext:value-type="float">
            <text:p>0.0226384198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6460614744" calcext:value-type="float">
            <text:p>0.0015646061474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469634827588" calcext:value-type="float">
            <text:p>0.00046963482758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91593097122" calcext:value-type="float">
            <text:p>0.0089159309712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658526225" calcext:value-type="float">
            <text:p>0.00365852622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5413691048" calcext:value-type="float">
            <text:p>0.037541369104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72824810016" calcext:value-type="float">
            <text:p>0.0017282481001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562924047" calcext:value-type="float">
            <text:p>0.06956292404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10567164543" calcext:value-type="float">
            <text:p>0.0210567164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5502542209" calcext:value-type="float">
            <text:p>0.00155502542209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455626881396" calcext:value-type="float">
            <text:p>0.00045562688139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5221396373" calcext:value-type="float">
            <text:p>0.0088522139637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21028748366" calcext:value-type="float">
            <text:p>0.0032102874836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3264638699" calcext:value-type="float">
            <text:p>0.037326463869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70579139952" calcext:value-type="float">
            <text:p>0.00170579139952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90754672199" calcext:value-type="float">
            <text:p>0.069075467219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96942697115" calcext:value-type="float">
            <text:p>0.0196942697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5207750659" calcext:value-type="float">
            <text:p>0.0015520775065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444567976508" calcext:value-type="float">
            <text:p>0.000444567976508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9840849075" calcext:value-type="float">
            <text:p>0.00879840849075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85812879744" calcext:value-type="float">
            <text:p>0.00285812879744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1088057925" calcext:value-type="float">
            <text:p>0.0371088057925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68321231905" calcext:value-type="float">
            <text:p>0.001683212319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6118553959" calcext:value-type="float">
            <text:p>0.068611855395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84980830271" calcext:value-type="float">
            <text:p>0.0184980830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4544469674" calcext:value-type="float">
            <text:p>0.0015454446967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431297290642" calcext:value-type="float">
            <text:p>0.00043129729064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395461124" calcext:value-type="float">
            <text:p>0.008739546112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5735295605" calcext:value-type="float">
            <text:p>0.002573529560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8888230926" calcext:value-type="float">
            <text:p>0.0368888230926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65983776961" calcext:value-type="float">
            <text:p>0.00165983776961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1572500436" calcext:value-type="float">
            <text:p>0.0681572500436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74610705118" calcext:value-type="float">
            <text:p>0.0174610705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4028584463" calcext:value-type="float">
            <text:p>0.00154028584463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420238385754" calcext:value-type="float">
            <text:p>0.000420238385754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869542967" calcext:value-type="float">
            <text:p>0.008686954296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34819654702" calcext:value-type="float">
            <text:p>0.00234819654702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6695133097" calcext:value-type="float">
            <text:p>0.036669513309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63511704194" calcext:value-type="float">
            <text:p>0.0016351170419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7096579276" calcext:value-type="float">
            <text:p>0.067709657927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65300141847" calcext:value-type="float">
            <text:p>0.0165300141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299681404" calcext:value-type="float">
            <text:p>0.0015299681404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409916741191" calcext:value-type="float">
            <text:p>0.00040991674119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3193516643" calcext:value-type="float">
            <text:p>0.0086319351664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16979105521" calcext:value-type="float">
            <text:p>0.00216979105521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4550362947" calcext:value-type="float">
            <text:p>0.036455036294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6086829965" calcext:value-type="float">
            <text:p>0.001608682996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784546371" calcext:value-type="float">
            <text:p>0.0672784546371</text:p>
          </table:table-cell>
          <table:table-cell office:value-type="float" office:value="44.8" calcext:value-type="float">
            <text:p>44.8</text:p>
          </table:table-cell>
          <table:table-cell office:value-type="float" office:value="0.015667491693" calcext:value-type="float">
            <text:p>0.015667491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2112439393" calcext:value-type="float">
            <text:p>0.00152112439393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392959753696" calcext:value-type="float">
            <text:p>0.00039295975369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746909978" calcext:value-type="float">
            <text:p>0.008574690997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03062668064" calcext:value-type="float">
            <text:p>0.0020306266806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2376229144" calcext:value-type="float">
            <text:p>0.036237622914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58249371075" calcext:value-type="float">
            <text:p>0.0015824937107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53120318" calcext:value-type="float">
            <text:p>0.06685312031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48257101897" calcext:value-type="float">
            <text:p>0.0148257101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1522856294" calcext:value-type="float">
            <text:p>0.00151522856294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382638109134" calcext:value-type="float">
            <text:p>0.000382638109134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2189690588" calcext:value-type="float">
            <text:p>0.0085218969058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92180337611" calcext:value-type="float">
            <text:p>0.00192180337611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60225341567" calcext:value-type="float">
            <text:p>0.036022534156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55024662291" calcext:value-type="float">
            <text:p>0.00155024662291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395239415" calcext:value-type="float">
            <text:p>0.066439523941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3979684534" calcext:value-type="float">
            <text:p>0.013979684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0712179534" calcext:value-type="float">
            <text:p>0.00150712179534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370104683594" calcext:value-type="float">
            <text:p>0.00037010468359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7193468096" calcext:value-type="float">
            <text:p>0.0084719346809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8253187734" calcext:value-type="float">
            <text:p>0.001825318773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8044478593" calcext:value-type="float">
            <text:p>0.035804447859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52240520932" calcext:value-type="float">
            <text:p>0.00152240520932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33457566" calcext:value-type="float">
            <text:p>0.06603345756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3120815704" calcext:value-type="float">
            <text:p>0.013120815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49827804886" calcext:value-type="float">
            <text:p>0.00149827804886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356096737402" calcext:value-type="float">
            <text:p>0.00035609673740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1752237933" calcext:value-type="float">
            <text:p>0.0084175223793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7492638245" calcext:value-type="float">
            <text:p>0.001749263824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594987135" calcext:value-type="float">
            <text:p>0.03559498713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49101478036" calcext:value-type="float">
            <text:p>0.0014910147803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262100139" calcext:value-type="float">
            <text:p>0.065626210013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22348950154" calcext:value-type="float">
            <text:p>0.0122348950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49238221788" calcext:value-type="float">
            <text:p>0.0014923822178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337665229255" calcext:value-type="float">
            <text:p>0.00033766522925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6472828742" calcext:value-type="float">
            <text:p>0.0083647282874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68473848223" calcext:value-type="float">
            <text:p>0.00168473848223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3821006513" calcext:value-type="float">
            <text:p>0.0353821006513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45705437477" calcext:value-type="float">
            <text:p>0.0014570543747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245730508" calcext:value-type="float">
            <text:p>0.065224573050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13362787751" calcext:value-type="float">
            <text:p>0.0113362787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48501242915" calcext:value-type="float">
            <text:p>0.0014850124291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307437555894" calcext:value-type="float">
            <text:p>0.00030743755589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30970915715" calcext:value-type="float">
            <text:p>0.00830970915715</text:p>
          </table:table-cell>
          <table:table-cell office:value-type="float" office:value="57.6" calcext:value-type="float">
            <text:p>57.6</text:p>
          </table:table-cell>
          <table:table-cell office:value-type="float" office:value="0.00162324724695" calcext:value-type="float">
            <text:p>0.0016232472469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1670118935" calcext:value-type="float">
            <text:p>0.035167011893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42082994214" calcext:value-type="float">
            <text:p>0.00142082994214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8331975595" calcext:value-type="float">
            <text:p>0.064833197559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4543808049" calcext:value-type="float">
            <text:p>0.0104543808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48059055591" calcext:value-type="float">
            <text:p>0.0014805905559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65413717318" calcext:value-type="float">
            <text:p>0.000265413717318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5772417009" calcext:value-type="float">
            <text:p>0.0082577241700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5759151777" calcext:value-type="float">
            <text:p>0.001575915177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9584687834" calcext:value-type="float">
            <text:p>0.034958468783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38527859862" calcext:value-type="float">
            <text:p>0.0013852785986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4478755985" calcext:value-type="float">
            <text:p>0.0644478755985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961691726542" calcext:value-type="float">
            <text:p>0.00961691726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7322076718" calcext:value-type="float">
            <text:p>0.00147322076718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35186043957" calcext:value-type="float">
            <text:p>0.000235186043957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20654828788" calcext:value-type="float">
            <text:p>0.0082065482878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53829225085" calcext:value-type="float">
            <text:p>0.0015382922508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7514550302" calcext:value-type="float">
            <text:p>0.034751455030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34636180951" calcext:value-type="float">
            <text:p>0.00134636180951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0723352563" calcext:value-type="float">
            <text:p>0.064072335256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883108476292" calcext:value-type="float">
            <text:p>0.00883108476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6806191507" calcext:value-type="float">
            <text:p>0.0014680619150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24127139069" calcext:value-type="float">
            <text:p>0.000224127139069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5820427268" calcext:value-type="float">
            <text:p>0.0081582042726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50532162141" calcext:value-type="float">
            <text:p>0.0015053216214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5452977169" calcext:value-type="float">
            <text:p>0.0345452977169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31007618696" calcext:value-type="float">
            <text:p>0.0013100761869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6962043258" calcext:value-type="float">
            <text:p>0.063696204325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08902238901" calcext:value-type="float">
            <text:p>0.00808902238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6216608408" calcext:value-type="float">
            <text:p>0.0014621660840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17491796136" calcext:value-type="float">
            <text:p>0.00021749179613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1127619098" calcext:value-type="float">
            <text:p>0.0081112761909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47255326577" calcext:value-type="float">
            <text:p>0.00147255326577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3431167315" calcext:value-type="float">
            <text:p>0.034343116731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27372937448" calcext:value-type="float">
            <text:p>0.0012737293744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3240967782" calcext:value-type="float">
            <text:p>0.063324096778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741811415331" calcext:value-type="float">
            <text:p>0.00741811415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5921816859" calcext:value-type="float">
            <text:p>0.0014592181685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12330973855" calcext:value-type="float">
            <text:p>0.00021233097385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6252762335" calcext:value-type="float">
            <text:p>0.0080625276233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44524630274" calcext:value-type="float">
            <text:p>0.00144524630274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140446352" calcext:value-type="float">
            <text:p>0.034140446352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24013610841" calcext:value-type="float">
            <text:p>0.00124013610841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9581165843" calcext:value-type="float">
            <text:p>0.062958116584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8190612636" calcext:value-type="float">
            <text:p>0.0068190612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562702531" calcext:value-type="float">
            <text:p>0.001456270253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10119192877" calcext:value-type="float">
            <text:p>0.000210119192877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1398133193" calcext:value-type="float">
            <text:p>0.0080139813319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41874843491" calcext:value-type="float">
            <text:p>0.00141874843491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943648703" calcext:value-type="float">
            <text:p>0.033943648703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20538023386" calcext:value-type="float">
            <text:p>0.0012053802338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5884821253" calcext:value-type="float">
            <text:p>0.062588482125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28437186821" calcext:value-type="float">
            <text:p>0.00628437186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5479629535" calcext:value-type="float">
            <text:p>0.00145479629535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07907411899" calcext:value-type="float">
            <text:p>0.00020790741189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6118724001" calcext:value-type="float">
            <text:p>0.0079611872400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39548694788" calcext:value-type="float">
            <text:p>0.0013954869478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7503379879" calcext:value-type="float">
            <text:p>0.033750337987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1690946113" calcext:value-type="float">
            <text:p>0.0011690946113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2263038437" calcext:value-type="float">
            <text:p>0.062226303843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81862227062" calcext:value-type="float">
            <text:p>0.00581862227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4742650662" calcext:value-type="float">
            <text:p>0.0014474265066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06432891247" calcext:value-type="float">
            <text:p>0.00020643289124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1243867238" calcext:value-type="float">
            <text:p>0.0079124386723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37182091325" calcext:value-type="float">
            <text:p>0.0013718209132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5570272727" calcext:value-type="float">
            <text:p>0.033557027272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13611324443" calcext:value-type="float">
            <text:p>0.0011361132444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8627229148" calcext:value-type="float">
            <text:p>0.0618627229148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40793593766" calcext:value-type="float">
            <text:p>0.00540793593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4595254888" calcext:value-type="float">
            <text:p>0.00144595254888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02746589618" calcext:value-type="float">
            <text:p>0.00020274658961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6470148582" calcext:value-type="float">
            <text:p>0.0078647014858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34390712882" calcext:value-type="float">
            <text:p>0.00134390712882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3624318977" calcext:value-type="float">
            <text:p>0.033362431897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10319306748" calcext:value-type="float">
            <text:p>0.0011031930674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009506626" calcext:value-type="float">
            <text:p>0.061500950662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504662939563" calcext:value-type="float">
            <text:p>0.00504662939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4226765451" calcext:value-type="float">
            <text:p>0.0014422676545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99060287989" calcext:value-type="float">
            <text:p>0.000199060287989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2404396676" calcext:value-type="float">
            <text:p>0.0078240439667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31842062999" calcext:value-type="float">
            <text:p>0.00131842062999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1728528135" calcext:value-type="float">
            <text:p>0.0331728528135</text:p>
          </table:table-cell>
          <table:table-cell office:value-type="float" office:value="89.6" calcext:value-type="float">
            <text:p>89.6</text:p>
          </table:table-cell>
          <table:table-cell office:value-type="float" office:value="0.00106819243324" calcext:value-type="float">
            <text:p>0.0010681924332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1391045869" calcext:value-type="float">
            <text:p>0.061139104586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7330787949" calcext:value-type="float">
            <text:p>0.0047330787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3784578128" calcext:value-type="float">
            <text:p>0.00143784578128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95373986359" calcext:value-type="float">
            <text:p>0.000195373986359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7468857048" calcext:value-type="float">
            <text:p>0.0077746885704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29637278576" calcext:value-type="float">
            <text:p>0.0012963727857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9840689948" calcext:value-type="float">
            <text:p>0.032984068994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03264108973" calcext:value-type="float">
            <text:p>0.00103264108973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7837549826" calcext:value-type="float">
            <text:p>0.060783754982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46518051211" calcext:value-type="float">
            <text:p>0.00446518051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3489786578" calcext:value-type="float">
            <text:p>0.00143489786578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92424945056" calcext:value-type="float">
            <text:p>0.00019242494505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3059235578" calcext:value-type="float">
            <text:p>0.0077305923557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27311129873" calcext:value-type="float">
            <text:p>0.00127311129873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7995673755" calcext:value-type="float">
            <text:p>0.032799567375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997089746215" calcext:value-type="float">
            <text:p>0.00099708974621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4264859663" calcext:value-type="float">
            <text:p>0.060426485966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23407718563" calcext:value-type="float">
            <text:p>0.00423407718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3268692916" calcext:value-type="float">
            <text:p>0.0014326869291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90213164078" calcext:value-type="float">
            <text:p>0.00019021316407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8184378815" calcext:value-type="float">
            <text:p>0.0076818437881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2496475379" calcext:value-type="float">
            <text:p>0.0012496475379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6169009845" calcext:value-type="float">
            <text:p>0.0326169009845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959641515182" calcext:value-type="float">
            <text:p>0.000959641515182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0717638621" calcext:value-type="float">
            <text:p>0.060071763862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03618896517" calcext:value-type="float">
            <text:p>0.00403618896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3194995029" calcext:value-type="float">
            <text:p>0.0014319499502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88738643426" calcext:value-type="float">
            <text:p>0.00018873864342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3673619237" calcext:value-type="float">
            <text:p>0.0076367361923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22982470548" calcext:value-type="float">
            <text:p>0.0012298247054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429463" calcext:value-type="float">
            <text:p>0.032429463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923661842229" calcext:value-type="float">
            <text:p>0.00092366184222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7230583763" calcext:value-type="float">
            <text:p>0.0597230583763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86214180968" calcext:value-type="float">
            <text:p>0.00386214180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290020348" calcext:value-type="float">
            <text:p>0.001429002034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82840560819" calcext:value-type="float">
            <text:p>0.000182840560819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930445301" calcext:value-type="float">
            <text:p>0.007593044530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20514730185" calcext:value-type="float">
            <text:p>0.0012051473018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2455731234" calcext:value-type="float">
            <text:p>0.032245573123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887498599516" calcext:value-type="float">
            <text:p>0.00088749859951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3720274491" calcext:value-type="float">
            <text:p>0.059372027449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71573700353" calcext:value-type="float">
            <text:p>0.00371573700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2384318269" calcext:value-type="float">
            <text:p>0.0014238431826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73993436909" calcext:value-type="float">
            <text:p>0.000173993436909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4874603918" calcext:value-type="float">
            <text:p>0.0075487460391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15437657799" calcext:value-type="float">
            <text:p>0.00115437657799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0546482051" calcext:value-type="float">
            <text:p>0.0320546482051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49132519683" calcext:value-type="float">
            <text:p>0.000849132519683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0215501983" calcext:value-type="float">
            <text:p>0.059021550198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58472186316" calcext:value-type="float">
            <text:p>0.00358472186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2236922494" calcext:value-type="float">
            <text:p>0.0014223692249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60722751043" calcext:value-type="float">
            <text:p>0.000160722751043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0626803419" calcext:value-type="float">
            <text:p>0.0075062680341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10785360393" calcext:value-type="float">
            <text:p>0.00110785360393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8752852251" calcext:value-type="float">
            <text:p>0.031875285225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814131885449" calcext:value-type="float">
            <text:p>0.000814131885449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6811498607" calcext:value-type="float">
            <text:p>0.058681149860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47020355878" calcext:value-type="float">
            <text:p>0.00347020355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2015828832" calcext:value-type="float">
            <text:p>0.0014201582883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40079461918" calcext:value-type="float">
            <text:p>0.000140079461918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6075588598" calcext:value-type="float">
            <text:p>0.0074607558859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05870107047" calcext:value-type="float">
            <text:p>0.0010587010704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6861343607" calcext:value-type="float">
            <text:p>0.0316861343607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780232669776" calcext:value-type="float">
            <text:p>0.00078023266977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3390884934" calcext:value-type="float">
            <text:p>0.0583390884934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36860224006" calcext:value-type="float">
            <text:p>0.00336860224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1868433058" calcext:value-type="float">
            <text:p>0.0014186843305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27546036378" calcext:value-type="float">
            <text:p>0.00012754603637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2353706257" calcext:value-type="float">
            <text:p>0.00742353706257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01945995323" calcext:value-type="float">
            <text:p>0.00101945995323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5016327415" calcext:value-type="float">
            <text:p>0.031501632741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41927779863" calcext:value-type="float">
            <text:p>0.00074192777986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0014934502" calcext:value-type="float">
            <text:p>0.0580014934502</text:p>
          </table:table-cell>
          <table:table-cell office:value-type="float" office:value="57.6" calcext:value-type="float">
            <text:p>57.6</text:p>
          </table:table-cell>
          <table:table-cell office:value-type="float" office:value="0.00327833096307" calcext:value-type="float">
            <text:p>0.00327833096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1573641508" calcext:value-type="float">
            <text:p>0.0014157364150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11326309208" calcext:value-type="float">
            <text:p>0.000111326309208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84295477" calcext:value-type="float">
            <text:p>0.00738429547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982848395382" calcext:value-type="float">
            <text:p>0.00098284839538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3200674875" calcext:value-type="float">
            <text:p>0.0313200674875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705458587549" calcext:value-type="float">
            <text:p>0.00070545858754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6696197313" calcext:value-type="float">
            <text:p>0.0576696197313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19872542567" calcext:value-type="float">
            <text:p>0.00319872542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1352547847" calcext:value-type="float">
            <text:p>0.0014135254784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0026740432" calcext:value-type="float">
            <text:p>0.00010026740432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4384023415" calcext:value-type="float">
            <text:p>0.0073438402341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939966349731" calcext:value-type="float">
            <text:p>0.000939966349731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143702047" calcext:value-type="float">
            <text:p>0.031143702047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67704406916" calcext:value-type="float">
            <text:p>0.00066770440691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358266003" calcext:value-type="float">
            <text:p>0.0573358266003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12609506053" calcext:value-type="float">
            <text:p>0.00312609506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1205152072" calcext:value-type="float">
            <text:p>0.00141205152072</text:p>
          </table:table-cell>
          <table:table-cell office:value-type="float" office:value="87.552" calcext:value-type="float">
            <text:p>87.552</text:p>
          </table:table-cell>
          <table:table-cell office:value-type="float" office:value="9.14202804095e-05" calcext:value-type="float">
            <text:p>9.14202804095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0439637238" calcext:value-type="float">
            <text:p>0.0073043963723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90618662509" calcext:value-type="float">
            <text:p>0.00090618662509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9661742953" calcext:value-type="float">
            <text:p>0.0309661742953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630868075083" calcext:value-type="float">
            <text:p>0.000630868075083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063152346" calcext:value-type="float">
            <text:p>0.057006315234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05992318822" calcext:value-type="float">
            <text:p>0.00305992318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1057756297" calcext:value-type="float">
            <text:p>0.00141057756297</text:p>
          </table:table-cell>
          <table:table-cell office:value-type="float" office:value="88.576" calcext:value-type="float">
            <text:p>88.576</text:p>
          </table:table-cell>
          <table:table-cell office:value-type="float" office:value="8.62594581285e-05" calcext:value-type="float">
            <text:p>8.62594581285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6515478682" calcext:value-type="float">
            <text:p>0.0072651547868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875238733653" calcext:value-type="float">
            <text:p>0.000875238733653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782773813" calcext:value-type="float">
            <text:p>0.03078277381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59586744085" calcext:value-type="float">
            <text:p>0.0005958674408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6798675458" calcext:value-type="float">
            <text:p>0.056679867545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00043124279" calcext:value-type="float">
            <text:p>0.00300043124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0910360523" calcext:value-type="float">
            <text:p>0.00140910360523</text:p>
          </table:table-cell>
          <table:table-cell office:value-type="float" office:value="89.6" calcext:value-type="float">
            <text:p>89.6</text:p>
          </table:table-cell>
          <table:table-cell office:value-type="float" office:value="8.18358961731e-05" calcext:value-type="float">
            <text:p>8.18358961731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2530637261" calcext:value-type="float">
            <text:p>0.0072253063726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836806711606" calcext:value-type="float">
            <text:p>0.0008368067116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6014532561" calcext:value-type="float">
            <text:p>0.0306014532561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60927996536" calcext:value-type="float">
            <text:p>0.00056092799653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3541580924" calcext:value-type="float">
            <text:p>0.056354158092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94791446963" calcext:value-type="float">
            <text:p>0.00294791446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0836662635" calcext:value-type="float">
            <text:p>0.00140836662635</text:p>
          </table:table-cell>
          <table:table-cell office:value-type="float" office:value="90.624" calcext:value-type="float">
            <text:p>90.624</text:p>
          </table:table-cell>
          <table:table-cell office:value-type="float" office:value="7.52005532402e-05" calcext:value-type="float">
            <text:p>7.52005532402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8485112976" calcext:value-type="float">
            <text:p>0.00718485112976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802217891765" calcext:value-type="float">
            <text:p>0.00080221789176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4206832677" calcext:value-type="float">
            <text:p>0.0304206832677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25927362303" calcext:value-type="float">
            <text:p>0.00052592736230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312908452" calcext:value-type="float">
            <text:p>0.0560312908452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90067520775" calcext:value-type="float">
            <text:p>0.00290067520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0541871086" calcext:value-type="float">
            <text:p>0.00140541871086</text:p>
          </table:table-cell>
          <table:table-cell office:value-type="float" office:value="91.648" calcext:value-type="float">
            <text:p>91.648</text:p>
          </table:table-cell>
          <table:table-cell office:value-type="float" office:value="7.37260325884e-05" calcext:value-type="float">
            <text:p>7.37260325884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4722775391" calcext:value-type="float">
            <text:p>0.0071472277539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770460905127" calcext:value-type="float">
            <text:p>0.00077046090512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2412591134" calcext:value-type="float">
            <text:p>0.030241259113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492272906309" calcext:value-type="float">
            <text:p>0.00049227290630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120409514" calcext:value-type="float">
            <text:p>0.055712040951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85616696569" calcext:value-type="float">
            <text:p>0.00285616696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0320777424" calcext:value-type="float">
            <text:p>0.00140320777424</text:p>
          </table:table-cell>
          <table:table-cell office:value-type="float" office:value="92.672" calcext:value-type="float">
            <text:p>92.672</text:p>
          </table:table-cell>
          <table:table-cell office:value-type="float" office:value="6.78279499813e-05" calcext:value-type="float">
            <text:p>6.78279499813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0818844457" calcext:value-type="float">
            <text:p>0.0071081884445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741333477892" calcext:value-type="float">
            <text:p>0.000741333477892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0570021913" calcext:value-type="float">
            <text:p>0.030057002191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58679640235" calcext:value-type="float">
            <text:p>0.00045867964023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3951164991" calcext:value-type="float">
            <text:p>0.055395116499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81579215906" calcext:value-type="float">
            <text:p>0.00281579215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017338165" calcext:value-type="float">
            <text:p>0.0014017338165</text:p>
          </table:table-cell>
          <table:table-cell office:value-type="float" office:value="93.696" calcext:value-type="float">
            <text:p>93.696</text:p>
          </table:table-cell>
          <table:table-cell office:value-type="float" office:value="6.41416483519e-05" calcext:value-type="float">
            <text:p>6.41416483519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6834003036" calcext:value-type="float">
            <text:p>0.0070683400303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713824241059" calcext:value-type="float">
            <text:p>0.000713824241059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8802697052" calcext:value-type="float">
            <text:p>0.029880269705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25269943921" calcext:value-type="float">
            <text:p>0.000425269943921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0782658703" calcext:value-type="float">
            <text:p>0.0550782658703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77844361763" calcext:value-type="float">
            <text:p>0.00277844361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39731194326" calcext:value-type="float">
            <text:p>0.00139731194326</text:p>
          </table:table-cell>
          <table:table-cell office:value-type="float" office:value="94.72" calcext:value-type="float">
            <text:p>94.72</text:p>
          </table:table-cell>
          <table:table-cell office:value-type="float" office:value="5.60317847672e-05" calcext:value-type="float">
            <text:p>5.60317847672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276825113" calcext:value-type="float">
            <text:p>0.007027682511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688337742228" calcext:value-type="float">
            <text:p>0.000688337742228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6950951688" calcext:value-type="float">
            <text:p>0.0296950951688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397367340406" calcext:value-type="float">
            <text:p>0.0003973673404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7645896537" calcext:value-type="float">
            <text:p>0.054764589653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74231296343" calcext:value-type="float">
            <text:p>0.00274231296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39583798551" calcext:value-type="float">
            <text:p>0.00139583798551</text:p>
          </table:table-cell>
          <table:table-cell office:value-type="float" office:value="95.744" calcext:value-type="float">
            <text:p>95.744</text:p>
          </table:table-cell>
          <table:table-cell office:value-type="float" office:value="5.23454831377e-05" calcext:value-type="float">
            <text:p>5.23454831377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9066596409" calcext:value-type="float">
            <text:p>0.0069906659640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665278529" calcext:value-type="float">
            <text:p>0.000665278529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5063113502" calcext:value-type="float">
            <text:p>0.0295063113502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66344050972" calcext:value-type="float">
            <text:p>0.000366344050972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4438263774" calcext:value-type="float">
            <text:p>0.0544438263774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70791687588" calcext:value-type="float">
            <text:p>0.00270791687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39362704889" calcext:value-type="float">
            <text:p>0.00139362704889</text:p>
          </table:table-cell>
          <table:table-cell office:value-type="float" office:value="96.768" calcext:value-type="float">
            <text:p>96.768</text:p>
          </table:table-cell>
          <table:table-cell office:value-type="float" office:value="4.71846608565e-05" calcext:value-type="float">
            <text:p>4.71846608565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4697430182" calcext:value-type="float">
            <text:p>0.0069469743018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640803399171" calcext:value-type="float">
            <text:p>0.000640803399171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3213203367" calcext:value-type="float">
            <text:p>0.029321320336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40154765217" calcext:value-type="float">
            <text:p>0.00034015476521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259791308" calcext:value-type="float">
            <text:p>0.054125979130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67558750603" calcext:value-type="float">
            <text:p>0.00267558750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39289007002" calcext:value-type="float">
            <text:p>0.00139289007002</text:p>
          </table:table-cell>
          <table:table-cell office:value-type="float" office:value="97.792" calcext:value-type="float">
            <text:p>97.792</text:p>
          </table:table-cell>
          <table:table-cell office:value-type="float" office:value="4.4235619553e-05" calcext:value-type="float">
            <text:p>4.4235619553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1016003083" calcext:value-type="float">
            <text:p>0.0069101600308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618957828744" calcext:value-type="float">
            <text:p>0.000618957828744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137613983" calcext:value-type="float">
            <text:p>0.02913761398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13965479462" calcext:value-type="float">
            <text:p>0.000313965479462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121552671" calcext:value-type="float">
            <text:p>0.053812155267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64539866523" calcext:value-type="float">
            <text:p>0.00264539866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38920517566" calcext:value-type="float">
            <text:p>0.00138920517566</text:p>
          </table:table-cell>
          <table:table-cell office:value-type="float" office:value="98.816" calcext:value-type="float">
            <text:p>98.816</text:p>
          </table:table-cell>
          <table:table-cell office:value-type="float" office:value="4.12865782495e-05" calcext:value-type="float">
            <text:p>4.12865782495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7294120741" calcext:value-type="float">
            <text:p>0.0068729412074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597314532118" calcext:value-type="float">
            <text:p>0.000597314532118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9504818698" calcext:value-type="float">
            <text:p>0.028950481869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289734271146" calcext:value-type="float">
            <text:p>0.00028973427114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4922040497" calcext:value-type="float">
            <text:p>0.053492204049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61672295704" calcext:value-type="float">
            <text:p>0.00261672295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38625726016" calcext:value-type="float">
            <text:p>0.00138625726016</text:p>
          </table:table-cell>
          <table:table-cell office:value-type="float" office:value="99.84" calcext:value-type="float">
            <text:p>99.84</text:p>
          </table:table-cell>
          <table:table-cell office:value-type="float" office:value="3.98120575977e-05" calcext:value-type="float">
            <text:p>3.98120575977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3572238399" calcext:value-type="float">
            <text:p>0.0068357223839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571625759488" calcext:value-type="float">
            <text:p>0.000571625759488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7656132048" calcext:value-type="float">
            <text:p>0.028765613204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67032810831" calcext:value-type="float">
            <text:p>0.000267032810831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1759070975" calcext:value-type="float">
            <text:p>0.053175907097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58941275877" calcext:value-type="float">
            <text:p>0.00258941275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38552028129" calcext:value-type="float">
            <text:p>0.0013855202812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3.83375369459e-05" calcext:value-type="float">
            <text:p>3.83375369459e-0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9911038921" calcext:value-type="float">
            <text:p>0.0067991103892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545734713056" calcext:value-type="float">
            <text:p>0.00054573471305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5833750338" calcext:value-type="float">
            <text:p>0.028583375033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45004439635" calcext:value-type="float">
            <text:p>0.00024500443963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8562142625" calcext:value-type="float">
            <text:p>0.052856214262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53940557139" calcext:value-type="float">
            <text:p>0.00253940557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38478330242" calcext:value-type="float">
            <text:p>0.00138478330242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3.760027662e-05" calcext:value-type="float">
            <text:p>3.760027662e-0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6088018472" calcext:value-type="float">
            <text:p>0.0067608801847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527732344835" calcext:value-type="float">
            <text:p>0.00052773234483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3995463316" calcext:value-type="float">
            <text:p>0.0283995463316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24750576118" calcext:value-type="float">
            <text:p>0.000224750576118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5443467226" calcext:value-type="float">
            <text:p>0.0525443467226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49120676201" calcext:value-type="float">
            <text:p>0.00249120676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38036142918" calcext:value-type="float">
            <text:p>0.00138036142918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3.61257559683e-05" calcext:value-type="float">
            <text:p>3.61257559683e-05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222454278" calcext:value-type="float">
            <text:p>0.006722245427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508920881412" calcext:value-type="float">
            <text:p>0.000508920881412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80321947985" calcext:value-type="float">
            <text:p>0.028032194798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06883119482" calcext:value-type="float">
            <text:p>0.000206883119482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315563884" calcext:value-type="float">
            <text:p>0.052231556388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44824855823" calcext:value-type="float">
            <text:p>0.00244824855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37815049256" calcext:value-type="float">
            <text:p>0.0013781504925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3.53884956424e-05" calcext:value-type="float">
            <text:p>3.53884956424e-05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8603798545" calcext:value-type="float">
            <text:p>0.0066860379854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495166262996" calcext:value-type="float">
            <text:p>0.00049516626299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7199001146" calcext:value-type="float">
            <text:p>0.027719900114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89994701565" calcext:value-type="float">
            <text:p>0.00018999470156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184338484" calcext:value-type="float">
            <text:p>0.0519184338484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408279714" calcext:value-type="float">
            <text:p>0.002408279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37446559819" calcext:value-type="float">
            <text:p>0.00137446559819</text:p>
          </table:table-cell>
          <table:table-cell office:value-type="float" office:value="104.96" calcext:value-type="float">
            <text:p>104.96</text:p>
          </table:table-cell>
          <table:table-cell office:value-type="float" office:value="3.39139749906e-05" calcext:value-type="float">
            <text:p>3.39139749906e-0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4194177075" calcext:value-type="float">
            <text:p>0.00664194177075</text:p>
          </table:table-cell>
          <table:table-cell office:value-type="float" office:value="89.6" calcext:value-type="float">
            <text:p>89.6</text:p>
          </table:table-cell>
          <table:table-cell office:value-type="float" office:value="0.000478579811376" calcext:value-type="float">
            <text:p>0.00047857981137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5173520837" calcext:value-type="float">
            <text:p>0.027517352083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74391271968" calcext:value-type="float">
            <text:p>0.000174391271968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088179264" calcext:value-type="float">
            <text:p>0.051608817926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36779419035" calcext:value-type="float">
            <text:p>0.00236779419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37225466158" calcext:value-type="float">
            <text:p>0.0013722546615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3.31767146647e-05" calcext:value-type="float">
            <text:p>3.31767146647e-05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0249790897" calcext:value-type="float">
            <text:p>0.00660249790897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464420645359" calcext:value-type="float">
            <text:p>0.000464420645359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3760395039" calcext:value-type="float">
            <text:p>0.0273760395039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6007283069" calcext:value-type="float">
            <text:p>0.00016007283069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2953631804" calcext:value-type="float">
            <text:p>0.0512953631804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33118376239" calcext:value-type="float">
            <text:p>0.00233118376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3715176827" calcext:value-type="float">
            <text:p>0.001371517682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3.24394543388e-05" calcext:value-type="float">
            <text:p>3.24394543388e-05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6588591419" calcext:value-type="float">
            <text:p>0.0065658859141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448441015139" calcext:value-type="float">
            <text:p>0.000448441015139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2568108381" calcext:value-type="float">
            <text:p>0.027256810838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47406517253" calcext:value-type="float">
            <text:p>0.000147406517253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09814654932" calcext:value-type="float">
            <text:p>0.050981465493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29394593799" calcext:value-type="float">
            <text:p>0.00229394593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37078070383" calcext:value-type="float">
            <text:p>0.00137078070383</text:p>
          </table:table-cell>
          <table:table-cell office:value-type="float" office:value="120.32" calcext:value-type="float">
            <text:p>120.32</text:p>
          </table:table-cell>
          <table:table-cell office:value-type="float" office:value="3.17021940131e-05" calcext:value-type="float">
            <text:p>3.17021940131e-05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205760422" calcext:value-type="float">
            <text:p>0.0065205760422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435090944323" calcext:value-type="float">
            <text:p>0.000435090944323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1431490316" calcext:value-type="float">
            <text:p>0.027143149031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35352103015" calcext:value-type="float">
            <text:p>0.00013535210301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669007365" calcext:value-type="float">
            <text:p>0.050669007365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259033171" calcext:value-type="float">
            <text:p>0.002259033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6856976721" calcext:value-type="float">
            <text:p>0.0013685697672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09649336871e-05" calcext:value-type="float">
            <text:p>3.09649336871e-0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7951397071" calcext:value-type="float">
            <text:p>0.00647951397071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419920409305" calcext:value-type="float">
            <text:p>0.0004199204093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70315671504" calcext:value-type="float">
            <text:p>0.027031567150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24093157737" calcext:value-type="float">
            <text:p>0.000124093157737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3567337956" calcext:value-type="float">
            <text:p>0.050356733795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22293942247" calcext:value-type="float">
            <text:p>0.00222293942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6562185172" calcext:value-type="float">
            <text:p>0.00136562185172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02276733612e-05" calcext:value-type="float">
            <text:p>3.02276733612e-05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9374885588" calcext:value-type="float">
            <text:p>0.00639374885588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40717715989" calcext:value-type="float">
            <text:p>0.00040717715989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9238392487" calcext:value-type="float">
            <text:p>0.026923839248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14547530219" calcext:value-type="float">
            <text:p>0.000114547530219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468594913" calcext:value-type="float">
            <text:p>0.050046859491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19075767532" calcext:value-type="float">
            <text:p>0.00219075767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634109151" calcext:value-type="float">
            <text:p>0.001363410915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94904130353e-05" calcext:value-type="float">
            <text:p>2.94904130353e-0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1951348525" calcext:value-type="float">
            <text:p>0.00631951348525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392208898672" calcext:value-type="float">
            <text:p>0.000392208898672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8213723348" calcext:value-type="float">
            <text:p>0.0268213723348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05063092621" calcext:value-type="float">
            <text:p>0.000105063092621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373912164" calcext:value-type="float">
            <text:p>0.0497373912164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16108551395" calcext:value-type="float">
            <text:p>0.00216108551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6267393623" calcext:value-type="float">
            <text:p>0.0013626739362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80158923835e-05" calcext:value-type="float">
            <text:p>2.80158923835e-05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8229466183" calcext:value-type="float">
            <text:p>0.0062822946618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379667923057" calcext:value-type="float">
            <text:p>0.00037966792305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714072653" calcext:value-type="float">
            <text:p>0.02671407265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9.61905542222e-05" calcext:value-type="float">
            <text:p>9.61905542222e-0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217217642" calcext:value-type="float">
            <text:p>0.049421721764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12783350227" calcext:value-type="float">
            <text:p>0.00212783350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6119997848" calcext:value-type="float">
            <text:p>0.00136119997848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65413717319e-05" calcext:value-type="float">
            <text:p>2.65413717319e-05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5741468748" calcext:value-type="float">
            <text:p>0.00625741468748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36550875704" calcext:value-type="float">
            <text:p>0.00036550875704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6101375565" calcext:value-type="float">
            <text:p>0.026610137556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8.86030041436e-05" calcext:value-type="float">
            <text:p>8.86030041436e-05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105186362" calcext:value-type="float">
            <text:p>0.049110518636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09495054732" calcext:value-type="float">
            <text:p>0.00209495054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5751508412" calcext:value-type="float">
            <text:p>0.0013575150841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35923304283e-05" calcext:value-type="float">
            <text:p>2.35923304283e-05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3334381798" calcext:value-type="float">
            <text:p>0.0062333438179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354585971826" calcext:value-type="float">
            <text:p>0.00035458597182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5035107918" calcext:value-type="float">
            <text:p>0.026503510791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8.13825935849e-05" calcext:value-type="float">
            <text:p>8.13825935849e-05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7974330079" calcext:value-type="float">
            <text:p>0.048797433007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06110804486" calcext:value-type="float">
            <text:p>0.00206110804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5383018975" calcext:value-type="float">
            <text:p>0.0013538301897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28550701024e-05" calcext:value-type="float">
            <text:p>2.28550701024e-05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165548922" calcext:value-type="float">
            <text:p>0.0062165548922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39819984409" calcext:value-type="float">
            <text:p>0.000339819984409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3960887614" calcext:value-type="float">
            <text:p>0.026396088761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7.37338535863e-05" calcext:value-type="float">
            <text:p>7.37338535863e-05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4800287026" calcext:value-type="float">
            <text:p>0.048480028702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202468214528" calcext:value-type="float">
            <text:p>0.00202468214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52356232" calcext:value-type="float">
            <text:p>0.00135235623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13805494507e-05" calcext:value-type="float">
            <text:p>2.13805494507e-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9936141399" calcext:value-type="float">
            <text:p>0.0061993614139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26065365992" calcext:value-type="float">
            <text:p>0.000326065365992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2842621832" calcext:value-type="float">
            <text:p>0.0262842621832</text:p>
          </table:table-cell>
          <table:table-cell office:value-type="float" office:value="130.56" calcext:value-type="float">
            <text:p>130.56</text:p>
          </table:table-cell>
          <table:table-cell office:value-type="float" office:value="6.78596212674e-05" calcext:value-type="float">
            <text:p>6.78596212674e-0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635841033" calcext:value-type="float">
            <text:p>0.0481635841033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99124560523" calcext:value-type="float">
            <text:p>0.00199124560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5088227426" calcext:value-type="float">
            <text:p>0.0013508822742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76942478212e-05" calcext:value-type="float">
            <text:p>1.76942478212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8075200228" calcext:value-type="float">
            <text:p>0.0061807520022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311906199975" calcext:value-type="float">
            <text:p>0.00031190619997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181734095" calcext:value-type="float">
            <text:p>0.02618173409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5.69066255894e-05" calcext:value-type="float">
            <text:p>5.69066255894e-05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3080564" calcext:value-type="float">
            <text:p>0.0475308056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95629593257" calcext:value-type="float">
            <text:p>0.00195629593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4646040102" calcext:value-type="float">
            <text:p>0.0013464604010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69569874954e-05" calcext:value-type="float">
            <text:p>1.69569874954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6376080029" calcext:value-type="float">
            <text:p>0.0061637608002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97747033958" calcext:value-type="float">
            <text:p>0.000297747033958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0816529779" calcext:value-type="float">
            <text:p>0.026081652977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4.77281375911e-05" calcext:value-type="float">
            <text:p>4.77281375911e-0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612201259" calcext:value-type="float">
            <text:p>0.0469612201259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92020218404" calcext:value-type="float">
            <text:p>0.00192020218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4203852778" calcext:value-type="float">
            <text:p>0.00134203852778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54824668436e-05" calcext:value-type="float">
            <text:p>1.54824668436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4211724536" calcext:value-type="float">
            <text:p>0.0061421172453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86621974945" calcext:value-type="float">
            <text:p>0.00028662197494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9768614415" calcext:value-type="float">
            <text:p>0.025976861441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4.00182076726e-05" calcext:value-type="float">
            <text:p>4.00182076726e-05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241847759" calcext:value-type="float">
            <text:p>0.046524184775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88458820926" calcext:value-type="float">
            <text:p>0.00188458820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3687967567" calcext:value-type="float">
            <text:p>0.00133687967567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47452065177e-05" calcext:value-type="float">
            <text:p>1.47452065177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2451921472" calcext:value-type="float">
            <text:p>0.00612451921472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73878725529" calcext:value-type="float">
            <text:p>0.00027387872552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8787379013" calcext:value-type="float">
            <text:p>0.0258787379013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48170644735e-05" calcext:value-type="float">
            <text:p>3.48170644735e-05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1983645871" calcext:value-type="float">
            <text:p>0.046198364587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84849446074" calcext:value-type="float">
            <text:p>0.00184849446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3466873905" calcext:value-type="float">
            <text:p>0.0013346687390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40079461918e-05" calcext:value-type="float">
            <text:p>1.40079461918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0408931709" calcext:value-type="float">
            <text:p>0.0061040893170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61742297515" calcext:value-type="float">
            <text:p>0.00026174229751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7826331122" calcext:value-type="float">
            <text:p>0.025782633112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02278204743e-05" calcext:value-type="float">
            <text:p>3.02278204743e-05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361064654" calcext:value-type="float">
            <text:p>0.0459361064654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81007565479" calcext:value-type="float">
            <text:p>0.00181007565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3245780243" calcext:value-type="float">
            <text:p>0.0013324578024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253342554e-05" calcext:value-type="float">
            <text:p>1.253342554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8649128645" calcext:value-type="float">
            <text:p>0.00608649128645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51224059902" calcext:value-type="float">
            <text:p>0.000251224059902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6811449867" calcext:value-type="float">
            <text:p>0.0256811449867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56997663952e-05" calcext:value-type="float">
            <text:p>2.56997663952e-05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04669671" calcext:value-type="float">
            <text:p>0.045704669671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77043896161" calcext:value-type="float">
            <text:p>0.00177043896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3024686581" calcext:value-type="float">
            <text:p>0.00133024686581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17961652142e-05" calcext:value-type="float">
            <text:p>1.17961652142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6525228395" calcext:value-type="float">
            <text:p>0.00606525228395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240099000889" calcext:value-type="float">
            <text:p>0.000240099000889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5830826208" calcext:value-type="float">
            <text:p>0.025583082620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22119409559e-05" calcext:value-type="float">
            <text:p>2.22119409559e-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4855983195" calcext:value-type="float">
            <text:p>0.045485598319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73109751383" calcext:value-type="float">
            <text:p>0.00173109751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2656197145" calcext:value-type="float">
            <text:p>0.0013265619714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10589048883e-05" calcext:value-type="float">
            <text:p>1.10589048883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460360436" calcext:value-type="float">
            <text:p>0.0060460360436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230794406078" calcext:value-type="float">
            <text:p>0.000230794406078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4803098355" calcext:value-type="float">
            <text:p>0.0254803098355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97643441563e-05" calcext:value-type="float">
            <text:p>1.97643441563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2806641756" calcext:value-type="float">
            <text:p>0.0452806641756</text:p>
          </table:table-cell>
          <table:table-cell office:value-type="float" office:value="89.6" calcext:value-type="float">
            <text:p>89.6</text:p>
          </table:table-cell>
          <table:table-cell office:value-type="float" office:value="0.00169164534903" calcext:value-type="float">
            <text:p>0.00169164534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1845520384" calcext:value-type="float">
            <text:p>0.00131845520384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03216445624e-05" calcext:value-type="float">
            <text:p>1.03216445624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2783118432" calcext:value-type="float">
            <text:p>0.00602783118432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21623069246" calcext:value-type="float">
            <text:p>0.0002162306924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3790664071" calcext:value-type="float">
            <text:p>0.0253790664071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74391271968e-05" calcext:value-type="float">
            <text:p>1.74391271968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0783507674" calcext:value-type="float">
            <text:p>0.0450783507674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65270986365" calcext:value-type="float">
            <text:p>0.00165270986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1329635173" calcext:value-type="float">
            <text:p>0.0013132963517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8.84712391058e-06" calcext:value-type="float">
            <text:p>8.84712391058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00760356289" calcext:value-type="float">
            <text:p>0.00600760356289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205712454847" calcext:value-type="float">
            <text:p>0.000205712454847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2788017672" calcext:value-type="float">
            <text:p>0.0252788017672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52362900772e-05" calcext:value-type="float">
            <text:p>1.52362900772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8812050069" calcext:value-type="float">
            <text:p>0.044881205006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61174456624" calcext:value-type="float">
            <text:p>0.00161174456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1255937286" calcext:value-type="float">
            <text:p>0.0013125593728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8.10986358468e-06" calcext:value-type="float">
            <text:p>8.10986358468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8980325604" calcext:value-type="float">
            <text:p>0.00598980325604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96003312436" calcext:value-type="float">
            <text:p>0.000196003312436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1734596623" calcext:value-type="float">
            <text:p>0.0251734596623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38289219175e-05" calcext:value-type="float">
            <text:p>1.38289219175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6815861578" calcext:value-type="float">
            <text:p>0.044681586157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56993043834" calcext:value-type="float">
            <text:p>0.00156993043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0961145737" calcext:value-type="float">
            <text:p>0.00130961145737</text:p>
          </table:table-cell>
          <table:table-cell office:value-type="float" office:value="179.2" calcext:value-type="float">
            <text:p>179.2</text:p>
          </table:table-cell>
          <table:table-cell office:value-type="float" office:value="7.37260325889e-06" calcext:value-type="float">
            <text:p>7.37260325889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7018246326" calcext:value-type="float">
            <text:p>0.00597018246326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89328277028" calcext:value-type="float">
            <text:p>0.000189328277028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0705645285" calcext:value-type="float">
            <text:p>0.025070564528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21767940777e-05" calcext:value-type="float">
            <text:p>1.21767940777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4898664274" calcext:value-type="float">
            <text:p>0.044489866427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52811631044" calcext:value-type="float">
            <text:p>0.00152811631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0445260526" calcext:value-type="float">
            <text:p>0.00130445260526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16082228119e-06" calcext:value-type="float">
            <text:p>5.16082228119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4671842241" calcext:value-type="float">
            <text:p>0.0059467184224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80832777418" calcext:value-type="float">
            <text:p>0.000180832777418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9658341663" calcext:value-type="float">
            <text:p>0.024965834166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11365654379e-05" calcext:value-type="float">
            <text:p>1.11365654379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2982574323" calcext:value-type="float">
            <text:p>0.044298257432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48453071023" calcext:value-type="float">
            <text:p>0.0014845307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29929375315" calcext:value-type="float">
            <text:p>0.00129929375315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4.42356195529e-06" calcext:value-type="float">
            <text:p>4.42356195529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2507486748" calcext:value-type="float">
            <text:p>0.0059250748674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73550920609" calcext:value-type="float">
            <text:p>0.000173550920609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8641013438" calcext:value-type="float">
            <text:p>0.0248641013438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00351468781e-05" calcext:value-type="float">
            <text:p>1.00351468781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073497608" calcext:value-type="float">
            <text:p>0.044107349760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44079748731" calcext:value-type="float">
            <text:p>0.00144079748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29634583765" calcext:value-type="float">
            <text:p>0.00129634583765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3.68630162939e-06" calcext:value-type="float">
            <text:p>3.68630162939e-06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9736302613" calcext:value-type="float">
            <text:p>0.0058973630261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664713376" calcext:value-type="float">
            <text:p>0.000166471337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7605332929" calcext:value-type="float">
            <text:p>0.0247605332929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9.5456275182e-06" calcext:value-type="float">
            <text:p>9.5456275182e-0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251901787" calcext:value-type="float">
            <text:p>0.0439251901787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39636305661" calcext:value-type="float">
            <text:p>0.00139636305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2897130278" calcext:value-type="float">
            <text:p>0.0012897130278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2.2117809777e-06" calcext:value-type="float">
            <text:p>2.2117809777e-0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7976499549" calcext:value-type="float">
            <text:p>0.0058797649954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59189480792" calcext:value-type="float">
            <text:p>0.000159189480792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6571487648" calcext:value-type="float">
            <text:p>0.024657148764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8.99491823836e-06" calcext:value-type="float">
            <text:p>8.99491823836e-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417755964" calcext:value-type="float">
            <text:p>0.043741775596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35045239897" calcext:value-type="float">
            <text:p>0.00135045239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28234323907" calcext:value-type="float">
            <text:p>0.00128234323907</text:p>
          </table:table-cell>
          <table:table-cell office:value-type="float" office:value="199.68" calcext:value-type="float">
            <text:p>199.68</text:p>
          </table:table-cell>
          <table:table-cell office:value-type="float" office:value="1.4745206518e-06" calcext:value-type="float">
            <text:p>1.4745206518e-06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6054875514" calcext:value-type="float">
            <text:p>0.0058605487551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53930361985" calcext:value-type="float">
            <text:p>0.00015393036198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548503249" calcext:value-type="float">
            <text:p>0.02454850324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8.32182911847e-06" calcext:value-type="float">
            <text:p>8.32182911847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5602804261" calcext:value-type="float">
            <text:p>0.043560280426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30480008104" calcext:value-type="float">
            <text:p>0.00130480008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27939532357" calcext:value-type="float">
            <text:p>0.00127939532357</text:p>
          </table:table-cell>
          <table:table-cell office:value-type="float" office:value="276.48" calcext:value-type="float">
            <text:p>276.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372869905" calcext:value-type="float">
            <text:p>0.005837286990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48671243179" calcext:value-type="float">
            <text:p>0.000148671243179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4412647415" calcext:value-type="float">
            <text:p>0.024441264741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7.83230975854e-06" calcext:value-type="float">
            <text:p>7.83230975854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3854293743" calcext:value-type="float">
            <text:p>0.043385429374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25995968793" calcext:value-type="float">
            <text:p>0.00125995968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27644740808" calcext:value-type="float">
            <text:p>0.00127644740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81625026422" calcext:value-type="float">
            <text:p>0.0058162502642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41793933971" calcext:value-type="float">
            <text:p>0.000141793933971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3331086198" calcext:value-type="float">
            <text:p>0.0243331086198</text:p>
          </table:table-cell>
          <table:table-cell office:value-type="float" office:value="168.96" calcext:value-type="float">
            <text:p>168.96</text:p>
          </table:table-cell>
          <table:table-cell office:value-type="float" office:value="7.64873999859e-06" calcext:value-type="float">
            <text:p>7.64873999859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099508224" calcext:value-type="float">
            <text:p>0.043209950822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12150085778" calcext:value-type="float">
            <text:p>0.0012150085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7128855597" calcext:value-type="float">
            <text:p>0.00127128855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9056118501" calcext:value-type="float">
            <text:p>0.0057905611850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30668874957" calcext:value-type="float">
            <text:p>0.000130668874957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2256865895" calcext:value-type="float">
            <text:p>0.0242256865895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7.15922063865e-06" calcext:value-type="float">
            <text:p>7.15922063865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416700656" calcext:value-type="float">
            <text:p>0.043041670065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11687657691" calcext:value-type="float">
            <text:p>0.0011687657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6760366161" calcext:value-type="float">
            <text:p>0.00126760366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6972673495" calcext:value-type="float">
            <text:p>0.00576972673495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22173375347" calcext:value-type="float">
            <text:p>0.000122173375347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1198550904" calcext:value-type="float">
            <text:p>0.0241198550904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6.85327103878e-06" calcext:value-type="float">
            <text:p>6.85327103878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8719866616" calcext:value-type="float">
            <text:p>0.042871986661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112455277244" calcext:value-type="float">
            <text:p>0.00112455277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6318178837" calcext:value-type="float">
            <text:p>0.00126318178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4565586545" calcext:value-type="float">
            <text:p>0.0057456558654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1671198274" calcext:value-type="float">
            <text:p>0.00011671198274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40145741597" calcext:value-type="float">
            <text:p>0.024014574159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6.48613151877e-06" calcext:value-type="float">
            <text:p>6.48613151877e-06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6997194336" calcext:value-type="float">
            <text:p>0.042699719433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108019215308" calcext:value-type="float">
            <text:p>0.00108019215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5286408415" calcext:value-type="float">
            <text:p>0.00125286408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2563052024" calcext:value-type="float">
            <text:p>0.0057256305202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09025578331" calcext:value-type="float">
            <text:p>0.000109025578331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906173341" calcext:value-type="float">
            <text:p>0.02390617334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2413718388e-06" calcext:value-type="float">
            <text:p>6.2413718388e-0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283011764" calcext:value-type="float">
            <text:p>0.042528301176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103749228902" calcext:value-type="float">
            <text:p>0.00103749228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4402033767" calcext:value-type="float">
            <text:p>0.00124402033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0196420318" calcext:value-type="float">
            <text:p>0.00570196420318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03361911924" calcext:value-type="float">
            <text:p>0.000103361911924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8084168464" calcext:value-type="float">
            <text:p>0.0238084168464</text:p>
          </table:table-cell>
          <table:table-cell office:value-type="float" office:value="179.2" calcext:value-type="float">
            <text:p>179.2</text:p>
          </table:table-cell>
          <table:table-cell office:value-type="float" office:value="6.18018191889e-06" calcext:value-type="float">
            <text:p>6.18018191889e-06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3554433602" calcext:value-type="float">
            <text:p>0.042355443360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991434008689" calcext:value-type="float">
            <text:p>0.000991434008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3517659119" calcext:value-type="float">
            <text:p>0.00123517659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7283642833" calcext:value-type="float">
            <text:p>0.0056728364283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9.58777813154e-05" calcext:value-type="float">
            <text:p>9.58777813154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7005054219" calcext:value-type="float">
            <text:p>0.0237005054219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8742323189e-06" calcext:value-type="float">
            <text:p>5.8742323189e-06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1800755436" calcext:value-type="float">
            <text:p>0.042180075543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94640908721" calcext:value-type="float">
            <text:p>0.00094640908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2928076021" calcext:value-type="float">
            <text:p>0.00122928076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4775417776" calcext:value-type="float">
            <text:p>0.00564775417776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8.9809567308e-05" calcext:value-type="float">
            <text:p>8.9809567308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5965091511" calcext:value-type="float">
            <text:p>0.0235965091511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62947263893e-06" calcext:value-type="float">
            <text:p>5.62947263893e-06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043016976" calcext:value-type="float">
            <text:p>0.042004301697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901273448711" calcext:value-type="float">
            <text:p>0.000901273448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2117399261" calcext:value-type="float">
            <text:p>0.00122117399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2530151798" calcext:value-type="float">
            <text:p>0.0056253015179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8.53595437027e-05" calcext:value-type="float">
            <text:p>8.53595437027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4936140172" calcext:value-type="float">
            <text:p>0.023493614017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44590287899e-06" calcext:value-type="float">
            <text:p>5.44590287899e-06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343229994" calcext:value-type="float">
            <text:p>0.041834322999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85953313216" calcext:value-type="float">
            <text:p>0.00085953313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1454118275" calcext:value-type="float">
            <text:p>0.00121454118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0123064849" calcext:value-type="float">
            <text:p>0.0056012306484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8.1516341498e-05" calcext:value-type="float">
            <text:p>8.1516341498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3905353606" calcext:value-type="float">
            <text:p>0.0233905353606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26233311904e-06" calcext:value-type="float">
            <text:p>5.26233311904e-06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6643073894" calcext:value-type="float">
            <text:p>0.041664307389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818752363116" calcext:value-type="float">
            <text:p>0.000818752363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0643441514" calcext:value-type="float">
            <text:p>0.00120643441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7877798871" calcext:value-type="float">
            <text:p>0.00557877798871</text:p>
          </table:table-cell>
          <table:table-cell office:value-type="float" office:value="130.56" calcext:value-type="float">
            <text:p>130.56</text:p>
          </table:table-cell>
          <table:table-cell office:value-type="float" office:value="7.76731392934e-05" calcext:value-type="float">
            <text:p>7.76731392934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2935741316" calcext:value-type="float">
            <text:p>0.0232935741316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139953279e-06" calcext:value-type="float">
            <text:p>5.139953279e-0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4933689852" calcext:value-type="float">
            <text:p>0.041493368985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778672801866" calcext:value-type="float">
            <text:p>0.000778672801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0053858416" calcext:value-type="float">
            <text:p>0.00120053858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5410029057" calcext:value-type="float">
            <text:p>0.00555410029057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6.93799134834e-05" calcext:value-type="float">
            <text:p>6.93799134834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1960011599" calcext:value-type="float">
            <text:p>0.0231960011599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95638351905e-06" calcext:value-type="float">
            <text:p>4.95638351905e-0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193669041" calcext:value-type="float">
            <text:p>0.041319366904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738076561188" calcext:value-type="float">
            <text:p>0.000738076561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19095785881" calcext:value-type="float">
            <text:p>0.00119095785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3104080215" calcext:value-type="float">
            <text:p>0.00553104080215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6.25026042752e-05" calcext:value-type="float">
            <text:p>6.25026042752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1017315991" calcext:value-type="float">
            <text:p>0.0231017315991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7728137591e-06" calcext:value-type="float">
            <text:p>4.7728137591e-06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1442574699" calcext:value-type="float">
            <text:p>0.041144257469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697701754551" calcext:value-type="float">
            <text:p>0.000697701754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18432504895" calcext:value-type="float">
            <text:p>0.00118432504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0919497101" calcext:value-type="float">
            <text:p>0.00550919497101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5.62321164677e-05" calcext:value-type="float">
            <text:p>5.62321164677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30048927187" calcext:value-type="float">
            <text:p>0.023004892718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71162383908e-06" calcext:value-type="float">
            <text:p>4.71162383908e-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0969590977" calcext:value-type="float">
            <text:p>0.04096959097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658692457827" calcext:value-type="float">
            <text:p>0.000658692457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18064015459" calcext:value-type="float">
            <text:p>0.00118064015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863377588" calcext:value-type="float">
            <text:p>0.0054863377588</text:p>
          </table:table-cell>
          <table:table-cell office:value-type="float" office:value="138.24" calcext:value-type="float">
            <text:p>138.24</text:p>
          </table:table-cell>
          <table:table-cell office:value-type="float" office:value="5.1579819062e-05" calcext:value-type="float">
            <text:p>5.1579819062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9109290293" calcext:value-type="float">
            <text:p>0.022910929029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58924399915e-06" calcext:value-type="float">
            <text:p>4.58924399915e-06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7981727198" calcext:value-type="float">
            <text:p>0.040798172719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622045124198" calcext:value-type="float">
            <text:p>0.000622045124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747443236" calcext:value-type="float">
            <text:p>0.0011747443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6772834709" calcext:value-type="float">
            <text:p>0.0054677283470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4.71297954567e-05" calcext:value-type="float">
            <text:p>4.71297954567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8214922364" calcext:value-type="float">
            <text:p>0.022821492236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46686415922e-06" calcext:value-type="float">
            <text:p>4.46686415922e-06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6287846099" calcext:value-type="float">
            <text:p>0.0406287846099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587981187702" calcext:value-type="float">
            <text:p>0.000587981187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7179640811" calcext:value-type="float">
            <text:p>0.00117179640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4628706838" calcext:value-type="float">
            <text:p>0.0054462870683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18706766504e-05" calcext:value-type="float">
            <text:p>4.18706766504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725326273" calcext:value-type="float">
            <text:p>0.02272532627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28329439917e-06" calcext:value-type="float">
            <text:p>4.28329439917e-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4585106175" calcext:value-type="float">
            <text:p>0.040458510617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552699363986" calcext:value-type="float">
            <text:p>0.000552699363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6516359826" calcext:value-type="float">
            <text:p>0.00116516359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2545261831" calcext:value-type="float">
            <text:p>0.00542545261831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3.60047364433e-05" calcext:value-type="float">
            <text:p>3.60047364433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629894401" calcext:value-type="float">
            <text:p>0.022629894401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22210447926e-06" calcext:value-type="float">
            <text:p>4.22210447926e-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289860743" calcext:value-type="float">
            <text:p>0.04028986074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520517616831" calcext:value-type="float">
            <text:p>0.000520517616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5779380952" calcext:value-type="float">
            <text:p>0.00115779380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040113396" calcext:value-type="float">
            <text:p>0.005404011339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39819984408e-05" calcext:value-type="float">
            <text:p>3.39819984408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5381329855" calcext:value-type="float">
            <text:p>0.022538132985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0385347192e-06" calcext:value-type="float">
            <text:p>4.0385347192e-06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233148393" calcext:value-type="float">
            <text:p>0.0401233148393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489000171796" calcext:value-type="float">
            <text:p>0.000489000171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5263495741" calcext:value-type="float">
            <text:p>0.0011526349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8519965168" calcext:value-type="float">
            <text:p>0.00538519965168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97342486357e-05" calcext:value-type="float">
            <text:p>2.97342486357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4470444872" calcext:value-type="float">
            <text:p>0.0224470444872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79377503934e-06" calcext:value-type="float">
            <text:p>3.79377503934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399576917299" calcext:value-type="float">
            <text:p>0.0399576917299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458073217534" calcext:value-type="float">
            <text:p>0.000458073217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4895006305" calcext:value-type="float">
            <text:p>0.00114895006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6153333461" calcext:value-type="float">
            <text:p>0.00536153333461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56887726309e-05" calcext:value-type="float">
            <text:p>2.56887726309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3552830717" calcext:value-type="float">
            <text:p>0.0223552830717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6713951993e-06" calcext:value-type="float">
            <text:p>3.6713951993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7925484735" calcext:value-type="float">
            <text:p>0.0397925484735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426814112213" calcext:value-type="float">
            <text:p>0.000426814112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4452818981" calcext:value-type="float">
            <text:p>0.00114452818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3604653162" calcext:value-type="float">
            <text:p>0.00533604653162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18455704263e-05" calcext:value-type="float">
            <text:p>2.18455704263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2676815071" calcext:value-type="float">
            <text:p>0.0222676815071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61020527928e-06" calcext:value-type="float">
            <text:p>3.61020527928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244153637" calcext:value-type="float">
            <text:p>0.039624415363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399836064999" calcext:value-type="float">
            <text:p>0.000399836064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4305423206" calcext:value-type="float">
            <text:p>0.00114305423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1480752913" calcext:value-type="float">
            <text:p>0.0053148075291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98228324239e-05" calcext:value-type="float">
            <text:p>1.98228324239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1748189547" calcext:value-type="float">
            <text:p>0.0221748189547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54901535937e-06" calcext:value-type="float">
            <text:p>3.54901535937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467318873" calcext:value-type="float">
            <text:p>0.03946731887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372968734805" calcext:value-type="float">
            <text:p>0.00037296873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3863235883" calcext:value-type="float">
            <text:p>0.00113863235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9336625042" calcext:value-type="float">
            <text:p>0.00529336625042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88114634226e-05" calcext:value-type="float">
            <text:p>1.88114634226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0826904936" calcext:value-type="float">
            <text:p>0.022082690493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36544559942e-06" calcext:value-type="float">
            <text:p>3.36544559942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094472352" calcext:value-type="float">
            <text:p>0.0393094472352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347835971259" calcext:value-type="float">
            <text:p>0.000347835971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3494746446" calcext:value-type="float">
            <text:p>0.00113494746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7516139113" calcext:value-type="float">
            <text:p>0.0052751613911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78000944214e-05" calcext:value-type="float">
            <text:p>1.78000944214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9900726383" calcext:value-type="float">
            <text:p>0.0219900726383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3042556794e-06" calcext:value-type="float">
            <text:p>3.3042556794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1501360383" calcext:value-type="float">
            <text:p>0.0391501360383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324253245992" calcext:value-type="float">
            <text:p>0.000324253245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312625701" calcext:value-type="float">
            <text:p>0.001131262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5392238864" calcext:value-type="float">
            <text:p>0.0052539223886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67887254202e-05" calcext:value-type="float">
            <text:p>1.67887254202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9051015677" calcext:value-type="float">
            <text:p>0.0219051015677</text:p>
          </table:table-cell>
          <table:table-cell office:value-type="float" office:value="230.4" calcext:value-type="float">
            <text:p>230.4</text:p>
          </table:table-cell>
          <table:table-cell office:value-type="float" office:value="3.18187583936e-06" calcext:value-type="float">
            <text:p>3.18187583936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89946636655" calcext:value-type="float">
            <text:p>0.038994663665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30159316256" calcext:value-type="float">
            <text:p>0.00030159316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2684069686" calcext:value-type="float">
            <text:p>0.00112684069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3409931964" calcext:value-type="float">
            <text:p>0.0052340993196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59796302193e-05" calcext:value-type="float">
            <text:p>1.59796302193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8121166667" calcext:value-type="float">
            <text:p>0.0218121166667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05949599944e-06" calcext:value-type="float">
            <text:p>3.05949599944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449864405" calcext:value-type="float">
            <text:p>0.038844986440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282180778381" calcext:value-type="float">
            <text:p>0.000282180778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2536673911" calcext:value-type="float">
            <text:p>0.00112536673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1589446036" calcext:value-type="float">
            <text:p>0.0052158944603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9682612181e-05" calcext:value-type="float">
            <text:p>1.49682612181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7248209735" calcext:value-type="float">
            <text:p>0.0217248209735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81473631947e-06" calcext:value-type="float">
            <text:p>2.81473631947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6901046559" calcext:value-type="float">
            <text:p>0.0386901046559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263211262283" calcext:value-type="float">
            <text:p>0.000263211262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2315580249" calcext:value-type="float">
            <text:p>0.00112315580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19607139137" calcext:value-type="float">
            <text:p>0.00519607139137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4159166017e-05" calcext:value-type="float">
            <text:p>1.4159166017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6407675169" calcext:value-type="float">
            <text:p>0.0216407675169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63116655952e-06" calcext:value-type="float">
            <text:p>2.63116655952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381389012" calcext:value-type="float">
            <text:p>0.038538138901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245459633405" calcext:value-type="float">
            <text:p>0.000245459633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1504903489" calcext:value-type="float">
            <text:p>0.00111504903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7564149373" calcext:value-type="float">
            <text:p>0.00517564149373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29455232156e-05" calcext:value-type="float">
            <text:p>1.29455232156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5490672758" calcext:value-type="float">
            <text:p>0.0215490672758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50878671959e-06" calcext:value-type="float">
            <text:p>2.50878671959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3870959407" calcext:value-type="float">
            <text:p>0.0383870959407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22874136338" calcext:value-type="float">
            <text:p>0.00022874136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1357507714" calcext:value-type="float">
            <text:p>0.00111357507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5723435823" calcext:value-type="float">
            <text:p>0.0051572343582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23387018148e-05" calcext:value-type="float">
            <text:p>1.23387018148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4621998025" calcext:value-type="float">
            <text:p>0.0214621998025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32521695953e-06" calcext:value-type="float">
            <text:p>2.32521695953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440628342" calcext:value-type="float">
            <text:p>0.0382440628342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97223918345" calcext:value-type="float">
            <text:p>0.000197223918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0989018278" calcext:value-type="float">
            <text:p>0.00110989018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3296121252" calcext:value-type="float">
            <text:p>0.0051329612125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15296066139e-05" calcext:value-type="float">
            <text:p>1.15296066139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371967744" calcext:value-type="float">
            <text:p>0.02137196774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26402703962e-06" calcext:value-type="float">
            <text:p>2.26402703962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0998116392" calcext:value-type="float">
            <text:p>0.038099811639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170172059785" calcext:value-type="float">
            <text:p>0.000170172059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0620528841" calcext:value-type="float">
            <text:p>0.00110620528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1374497217" calcext:value-type="float">
            <text:p>0.0051137449721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13273328136e-05" calcext:value-type="float">
            <text:p>1.13273328136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1971928348" calcext:value-type="float">
            <text:p>0.021197192834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2028371196e-06" calcext:value-type="float">
            <text:p>2.2028371196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577751505" calcext:value-type="float">
            <text:p>0.037957775150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0.000148434618186" calcext:value-type="float">
            <text:p>0.000148434618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09809852081" calcext:value-type="float">
            <text:p>0.00109809852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09493328425" calcext:value-type="float">
            <text:p>0.00509493328425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11250590134e-05" calcext:value-type="float">
            <text:p>1.11250590134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0268224735" calcext:value-type="float">
            <text:p>0.0210268224735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08045727956e-06" calcext:value-type="float">
            <text:p>2.08045727956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150373381" calcext:value-type="float">
            <text:p>0.0378150373381</text:p>
          </table:table-cell>
          <table:table-cell office:value-type="float" office:value="138.24" calcext:value-type="float">
            <text:p>138.24</text:p>
          </table:table-cell>
          <table:table-cell office:value-type="float" office:value="0.000129317479394" calcext:value-type="float">
            <text:p>0.000129317479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0929396687" calcext:value-type="float">
            <text:p>0.0010929396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7733525361" calcext:value-type="float">
            <text:p>0.00507733525361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05182376127e-05" calcext:value-type="float">
            <text:p>1.05182376127e-05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8551674523" calcext:value-type="float">
            <text:p>0.0208551674523</text:p>
          </table:table-cell>
          <table:table-cell office:value-type="float" office:value="250.88" calcext:value-type="float">
            <text:p>250.88</text:p>
          </table:table-cell>
          <table:table-cell office:value-type="float" office:value="1.83569759971e-06" calcext:value-type="float">
            <text:p>1.83569759971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6738867318" calcext:value-type="float">
            <text:p>0.0376738867318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0.00011337422851" calcext:value-type="float">
            <text:p>0.00011337422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08925477433" calcext:value-type="float">
            <text:p>0.00108925477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5670307976" calcext:value-type="float">
            <text:p>0.0050567030797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01136900121e-05" calcext:value-type="float">
            <text:p>1.01136900121e-05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680147846" calcext:value-type="float">
            <text:p>0.020680147846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1.71331775967e-06" calcext:value-type="float">
            <text:p>1.71331775967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30263037" calcext:value-type="float">
            <text:p>0.037530263037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9.97560350464e-05" calcext:value-type="float">
            <text:p>9.975603504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848329011" calcext:value-type="float">
            <text:p>0.0010848329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4011643019" calcext:value-type="float">
            <text:p>0.00504011643019</text:p>
          </table:table-cell>
          <table:table-cell office:value-type="float" office:value="189.44" calcext:value-type="float">
            <text:p>189.44</text:p>
          </table:table-cell>
          <table:table-cell office:value-type="float" office:value="9.91141621187e-06" calcext:value-type="float">
            <text:p>9.91141621187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4986437663" calcext:value-type="float">
            <text:p>0.0204986437663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59093791974e-06" calcext:value-type="float">
            <text:p>1.59093791974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3890755189" calcext:value-type="float">
            <text:p>0.037389075518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8.90164841035e-05" calcext:value-type="float">
            <text:p>8.901648410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7967404898" calcext:value-type="float">
            <text:p>0.00107967404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2170929469" calcext:value-type="float">
            <text:p>0.00502170929469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9.70914241172e-06" calcext:value-type="float">
            <text:p>9.70914241172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3182408236" calcext:value-type="float">
            <text:p>0.0203182408236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4685580797e-06" calcext:value-type="float">
            <text:p>1.4685580797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479618244" calcext:value-type="float">
            <text:p>0.0372479618244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7.96424430743e-05" calcext:value-type="float">
            <text:p>7.9642443074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7451519687" calcext:value-type="float">
            <text:p>0.00107451519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0390898784" calcext:value-type="float">
            <text:p>0.0050039089878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9.50686861145e-06" calcext:value-type="float">
            <text:p>9.50686861145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1364308725" calcext:value-type="float">
            <text:p>0.0201364308725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34617823977e-06" calcext:value-type="float">
            <text:p>1.34617823977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10502395" calcext:value-type="float">
            <text:p>0.037110502395</text:p>
          </table:table-cell>
          <table:table-cell office:value-type="float" office:value="148.48" calcext:value-type="float">
            <text:p>148.48</text:p>
          </table:table-cell>
          <table:table-cell office:value-type="float" office:value="7.16708176323e-05" calcext:value-type="float">
            <text:p>7.167081763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6493447152" calcext:value-type="float">
            <text:p>0.00106493447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6749926928" calcext:value-type="float">
            <text:p>0.00496749926928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9.10232101092e-06" calcext:value-type="float">
            <text:p>9.10232101092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9518069046" calcext:value-type="float">
            <text:p>0.0199518069046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16260847982e-06" calcext:value-type="float">
            <text:p>1.16260847982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69701638477" calcext:value-type="float">
            <text:p>0.0369701638477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6.41789659437e-05" calcext:value-type="float">
            <text:p>6.417896594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5682770392" calcext:value-type="float">
            <text:p>0.00105682770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3331458907" calcext:value-type="float">
            <text:p>0.00493331458907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8.90004721066e-06" calcext:value-type="float">
            <text:p>8.90004721066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7669382397" calcext:value-type="float">
            <text:p>0.019766938239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9.79038719873e-07" calcext:value-type="float">
            <text:p>9.79038719873e-07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341070655" calcext:value-type="float">
            <text:p>0.036834107065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5.82371525354e-05" calcext:value-type="float">
            <text:p>5.823715253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4724697857" calcext:value-type="float">
            <text:p>0.00104724697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0175949965" calcext:value-type="float">
            <text:p>0.00490175949965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8.6977734105e-06" calcext:value-type="float">
            <text:p>8.6977734105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5757686242" calcext:value-type="float">
            <text:p>0.0195757686242</text:p>
          </table:table-cell>
          <table:table-cell office:value-type="float" office:value="276.48" calcext:value-type="float">
            <text:p>276.48</text:p>
          </table:table-cell>
          <table:table-cell office:value-type="float" office:value="7.34279039905e-07" calcext:value-type="float">
            <text:p>7.34279039905e-07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6943960183" calcext:value-type="float">
            <text:p>0.036694396018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5.14465086403e-05" calcext:value-type="float">
            <text:p>5.144650864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4208812646" calcext:value-type="float">
            <text:p>0.00104208812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6737254323" calcext:value-type="float">
            <text:p>0.0048673725432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8.49549961024e-06" calcext:value-type="float">
            <text:p>8.49549961024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3842319631" calcext:value-type="float">
            <text:p>0.0193842319631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6.73089119885e-07" calcext:value-type="float">
            <text:p>6.73089119885e-07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566412947" calcext:value-type="float">
            <text:p>0.036556641294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4.59844689855e-05" calcext:value-type="float">
            <text:p>4.598446898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3177042224" calcext:value-type="float">
            <text:p>0.00103177042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3197420574" calcext:value-type="float">
            <text:p>0.00483197420574</text:p>
          </table:table-cell>
          <table:table-cell office:value-type="float" office:value="209.92" calcext:value-type="float">
            <text:p>209.92</text:p>
          </table:table-cell>
          <table:table-cell office:value-type="float" office:value="8.29322580997e-06" calcext:value-type="float">
            <text:p>8.29322580997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1874343141" calcext:value-type="float">
            <text:p>0.0191874343141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6.11899199865e-07" calcext:value-type="float">
            <text:p>6.11899199865e-07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233898071" calcext:value-type="float">
            <text:p>0.0364233898071</text:p>
          </table:table-cell>
          <table:table-cell office:value-type="float" office:value="158.72" calcext:value-type="float">
            <text:p>158.72</text:p>
          </table:table-cell>
          <table:table-cell office:value-type="float" office:value="4.1740316551e-05" calcext:value-type="float">
            <text:p>4.17403165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2145271801" calcext:value-type="float">
            <text:p>0.00102145271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8868709589" calcext:value-type="float">
            <text:p>0.0047886870958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8.09095200971e-06" calcext:value-type="float">
            <text:p>8.09095200971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9935118562" calcext:value-type="float">
            <text:p>0.018993511856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5.50709279845e-07" calcext:value-type="float">
            <text:p>5.50709279845e-07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283974054" calcext:value-type="float">
            <text:p>0.03628397405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3.75699754632e-05" calcext:value-type="float">
            <text:p>3.7569975463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1039803492" calcext:value-type="float">
            <text:p>0.00101039803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5409786326" calcext:value-type="float">
            <text:p>0.0047540978632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7.88867820944e-06" calcext:value-type="float">
            <text:p>7.88867820944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7981823899" calcext:value-type="float">
            <text:p>0.0187981823899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4.89519359936e-07" calcext:value-type="float">
            <text:p>4.89519359936e-07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433402125" calcext:value-type="float">
            <text:p>0.0361433402125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3.37686911089e-05" calcext:value-type="float">
            <text:p>3.376869110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0998606372951" calcext:value-type="float">
            <text:p>0.000998606372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1323806798" calcext:value-type="float">
            <text:p>0.00471323806798</text:p>
          </table:table-cell>
          <table:table-cell office:value-type="float" office:value="230.4" calcext:value-type="float">
            <text:p>230.4</text:p>
          </table:table-cell>
          <table:table-cell office:value-type="float" office:value="7.68640440929e-06" calcext:value-type="float">
            <text:p>7.68640440929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5946555705" calcext:value-type="float">
            <text:p>0.0185946555705</text:p>
          </table:table-cell>
          <table:table-cell office:value-type="float" office:value="317.44" calcext:value-type="float">
            <text:p>317.44</text:p>
          </table:table-cell>
          <table:table-cell office:value-type="float" office:value="4.28329439917e-07" calcext:value-type="float">
            <text:p>4.28329439917e-07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581598819" calcext:value-type="float">
            <text:p>0.035858159881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3.04102748347e-05" calcext:value-type="float">
            <text:p>3.041027483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80181901125" calcext:value-type="float">
            <text:p>0.000980181901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7055778677" calcext:value-type="float">
            <text:p>0.00467055778677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7.28185680876e-06" calcext:value-type="float">
            <text:p>7.28185680876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3932698507" calcext:value-type="float">
            <text:p>0.0183932698507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3.67139519897e-07" calcext:value-type="float">
            <text:p>3.67139519897e-07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5778519048" calcext:value-type="float">
            <text:p>0.0355778519048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2.79006890473e-05" calcext:value-type="float">
            <text:p>2.790068904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59546492681" calcext:value-type="float">
            <text:p>0.000959546492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268661245" calcext:value-type="float">
            <text:p>0.004626866124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6.67503540808e-06" calcext:value-type="float">
            <text:p>6.67503540808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1925570481" calcext:value-type="float">
            <text:p>0.018192557048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3.05949599988e-07" calcext:value-type="float">
            <text:p>3.05949599988e-07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2991311339" calcext:value-type="float">
            <text:p>0.0352991311339</text:p>
          </table:table-cell>
          <table:table-cell office:value-type="float" office:value="168.96" calcext:value-type="float">
            <text:p>168.96</text:p>
          </table:table-cell>
          <table:table-cell office:value-type="float" office:value="2.53541975866e-05" calcext:value-type="float">
            <text:p>2.535419758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46280872966" calcext:value-type="float">
            <text:p>0.000946280872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8216308115" calcext:value-type="float">
            <text:p>0.00458216308115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6.27048780755e-06" calcext:value-type="float">
            <text:p>6.27048780755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9815057926" calcext:value-type="float">
            <text:p>0.0179815057926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83569759948e-07" calcext:value-type="float">
            <text:p>1.83569759948e-07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203365394" calcext:value-type="float">
            <text:p>0.0350203365394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2.2696989106e-05" calcext:value-type="float">
            <text:p>2.26969891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25645464521" calcext:value-type="float">
            <text:p>0.000925645464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3523499945" calcext:value-type="float">
            <text:p>0.00453523499945</text:p>
          </table:table-cell>
          <table:table-cell office:value-type="float" office:value="240.64" calcext:value-type="float">
            <text:p>240.64</text:p>
          </table:table-cell>
          <table:table-cell office:value-type="float" office:value="5.86594020702e-06" calcext:value-type="float">
            <text:p>5.86594020702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7738802966" calcext:value-type="float">
            <text:p>0.0177738802966</text:p>
          </table:table-cell>
          <table:table-cell office:value-type="float" office:value="358.4" calcext:value-type="float">
            <text:p>358.4</text:p>
          </table:table-cell>
          <table:table-cell office:value-type="float" office:value="1.22379839929e-07" calcext:value-type="float">
            <text:p>1.22379839929e-07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406929742" calcext:value-type="float">
            <text:p>0.034740692974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2.05933657255e-05" calcext:value-type="float">
            <text:p>2.059336572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06484013823" calcext:value-type="float">
            <text:p>0.000906484013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8567732696" calcext:value-type="float">
            <text:p>0.0044856773269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5.66366640686e-06" calcext:value-type="float">
            <text:p>5.66366640686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5563445678" calcext:value-type="float">
            <text:p>0.0175563445678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5064029" calcext:value-type="float">
            <text:p>0.0344506402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76778175314e-05" calcext:value-type="float">
            <text:p>1.767781753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89533499743" calcext:value-type="float">
            <text:p>0.000889533499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4294445394" calcext:value-type="float">
            <text:p>0.004429444539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5.4613926066e-06" calcext:value-type="float">
            <text:p>5.4613926066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3435192583" calcext:value-type="float">
            <text:p>0.0173435192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559736347" calcext:value-type="float">
            <text:p>0.034155973634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61646849243e-05" calcext:value-type="float">
            <text:p>1.6164684924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67424133552" calcext:value-type="float">
            <text:p>0.000867424133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6714346542" calcext:value-type="float">
            <text:p>0.00436714346542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4.8545712058e-06" calcext:value-type="float">
            <text:p>4.8545712058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1325903513" calcext:value-type="float">
            <text:p>0.017132590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567668317" calcext:value-type="float">
            <text:p>0.0338567668317</text:p>
          </table:table-cell>
          <table:table-cell office:value-type="float" office:value="179.2" calcext:value-type="float">
            <text:p>179.2</text:p>
          </table:table-cell>
          <table:table-cell office:value-type="float" office:value="1.47991750106e-05" calcext:value-type="float">
            <text:p>1.479917501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51947577219" calcext:value-type="float">
            <text:p>0.000851947577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0767425843" calcext:value-type="float">
            <text:p>0.00430767425843</text:p>
          </table:table-cell>
          <table:table-cell office:value-type="float" office:value="250.88" calcext:value-type="float">
            <text:p>250.88</text:p>
          </table:table-cell>
          <table:table-cell office:value-type="float" office:value="4.65229740565e-06" calcext:value-type="float">
            <text:p>4.65229740565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9234966727" calcext:value-type="float">
            <text:p>0.0169234966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625062058" calcext:value-type="float">
            <text:p>0.0335625062058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31015140368e-05" calcext:value-type="float">
            <text:p>1.310151403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24679358917" calcext:value-type="float">
            <text:p>0.000824679358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461822893" calcext:value-type="float">
            <text:p>0.0042461822893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4.45002360538e-06" calcext:value-type="float">
            <text:p>4.45002360538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7126289401" calcext:value-type="float">
            <text:p>0.0167126289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694636683" calcext:value-type="float">
            <text:p>0.0332694636683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19943438365e-05" calcext:value-type="float">
            <text:p>1.199434383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13624675821" calcext:value-type="float">
            <text:p>0.000813624675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1879267396" calcext:value-type="float">
            <text:p>0.004187926739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4.04547600485e-06" calcext:value-type="float">
            <text:p>4.04547600485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5108150004" calcext:value-type="float">
            <text:p>0.0165108150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61508776" calcext:value-type="float">
            <text:p>0.03296150877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07764566162e-05" calcext:value-type="float">
            <text:p>1.077645661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799622077234" calcext:value-type="float">
            <text:p>0.000799622077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3027801854" calcext:value-type="float">
            <text:p>0.00413027801854</text:p>
          </table:table-cell>
          <table:table-cell office:value-type="float" office:value="276.48" calcext:value-type="float">
            <text:p>276.48</text:p>
          </table:table-cell>
          <table:table-cell office:value-type="float" office:value="3.84320220459e-06" calcext:value-type="float">
            <text:p>3.84320220459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3147514428" calcext:value-type="float">
            <text:p>0.0163147514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520405011" calcext:value-type="float">
            <text:p>0.032652040501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9.85381478258e-06" calcext:value-type="float">
            <text:p>9.853814782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89304373012" calcext:value-type="float">
            <text:p>0.000789304373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7020198291" calcext:value-type="float">
            <text:p>0.0040702019829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64092840432e-06" calcext:value-type="float">
            <text:p>3.64092840432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290875123" calcext:value-type="float">
            <text:p>0.0161290875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320154601" calcext:value-type="float">
            <text:p>0.0323320154601</text:p>
          </table:table-cell>
          <table:table-cell office:value-type="float" office:value="189.44" calcext:value-type="float">
            <text:p>189.44</text:p>
          </table:table-cell>
          <table:table-cell office:value-type="float" office:value="9.15260698908e-06" calcext:value-type="float">
            <text:p>9.152606989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1197605408" calcext:value-type="float">
            <text:p>0.000781197605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159919575" calcext:value-type="float">
            <text:p>0.0040159919575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3.43865460417e-06" calcext:value-type="float">
            <text:p>3.43865460417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9346144858" calcext:value-type="float">
            <text:p>0.0159346144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152755667" calcext:value-type="float">
            <text:p>0.032015275566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8.52521054229e-06" calcext:value-type="float">
            <text:p>8.525210542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7677573217" calcext:value-type="float">
            <text:p>0.00077677573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648160753" calcext:value-type="float">
            <text:p>0.0039648160753</text:p>
          </table:table-cell>
          <table:table-cell office:value-type="float" office:value="296.96" calcext:value-type="float">
            <text:p>296.96</text:p>
          </table:table-cell>
          <table:table-cell office:value-type="float" office:value="3.23638080391e-06" calcext:value-type="float">
            <text:p>3.23638080391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7502963894" calcext:value-type="float">
            <text:p>0.0157502963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936264079" calcext:value-type="float">
            <text:p>0.0316936264079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7.97162544208e-06" calcext:value-type="float">
            <text:p>7.971625442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70142922313" calcext:value-type="float">
            <text:p>0.000770142922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0777418288" calcext:value-type="float">
            <text:p>0.00390777418288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3.03410700364e-06" calcext:value-type="float">
            <text:p>3.03410700364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5665288614" calcext:value-type="float">
            <text:p>0.0155665288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69577984" calcext:value-type="float">
            <text:p>0.03136957798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7.49185168869e-06" calcext:value-type="float">
            <text:p>7.491851688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6458027948" calcext:value-type="float">
            <text:p>0.000766458027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5943016768" calcext:value-type="float">
            <text:p>0.00385943016768</text:p>
          </table:table-cell>
          <table:table-cell office:value-type="float" office:value="337.92" calcext:value-type="float">
            <text:p>337.92</text:p>
          </table:table-cell>
          <table:table-cell office:value-type="float" office:value="2.83183320338e-06" calcext:value-type="float">
            <text:p>2.83183320338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3880223213" calcext:value-type="float">
            <text:p>0.0153880223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432041188" calcext:value-type="float">
            <text:p>0.0310432041188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7.04898360848e-06" calcext:value-type="float">
            <text:p>7.048983608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61299175837" calcext:value-type="float">
            <text:p>0.000761299175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114907049" calcext:value-type="float">
            <text:p>0.003811490704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62955940311e-06" calcext:value-type="float">
            <text:p>2.62955940311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059676731" calcext:value-type="float">
            <text:p>0.015205967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168302535" calcext:value-type="float">
            <text:p>0.0307168302535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82754956849e-06" calcext:value-type="float">
            <text:p>6.827549568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60562196964" calcext:value-type="float">
            <text:p>0.000760562196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6557400427" calcext:value-type="float">
            <text:p>0.00376557400427</text:p>
          </table:table-cell>
          <table:table-cell office:value-type="float" office:value="358.4" calcext:value-type="float">
            <text:p>358.4</text:p>
          </table:table-cell>
          <table:table-cell office:value-type="float" office:value="2.42728560296e-06" calcext:value-type="float">
            <text:p>2.42728560296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237906763" calcext:value-type="float">
            <text:p>0.0150237906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842921227" calcext:value-type="float">
            <text:p>0.0303842921227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60611552838e-06" calcext:value-type="float">
            <text:p>6.606115528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8351260344" calcext:value-type="float">
            <text:p>0.000758351260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2572559007" calcext:value-type="float">
            <text:p>0.00372572559007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2.02273800243e-06" calcext:value-type="float">
            <text:p>2.02273800243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414301567" calcext:value-type="float">
            <text:p>0.0148414301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520861978" calcext:value-type="float">
            <text:p>0.0300520861978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27396446828e-06" calcext:value-type="float">
            <text:p>6.273964468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54666365979" calcext:value-type="float">
            <text:p>0.000754666365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85068071" calcext:value-type="float">
            <text:p>0.003685068071</text:p>
          </table:table-cell>
          <table:table-cell office:value-type="float" office:value="419.84" calcext:value-type="float">
            <text:p>419.84</text:p>
          </table:table-cell>
          <table:table-cell office:value-type="float" office:value="1.82046420216e-06" calcext:value-type="float">
            <text:p>1.82046420216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6553380062" calcext:value-type="float">
            <text:p>0.0146553380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209507143" calcext:value-type="float">
            <text:p>0.0297209507143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5.79419071489e-06" calcext:value-type="float">
            <text:p>5.794190714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50981471614" calcext:value-type="float">
            <text:p>0.000750981471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4886062865" calcext:value-type="float">
            <text:p>0.00364886062865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1.6181904019e-06" calcext:value-type="float">
            <text:p>1.6181904019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476586769" calcext:value-type="float">
            <text:p>0.014476586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936909665" calcext:value-type="float">
            <text:p>0.029393690966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49894532809e-06" calcext:value-type="float">
            <text:p>5.498945328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8770534995" calcext:value-type="float">
            <text:p>0.000748770534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0800083338" calcext:value-type="float">
            <text:p>0.00360800083338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1.41591660174e-06" calcext:value-type="float">
            <text:p>1.41591660174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034635652" calcext:value-type="float">
            <text:p>0.0143034635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666157776" calcext:value-type="float">
            <text:p>0.0290666157776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16679426799e-06" calcext:value-type="float">
            <text:p>5.166794267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46559598376" calcext:value-type="float">
            <text:p>0.00074655959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7159111481" calcext:value-type="float">
            <text:p>0.00357159111481</text:p>
          </table:table-cell>
          <table:table-cell office:value-type="float" office:value="440.32" calcext:value-type="float">
            <text:p>440.32</text:p>
          </table:table-cell>
          <table:table-cell office:value-type="float" office:value="1.21364280148e-06" calcext:value-type="float">
            <text:p>1.21364280148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264252077" calcext:value-type="float">
            <text:p>0.0141264252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458525013" calcext:value-type="float">
            <text:p>0.0287458525013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12988859469e-06" calcext:value-type="float">
            <text:p>5.129888594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42137725138" calcext:value-type="float">
            <text:p>0.000742137725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3194497682" calcext:value-type="float">
            <text:p>0.00353194497682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1.01136900121e-06" calcext:value-type="float">
            <text:p>1.01136900121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9529349583" calcext:value-type="float">
            <text:p>0.0139529349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263811369" calcext:value-type="float">
            <text:p>0.0284263811369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834643208e-06" calcext:value-type="float">
            <text:p>4.8346432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40663767392" calcext:value-type="float">
            <text:p>0.000740663767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49088290533" calcext:value-type="float">
            <text:p>0.00349088290533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8.09095200949e-07" calcext:value-type="float">
            <text:p>8.09095200949e-07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79689406" calcext:value-type="float">
            <text:p>0.013779689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1126310968" calcext:value-type="float">
            <text:p>0.028112631096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68702051459e-06" calcext:value-type="float">
            <text:p>4.687020514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35504915281" calcext:value-type="float">
            <text:p>0.000735504915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5305725327" calcext:value-type="float">
            <text:p>0.00345305725327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6.06821400684e-07" calcext:value-type="float">
            <text:p>6.06821400684e-07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121330614" calcext:value-type="float">
            <text:p>0.0136121330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8024614983" calcext:value-type="float">
            <text:p>0.0278024614983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28105810779e-06" calcext:value-type="float">
            <text:p>4.281058107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31083042042" calcext:value-type="float">
            <text:p>0.000731083042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1583842985" calcext:value-type="float">
            <text:p>0.00341583842985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4.0454760053e-07" calcext:value-type="float">
            <text:p>4.0454760053e-07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4406615631" calcext:value-type="float">
            <text:p>0.0134406615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870504285" calcext:value-type="float">
            <text:p>0.0274870504285</text:p>
          </table:table-cell>
          <table:table-cell office:value-type="float" office:value="220.16" calcext:value-type="float">
            <text:p>220.16</text:p>
          </table:table-cell>
          <table:table-cell office:value-type="float" office:value="4.17034108779e-06" calcext:value-type="float">
            <text:p>4.170341087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25924189931" calcext:value-type="float">
            <text:p>0.000725924189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7902415886" calcext:value-type="float">
            <text:p>0.00337902415886</text:p>
          </table:table-cell>
          <table:table-cell office:value-type="float" office:value="509.952" calcext:value-type="float">
            <text:p>509.952</text:p>
          </table:table-cell>
          <table:table-cell office:value-type="float" office:value="2.02273800265e-07" calcext:value-type="float">
            <text:p>2.02273800265e-07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808743517" calcext:value-type="float">
            <text:p>0.0132808743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789848008" calcext:value-type="float">
            <text:p>0.027178984800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4.09652974109e-06" calcext:value-type="float">
            <text:p>4.096529741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22239295566" calcext:value-type="float">
            <text:p>0.000722239295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4625541215" calcext:value-type="float">
            <text:p>0.00334625541215</text:p>
          </table:table-cell>
          <table:table-cell office:value-type="float" office:value="514.048" calcext:value-type="float">
            <text:p>514.0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343007841" calcext:value-type="float">
            <text:p>0.0131343007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742412324" calcext:value-type="float">
            <text:p>0.026874241232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02271839439e-06" calcext:value-type="float">
            <text:p>4.022718394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18554401201" calcext:value-type="float">
            <text:p>0.00071855440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0984569359" calcext:value-type="float">
            <text:p>0.00330984569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940893414" calcext:value-type="float">
            <text:p>0.0129940893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71269429" calcext:value-type="float">
            <text:p>0.026571269429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87509570099e-06" calcext:value-type="float">
            <text:p>3.875095700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7817422328" calcext:value-type="float">
            <text:p>0.000717817422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7323369881" calcext:value-type="float">
            <text:p>0.00327323369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8616470318" calcext:value-type="float">
            <text:p>0.0128616470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666735076" calcext:value-type="float">
            <text:p>0.026266673507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83819002769e-06" calcext:value-type="float">
            <text:p>3.838190027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14869506836" calcext:value-type="float">
            <text:p>0.000714869506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3702625646" calcext:value-type="float">
            <text:p>0.00323702625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301835106" calcext:value-type="float">
            <text:p>0.0127301835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699397932" calcext:value-type="float">
            <text:p>0.0259699397932</text:p>
          </table:table-cell>
          <table:table-cell office:value-type="float" office:value="230.4" calcext:value-type="float">
            <text:p>230.4</text:p>
          </table:table-cell>
          <table:table-cell office:value-type="float" office:value="3.69056733429e-06" calcext:value-type="float">
            <text:p>3.690567334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11921591344" calcext:value-type="float">
            <text:p>0.000711921591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19980743304" calcext:value-type="float">
            <text:p>0.00319980743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6080184795" calcext:value-type="float">
            <text:p>0.0126080184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723940199" calcext:value-type="float">
            <text:p>0.025672394019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54294464089e-06" calcext:value-type="float">
            <text:p>3.542944640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11184612471" calcext:value-type="float">
            <text:p>0.000711184612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6258860962" calcext:value-type="float">
            <text:p>0.00316258860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920932247" calcext:value-type="float">
            <text:p>0.0124920932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655833924" calcext:value-type="float">
            <text:p>0.025365583392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43222762089e-06" calcext:value-type="float">
            <text:p>3.432227620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10447633598" calcext:value-type="float">
            <text:p>0.000710447633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310335202" calcext:value-type="float">
            <text:p>0.0031310335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939696845" calcext:value-type="float">
            <text:p>0.0123939696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690711485" calcext:value-type="float">
            <text:p>0.025069071148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28460492749e-06" calcext:value-type="float">
            <text:p>3.284604927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05288781486" calcext:value-type="float">
            <text:p>0.000705288781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0413078371" calcext:value-type="float">
            <text:p>0.00310413078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97559024" calcext:value-type="float">
            <text:p>0.012297559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703811103" calcext:value-type="float">
            <text:p>0.0247703811103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17388790749e-06" calcext:value-type="float">
            <text:p>3.173887907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02340865994" calcext:value-type="float">
            <text:p>0.000702340865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7823942829" calcext:value-type="float">
            <text:p>0.00307823942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2086727996" calcext:value-type="float">
            <text:p>0.0122086727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720601898" calcext:value-type="float">
            <text:p>0.0244720601898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02626521409e-06" calcext:value-type="float">
            <text:p>3.026265214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9392950502" calcext:value-type="float">
            <text:p>0.000699392950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5295490151" calcext:value-type="float">
            <text:p>0.00305295490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1194807038" calcext:value-type="float">
            <text:p>0.0121194807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820813292" calcext:value-type="float">
            <text:p>0.0241820813292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8048311741e-06" calcext:value-type="float">
            <text:p>2.80483117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95708056137" calcext:value-type="float">
            <text:p>0.000695708056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2463623151" calcext:value-type="float">
            <text:p>0.00302463623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0285757282" calcext:value-type="float">
            <text:p>0.0120285757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922501156" calcext:value-type="float">
            <text:p>0.0238922501156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7310198274e-06" calcext:value-type="float">
            <text:p>2.73101982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94234098391" calcext:value-type="float">
            <text:p>0.000694234098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0096991445" calcext:value-type="float">
            <text:p>0.00300096991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384660183" calcext:value-type="float">
            <text:p>0.0119384660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062946379" calcext:value-type="float">
            <text:p>0.023606294637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6203028074e-06" calcext:value-type="float">
            <text:p>2.62030280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92760140645" calcext:value-type="float">
            <text:p>0.000692760140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7912408331" calcext:value-type="float">
            <text:p>0.00297912408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8514761965" calcext:value-type="float">
            <text:p>0.0118514761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260604844" calcext:value-type="float">
            <text:p>0.0233260604844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58339713399e-06" calcext:value-type="float">
            <text:p>2.583397133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89812225153" calcext:value-type="float">
            <text:p>0.000689812225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6152605267" calcext:value-type="float">
            <text:p>0.00296152605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595924325" calcext:value-type="float">
            <text:p>0.0117595924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537992731" calcext:value-type="float">
            <text:p>0.0230537992731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472680114e-06" calcext:value-type="float">
            <text:p>2.4726801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86127330788" calcext:value-type="float">
            <text:p>0.000686127330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4655761282" calcext:value-type="float">
            <text:p>0.00294655761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743154904" calcext:value-type="float">
            <text:p>0.0116743154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988496816" calcext:value-type="float">
            <text:p>0.0227988496816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32505742059e-06" calcext:value-type="float">
            <text:p>2.325057420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8170545755" calcext:value-type="float">
            <text:p>0.00068170545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2855502975" calcext:value-type="float">
            <text:p>0.00292855502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863468802" calcext:value-type="float">
            <text:p>0.0115863468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62171416" calcext:value-type="float">
            <text:p>0.022562171416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1036233806e-06" calcext:value-type="float">
            <text:p>2.10362338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80231499804" calcext:value-type="float">
            <text:p>0.000680231499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1297976125" calcext:value-type="float">
            <text:p>0.00291297976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994794069" calcext:value-type="float">
            <text:p>0.0114994794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269696212" calcext:value-type="float">
            <text:p>0.022326969621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91909501379e-06" calcext:value-type="float">
            <text:p>1.919095013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77283584312" calcext:value-type="float">
            <text:p>0.000677283584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9598855926" calcext:value-type="float">
            <text:p>0.00289598855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4090026513" calcext:value-type="float">
            <text:p>0.0114090026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004051805" calcext:value-type="float">
            <text:p>0.0221004051805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8821893405e-06" calcext:value-type="float">
            <text:p>1.88218934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74335668819" calcext:value-type="float">
            <text:p>0.000674335668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7859280483" calcext:value-type="float">
            <text:p>0.00287859280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173024101" calcext:value-type="float">
            <text:p>0.0113173024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949542719" calcext:value-type="float">
            <text:p>0.0218949542719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6976609738e-06" calcext:value-type="float">
            <text:p>1.69766097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70650774454" calcext:value-type="float">
            <text:p>0.000670650774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5978111691" calcext:value-type="float">
            <text:p>0.00285978111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246845548" calcext:value-type="float">
            <text:p>0.0112246845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006876294" calcext:value-type="float">
            <text:p>0.021700687629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5500382804e-06" calcext:value-type="float">
            <text:p>1.55003828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69913795581" calcext:value-type="float">
            <text:p>0.000669913795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468354392" calcext:value-type="float">
            <text:p>0.0028468354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134146625" calcext:value-type="float">
            <text:p>0.011134146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217024594" calcext:value-type="float">
            <text:p>0.0215217024594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47622693369e-06" calcext:value-type="float">
            <text:p>1.476226933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66228901216" calcext:value-type="float">
            <text:p>0.000666228901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2964196099" calcext:value-type="float">
            <text:p>0.00282964196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522754996" calcext:value-type="float">
            <text:p>0.0109522754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572974384" calcext:value-type="float">
            <text:p>0.0213572974384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3286042404e-06" calcext:value-type="float">
            <text:p>1.32860424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5738515474" calcext:value-type="float">
            <text:p>0.00065738515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1123482549" calcext:value-type="float">
            <text:p>0.00281123482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720560797" calcext:value-type="float">
            <text:p>0.0107720560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997580064" calcext:value-type="float">
            <text:p>0.0211997580064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80981547e-06" calcext:value-type="float">
            <text:p>1.1809815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50752344883" calcext:value-type="float">
            <text:p>0.000650752344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9505272835" calcext:value-type="float">
            <text:p>0.00279505272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913472656" calcext:value-type="float">
            <text:p>0.0105913472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462788692" calcext:value-type="float">
            <text:p>0.021046278869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14407587359e-06" calcext:value-type="float">
            <text:p>1.14407587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41171619533" calcext:value-type="float">
            <text:p>0.000641171619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7887063121" calcext:value-type="float">
            <text:p>0.00277887063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149818251" calcext:value-type="float">
            <text:p>0.0104149818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91655467" calcext:value-type="float">
            <text:p>0.020891655467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1071702003e-06" calcext:value-type="float">
            <text:p>1.10717020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33801830803" calcext:value-type="float">
            <text:p>0.000633801830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5763162872" calcext:value-type="float">
            <text:p>0.00275763162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394728246" calcext:value-type="float">
            <text:p>0.0102394728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37807212" calcext:value-type="float">
            <text:p>0.02073780721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0333588536e-06" calcext:value-type="float">
            <text:p>1.03335885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20536211088" calcext:value-type="float">
            <text:p>0.000620536211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3679717865" calcext:value-type="float">
            <text:p>0.00273679717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591922304" calcext:value-type="float">
            <text:p>0.0100591922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831099864" calcext:value-type="float">
            <text:p>0.0205831099864</text:p>
          </table:table-cell>
          <table:table-cell office:value-type="float" office:value="296.96" calcext:value-type="float">
            <text:p>296.96</text:p>
          </table:table-cell>
          <table:table-cell office:value-type="float" office:value="9.96453180302e-07" calcext:value-type="float">
            <text:p>9.964531803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10955485739" calcext:value-type="float">
            <text:p>0.000610955485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1778321451" calcext:value-type="float">
            <text:p>0.00271778321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9022887744" calcext:value-type="float">
            <text:p>0.00989022887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304059962" calcext:value-type="float">
            <text:p>0.020430405996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9.22641833601e-07" calcext:value-type="float">
            <text:p>9.2264183360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02111739263" calcext:value-type="float">
            <text:p>0.000602111739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8926226831" calcext:value-type="float">
            <text:p>0.00268926226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2671003515" calcext:value-type="float">
            <text:p>0.00972671003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782925944" calcext:value-type="float">
            <text:p>0.0202782925944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8.85736160194e-07" calcext:value-type="float">
            <text:p>8.857361601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9179403504" calcext:value-type="float">
            <text:p>0.00059179403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5184116867" calcext:value-type="float">
            <text:p>0.00265184116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6049952468" calcext:value-type="float">
            <text:p>0.00956049952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229309569" calcext:value-type="float">
            <text:p>0.0201229309569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8.48830486899e-07" calcext:value-type="float">
            <text:p>8.488304868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87372161802" calcext:value-type="float">
            <text:p>0.000587372161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1664510739" calcext:value-type="float">
            <text:p>0.00261664510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9912178208" calcext:value-type="float">
            <text:p>0.00939912178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666465251" calcext:value-type="float">
            <text:p>0.0199666465251</text:p>
          </table:table-cell>
          <table:table-cell office:value-type="float" office:value="317.44" calcext:value-type="float">
            <text:p>317.44</text:p>
          </table:table-cell>
          <table:table-cell office:value-type="float" office:value="8.11924813493e-07" calcext:value-type="float">
            <text:p>8.119248134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80002373072" calcext:value-type="float">
            <text:p>0.000580002373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812467699" calcext:value-type="float">
            <text:p>0.0025812467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3994631345" calcext:value-type="float">
            <text:p>0.00923994631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123184172" calcext:value-type="float">
            <text:p>0.019812318417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7.75019140198e-07" calcext:value-type="float">
            <text:p>7.750191401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72632584342" calcext:value-type="float">
            <text:p>0.000572632584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4787119455" calcext:value-type="float">
            <text:p>0.00254787119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7966970784" calcext:value-type="float">
            <text:p>0.00907966970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551850147" calcext:value-type="float">
            <text:p>0.0196551850147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7.38113466903e-07" calcext:value-type="float">
            <text:p>7.381134669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68210711104" calcext:value-type="float">
            <text:p>0.000568210711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1611382892" calcext:value-type="float">
            <text:p>0.00251611382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2312473313" calcext:value-type="float">
            <text:p>0.00892312473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4986052888" calcext:value-type="float">
            <text:p>0.0194986052888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6.27396446795e-07" calcext:value-type="float">
            <text:p>6.273964467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64525816738" calcext:value-type="float">
            <text:p>0.000564525816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8071549143" calcext:value-type="float">
            <text:p>0.00248071549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6370456739" calcext:value-type="float">
            <text:p>0.00876370456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396632096" calcext:value-type="float">
            <text:p>0.0193396632096</text:p>
          </table:table-cell>
          <table:table-cell office:value-type="float" office:value="337.92" calcext:value-type="float">
            <text:p>337.92</text:p>
          </table:table-cell>
          <table:table-cell office:value-type="float" office:value="5.904907735e-07" calcext:value-type="float">
            <text:p>5.9049077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601039435" calcext:value-type="float">
            <text:p>0.0005601039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5098088793" calcext:value-type="float">
            <text:p>0.00245098088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0844425249" calcext:value-type="float">
            <text:p>0.00860844425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315606702" calcext:value-type="float">
            <text:p>0.0190315606702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5.16679426799e-07" calcext:value-type="float">
            <text:p>5.166794267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50523218151" calcext:value-type="float">
            <text:p>0.000550523218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1720076015" calcext:value-type="float">
            <text:p>0.00241720076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4278431051" calcext:value-type="float">
            <text:p>0.00844278431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247500427" calcext:value-type="float">
            <text:p>0.0187247500427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4.05962406802e-07" calcext:value-type="float">
            <text:p>4.059624068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4536436604" calcext:value-type="float">
            <text:p>0.00054536436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8301607995" calcext:value-type="float">
            <text:p>0.00238301607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7015050096" calcext:value-type="float">
            <text:p>0.0082701505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174595622" calcext:value-type="float">
            <text:p>0.0184174595622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3.69056733396e-07" calcext:value-type="float">
            <text:p>3.690567333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37994577309" calcext:value-type="float">
            <text:p>0.000537994577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5227009538" calcext:value-type="float">
            <text:p>0.00235227009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9451915183" calcext:value-type="float">
            <text:p>0.00809451915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169239355" calcext:value-type="float">
            <text:p>0.0181169239355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2.21434040104e-07" calcext:value-type="float">
            <text:p>2.214340401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2841385196" calcext:value-type="float">
            <text:p>0.00052841385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2213093946" calcext:value-type="float">
            <text:p>0.00232213093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186431056" calcext:value-type="float">
            <text:p>0.0079186431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253578688" calcext:value-type="float">
            <text:p>0.0178253578688</text:p>
          </table:table-cell>
          <table:table-cell office:value-type="float" office:value="358.4" calcext:value-type="float">
            <text:p>358.4</text:p>
          </table:table-cell>
          <table:table-cell office:value-type="float" office:value="1.84528366698e-07" calcext:value-type="float">
            <text:p>1.845283666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19570105484" calcext:value-type="float">
            <text:p>0.000519570105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843052874" calcext:value-type="float">
            <text:p>0.0022843052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4368467352" calcext:value-type="float">
            <text:p>0.00774368467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332750373" calcext:value-type="float">
            <text:p>0.0175332750373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47622693403e-07" calcext:value-type="float">
            <text:p>1.476226934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08515422388" calcext:value-type="float">
            <text:p>0.000508515422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5335702662" calcext:value-type="float">
            <text:p>0.00225335702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6860389289" calcext:value-type="float">
            <text:p>0.00756860389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470242654" calcext:value-type="float">
            <text:p>0.0172470242654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10717019997e-07" calcext:value-type="float">
            <text:p>1.107170199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94512823801" calcext:value-type="float">
            <text:p>0.000494512823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2099283234" calcext:value-type="float">
            <text:p>0.00222099283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9945701712" calcext:value-type="float">
            <text:p>0.00739945701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654243765" calcext:value-type="float">
            <text:p>0.0169654243765</text:p>
          </table:table-cell>
          <table:table-cell office:value-type="float" office:value="561.152" calcext:value-type="float">
            <text:p>561.152</text:p>
          </table:table-cell>
          <table:table-cell office:value-type="float" office:value="7.38113467014e-08" calcext:value-type="float">
            <text:p>7.3811346701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82721161832" calcext:value-type="float">
            <text:p>0.000482721161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8357173271" calcext:value-type="float">
            <text:p>0.00218357173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373451832" calcext:value-type="float">
            <text:p>0.0072373451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810930166" calcext:value-type="float">
            <text:p>0.0166810930166</text:p>
          </table:table-cell>
          <table:table-cell office:value-type="float" office:value="1073.152" calcext:value-type="float">
            <text:p>1073.152</text:p>
          </table:table-cell>
          <table:table-cell office:value-type="float" office:value="3.69056732952e-08" calcext:value-type="float">
            <text:p>3.6905673295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68718563245" calcext:value-type="float">
            <text:p>0.000468718563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4574608065" calcext:value-type="float">
            <text:p>0.00214574608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7719092614" calcext:value-type="float">
            <text:p>0.00707719092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3984965098" calcext:value-type="float">
            <text:p>0.0163984965098</text:p>
          </table:table-cell>
          <table:table-cell office:value-type="float" office:value="1122.304" calcext:value-type="float">
            <text:p>1122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5766388015" calcext:value-type="float">
            <text:p>0.00045766388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0893180965" calcext:value-type="float">
            <text:p>0.00210893180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1679197198" calcext:value-type="float">
            <text:p>0.00691679197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260876514" calcext:value-type="float">
            <text:p>0.0161260876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41450344943" calcext:value-type="float">
            <text:p>0.000441450344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7090388138" calcext:value-type="float">
            <text:p>0.00207090388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6006347443" calcext:value-type="float">
            <text:p>0.00676006347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443401154" calcext:value-type="float">
            <text:p>0.0158443401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7447746356" calcext:value-type="float">
            <text:p>0.000427447746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3065091474" calcext:value-type="float">
            <text:p>0.00203065091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0645486501" calcext:value-type="float">
            <text:p>0.00660645486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587537553" calcext:value-type="float">
            <text:p>0.0155587537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20814936498" calcext:value-type="float">
            <text:p>0.000420814936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9322981511" calcext:value-type="float">
            <text:p>0.00199322981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4899227614" calcext:value-type="float">
            <text:p>0.00644899227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66006512" calcext:value-type="float">
            <text:p>0.015266006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11971190022" calcext:value-type="float">
            <text:p>0.000411971190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5540416305" calcext:value-type="float">
            <text:p>0.00195540416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9348726413" calcext:value-type="float">
            <text:p>0.00629348726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734438275" calcext:value-type="float">
            <text:p>0.0149734438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6075359038" calcext:value-type="float">
            <text:p>0.000406075359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1616257748" calcext:value-type="float">
            <text:p>0.00191616257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3737050935" calcext:value-type="float">
            <text:p>0.00613737050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786295251" calcext:value-type="float">
            <text:p>0.0146786295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6494633688" calcext:value-type="float">
            <text:p>0.000396494633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8177562106" calcext:value-type="float">
            <text:p>0.00188177562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7899030632" calcext:value-type="float">
            <text:p>0.00597899030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795703692" calcext:value-type="float">
            <text:p>0.0143795703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7650887212" calcext:value-type="float">
            <text:p>0.000387650887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4799549329" calcext:value-type="float">
            <text:p>0.00184799549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1816313222" calcext:value-type="float">
            <text:p>0.00581816313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761187127" calcext:value-type="float">
            <text:p>0.0140761187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78807140736" calcext:value-type="float">
            <text:p>0.000378807140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0632659315" calcext:value-type="float">
            <text:p>0.00180632659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4699750531" calcext:value-type="float">
            <text:p>0.00564699750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739220564" calcext:value-type="float">
            <text:p>0.0137739220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63330584402" calcext:value-type="float">
            <text:p>0.000363330584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7477150373" calcext:value-type="float">
            <text:p>0.00177477150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7491426425" calcext:value-type="float">
            <text:p>0.00547491426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745306945" calcext:value-type="float">
            <text:p>0.0134745306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50064964688" calcext:value-type="float">
            <text:p>0.000350064964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373504041" calcext:value-type="float">
            <text:p>0.0017373504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0124049199" calcext:value-type="float">
            <text:p>0.00530124049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1871725695" calcext:value-type="float">
            <text:p>0.0131871725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36799344973" calcext:value-type="float">
            <text:p>0.000336799344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0276117146" calcext:value-type="float">
            <text:p>0.00170276117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2518092292" calcext:value-type="float">
            <text:p>0.00512518092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03099592" calcext:value-type="float">
            <text:p>0.0129030995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22059767513" calcext:value-type="float">
            <text:p>0.000322059767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6432869076" calcext:value-type="float">
            <text:p>0.00166432869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5205771915" calcext:value-type="float">
            <text:p>0.00495205771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28069998" calcext:value-type="float">
            <text:p>0.012628069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05846232306" calcext:value-type="float">
            <text:p>0.000305846232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236711717" calcext:value-type="float">
            <text:p>0.0016236711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8725421705" calcext:value-type="float">
            <text:p>0.00478725421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510102567" calcext:value-type="float">
            <text:p>0.0123510102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90369675973" calcext:value-type="float">
            <text:p>0.000290369675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8483413856" calcext:value-type="float">
            <text:p>0.00158483413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2875166547" calcext:value-type="float">
            <text:p>0.00462875166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75279339" calcext:value-type="float">
            <text:p>0.012075279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76367077385" calcext:value-type="float">
            <text:p>0.000276367077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3972654279" calcext:value-type="float">
            <text:p>0.00153972654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673127486" calcext:value-type="float">
            <text:p>0.0044673127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004712156" calcext:value-type="float">
            <text:p>0.0118004712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64575415417" calcext:value-type="float">
            <text:p>0.000264575415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49178708001" calcext:value-type="float">
            <text:p>0.00149178708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0881019702" calcext:value-type="float">
            <text:p>0.00430881019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242973568" calcext:value-type="float">
            <text:p>0.0115242973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54257711194" calcext:value-type="float">
            <text:p>0.000254257711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4546582695" calcext:value-type="float">
            <text:p>0.00144546582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5422279916" calcext:value-type="float">
            <text:p>0.00415422279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510026159" calcext:value-type="float">
            <text:p>0.0112510026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46887922464" calcext:value-type="float">
            <text:p>0.000246887922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0541513653" calcext:value-type="float">
            <text:p>0.00140541513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0049184119" calcext:value-type="float">
            <text:p>0.00400049184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738321393" calcext:value-type="float">
            <text:p>0.0109738321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34359281623" calcext:value-type="float">
            <text:p>0.000234359281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6556672233" calcext:value-type="float">
            <text:p>0.00136556672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4565974622" calcext:value-type="float">
            <text:p>0.00384565974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87802838" calcext:value-type="float">
            <text:p>0.010687802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26252514019" calcext:value-type="float">
            <text:p>0.000226252514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1722270712" calcext:value-type="float">
            <text:p>0.00131722270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9627216191" calcext:value-type="float">
            <text:p>0.00369627216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99485007" calcext:value-type="float">
            <text:p>0.010399485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14460852051" calcext:value-type="float">
            <text:p>0.000214460852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6928324435" calcext:value-type="float">
            <text:p>0.00126928324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5098325415" calcext:value-type="float">
            <text:p>0.00355098325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019761454" calcext:value-type="float">
            <text:p>0.0101019761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0930199994" calcext:value-type="float">
            <text:p>0.00020930199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3064848743" calcext:value-type="float">
            <text:p>0.00123064848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9682407624" calcext:value-type="float">
            <text:p>0.00339682407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9413198837" calcext:value-type="float">
            <text:p>0.00979413198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01195232336" calcext:value-type="float">
            <text:p>0.000201195232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8857503487" calcext:value-type="float">
            <text:p>0.00118857503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4333781537" calcext:value-type="float">
            <text:p>0.00324333781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7990209522" calcext:value-type="float">
            <text:p>0.00947990209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9235148586" calcext:value-type="float">
            <text:p>0.00019235148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5095165902" calcext:value-type="float">
            <text:p>0.00115095165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829388612" calcext:value-type="float">
            <text:p>0.003082938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744572032" calcext:value-type="float">
            <text:p>0.0091744572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7611908399" calcext:value-type="float">
            <text:p>0.000177611908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1737380746" calcext:value-type="float">
            <text:p>0.00111737380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120179314" calcext:value-type="float">
            <text:p>0.0029120179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6853245818" calcext:value-type="float">
            <text:p>0.0088685324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59187436574" calcext:value-type="float">
            <text:p>0.000159187436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7449125004" calcext:value-type="float">
            <text:p>0.00107449125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3485722536" calcext:value-type="float">
            <text:p>0.00273485722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7574830307" calcext:value-type="float">
            <text:p>0.00857574830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2236922494" calcext:value-type="float">
            <text:p>0.000142236922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2816999698" calcext:value-type="float">
            <text:p>0.00102816999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5677890515" calcext:value-type="float">
            <text:p>0.00255677890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8724591322" calcext:value-type="float">
            <text:p>0.00828724591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8653598557" calcext:value-type="float">
            <text:p>0.000118653598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0984073782272" calcext:value-type="float">
            <text:p>0.000984073782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8334983" calcext:value-type="float">
            <text:p>0.00238334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0073675892" calcext:value-type="float">
            <text:p>0.00800073675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9.80181901126e-05" calcext:value-type="float">
            <text:p>9.801819011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46248130209" calcext:value-type="float">
            <text:p>0.000946248130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0625029822" calcext:value-type="float">
            <text:p>0.00220625029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1252966322" calcext:value-type="float">
            <text:p>0.00771252966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10676760329e-05" calcext:value-type="float">
            <text:p>8.106767603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01545086862" calcext:value-type="float">
            <text:p>0.000901545086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3043542627" calcext:value-type="float">
            <text:p>0.00203043542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3439948058" calcext:value-type="float">
            <text:p>0.00743439948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85390351914e-05" calcext:value-type="float">
            <text:p>6.853903519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54010176516" calcext:value-type="float">
            <text:p>0.000854010176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5284650028" calcext:value-type="float">
            <text:p>0.00185284650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6594018152" calcext:value-type="float">
            <text:p>0.00716594018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30624788579e-05" calcext:value-type="float">
            <text:p>5.306247885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98384217601" calcext:value-type="float">
            <text:p>0.000798384217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6828370672" calcext:value-type="float">
            <text:p>0.00166828370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430955982" calcext:value-type="float">
            <text:p>0.00690430955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12708168895e-05" calcext:value-type="float">
            <text:p>4.127081688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38510458186" calcext:value-type="float">
            <text:p>0.000738510458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944875859" calcext:value-type="float">
            <text:p>0.0014944875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662849744" calcext:value-type="float">
            <text:p>0.00664662849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02161337941e-05" calcext:value-type="float">
            <text:p>3.021613379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75198003129" calcext:value-type="float">
            <text:p>0.000675198003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2075263936" calcext:value-type="float">
            <text:p>0.00132075263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8440728742" calcext:value-type="float">
            <text:p>0.00638440728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35833239368e-05" calcext:value-type="float">
            <text:p>2.358332393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20178872856" calcext:value-type="float">
            <text:p>0.00062017887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4726238993" calcext:value-type="float">
            <text:p>0.00114726238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2369945994" calcext:value-type="float">
            <text:p>0.00612369945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76874929526e-05" calcext:value-type="float">
            <text:p>1.768749295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4957466369" calcext:value-type="float">
            <text:p>0.000564957466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81663622227" calcext:value-type="float">
            <text:p>0.000981663622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5498177851" calcext:value-type="float">
            <text:p>0.00585498177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32656197145e-05" calcext:value-type="float">
            <text:p>1.326561971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297247931" calcext:value-type="float">
            <text:p>0.00051297247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2652565588" calcext:value-type="float">
            <text:p>0.00082652565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7829115487" calcext:value-type="float">
            <text:p>0.00557829115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7.36978873028e-06" calcext:value-type="float">
            <text:p>7.369788730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58964730108" calcext:value-type="float">
            <text:p>0.000458964730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83806067754" calcext:value-type="float">
            <text:p>0.000683806067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9152361818" calcext:value-type="float">
            <text:p>0.00529152361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5.15885211116e-06" calcext:value-type="float">
            <text:p>5.158852111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11429819762" calcext:value-type="float">
            <text:p>0.000411429819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5087436394" calcext:value-type="float">
            <text:p>0.00055087436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0542049334" calcext:value-type="float">
            <text:p>0.00500542049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2.94791549216e-06" calcext:value-type="float">
            <text:p>2.947915492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64299461844" calcext:value-type="float">
            <text:p>0.000364299461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1230116831" calcext:value-type="float">
            <text:p>0.000341230116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0577074912" calcext:value-type="float">
            <text:p>0.00470577074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2.21093661912e-06" calcext:value-type="float">
            <text:p>2.210936619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5753170427" calcext:value-type="float">
            <text:p>0.000315753170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94228329318" calcext:value-type="float">
            <text:p>0.000194228329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0874174053" calcext:value-type="float">
            <text:p>0.00440874174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7.36978873039e-07" calcext:value-type="float">
            <text:p>7.369788730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73881994079" calcext:value-type="float">
            <text:p>0.000273881994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34131209036e-05" calcext:value-type="float">
            <text:p>9.3413120903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0506861344" calcext:value-type="float">
            <text:p>0.00410506861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11.84" calcext:value-type="float">
            <text:p>2211.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36663170659" calcext:value-type="float">
            <text:p>0.000236663170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64598690625e-05" calcext:value-type="float">
            <text:p>3.645986906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1246901718" calcext:value-type="float">
            <text:p>0.00381246901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97623861311" calcext:value-type="float">
            <text:p>0.000197623861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60888348381e-05" calcext:value-type="float">
            <text:p>1.6088834838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0872206656" calcext:value-type="float">
            <text:p>0.00350872206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9191380606" calcext:value-type="float">
            <text:p>0.000159191380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6.0562534181e-06" calcext:value-type="float">
            <text:p>6.05625341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0353555692" calcext:value-type="float">
            <text:p>0.00320353555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26827186328" calcext:value-type="float">
            <text:p>0.000126827186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38579680112e-06" calcext:value-type="float">
            <text:p>2.385796801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0491934225" calcext:value-type="float">
            <text:p>0.00290491934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8.0505933267e-05" calcext:value-type="float">
            <text:p>8.050593326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9.78788431194e-07" calcext:value-type="float">
            <text:p>9.787884311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0482665679" calcext:value-type="float">
            <text:p>0.00260482665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79394627746e-05" calcext:value-type="float">
            <text:p>4.793946277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4.89394215597e-07" calcext:value-type="float">
            <text:p>4.893942155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1407264901" calcext:value-type="float">
            <text:p>0.00231407264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40708694944e-05" calcext:value-type="float">
            <text:p>2.407086949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4.2821993862e-07" calcext:value-type="float">
            <text:p>4.28219938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3169761288" calcext:value-type="float">
            <text:p>0.00203169761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1.07206393547e-05" calcext:value-type="float">
            <text:p>1.072063935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3.67045661753e-07" calcext:value-type="float">
            <text:p>3.670456617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4814140013" calcext:value-type="float">
            <text:p>0.00174814140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5.05690535602e-06" calcext:value-type="float">
            <text:p>5.056905356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3.05871384776e-07" calcext:value-type="float">
            <text:p>3.058713847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763969536" calcext:value-type="float">
            <text:p>0.0014763969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82048592812e-06" calcext:value-type="float">
            <text:p>1.820485928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2.44697107799e-07" calcext:value-type="float">
            <text:p>2.446971077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2392045071" calcext:value-type="float">
            <text:p>0.00122392045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04552428446e-07" calcext:value-type="float">
            <text:p>4.045524284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1.22348553955e-07" calcext:value-type="float">
            <text:p>1.223485539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94993656712" calcext:value-type="float">
            <text:p>0.000994993656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02276214223e-07" calcext:value-type="float">
            <text:p>2.022762142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6.11742769774e-08" calcext:value-type="float">
            <text:p>6.1174276977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33110669236" calcext:value-type="float">
            <text:p>0.000633110669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68010341201" calcext:value-type="float">
            <text:p>0.00036801034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5776935533" calcext:value-type="float">
            <text:p>0.000185776935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93972160406e-05" calcext:value-type="float">
            <text:p>7.939721604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58044163455e-05" calcext:value-type="float">
            <text:p>3.580441634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60566197014e-05" calcext:value-type="float">
            <text:p>1.605661970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6.38573611111e-06" calcext:value-type="float">
            <text:p>6.385736111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21132394032e-06" calcext:value-type="float">
            <text:p>3.211323940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28852970452e-06" calcext:value-type="float">
            <text:p>2.288529704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99323554917e-06" calcext:value-type="float">
            <text:p>1.993235549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80867670196e-06" calcext:value-type="float">
            <text:p>1.808676701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73485316313e-06" calcext:value-type="float">
            <text:p>1.734853163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69794139371e-06" calcext:value-type="float">
            <text:p>1.697941393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55029431603e-06" calcext:value-type="float">
            <text:p>1.550294316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40264723825e-06" calcext:value-type="float">
            <text:p>1.402647238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36573546883e-06" calcext:value-type="float">
            <text:p>1.365735468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32882369941e-06" calcext:value-type="float">
            <text:p>1.328823699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25500016057e-06" calcext:value-type="float">
            <text:p>1.255000160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18117662173e-06" calcext:value-type="float">
            <text:p>1.181176621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14426485232e-06" calcext:value-type="float">
            <text:p>1.144264852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9.96617774529e-07" calcext:value-type="float">
            <text:p>9.9661777452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9.5970600511e-07" calcext:value-type="float">
            <text:p>9.59706005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9.22794235692e-07" calcext:value-type="float">
            <text:p>9.2279423569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8.48970696854e-07" calcext:value-type="float">
            <text:p>8.489706968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7.75147158016e-07" calcext:value-type="float">
            <text:p>7.751471580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7.38235388598e-07" calcext:value-type="float">
            <text:p>7.382353885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7.01323619179e-07" calcext:value-type="float">
            <text:p>7.0132361917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6.2750008023e-07" calcext:value-type="float">
            <text:p>6.27500080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5.16764771974e-07" calcext:value-type="float">
            <text:p>5.167647719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42941233136e-07" calcext:value-type="float">
            <text:p>4.429412331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3.69117694299e-07" calcext:value-type="float">
            <text:p>3.691176942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21470616624e-07" calcext:value-type="float">
            <text:p>2.214706166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84558847094e-07" calcext:value-type="float">
            <text:p>1.845588470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7.38235388376e-08" calcext:value-type="float">
            <text:p>7.3823538837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3.69117694188e-08" calcext:value-type="float">
            <text:p>3.6911769418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86.4" calcext:value-type="float">
            <text:p>3686.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